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787544991B2FB73686.png" manifest:media-type="image/png"/>
  <manifest:file-entry manifest:full-path="Pictures/10000201000003270000018D9D1F7911EC880928.png" manifest:media-type="image/png"/>
  <manifest:file-entry manifest:full-path="Pictures/100002010000030B000001FB258B98A159F5AE02.png" manifest:media-type="image/png"/>
  <manifest:file-entry manifest:full-path="Pictures/100002010000037F0000018A5A2136E262289E8A.png" manifest:media-type="image/png"/>
  <manifest:file-entry manifest:full-path="Pictures/100002010000032B0000018D74F4BE6B1BBF51FE.png" manifest:media-type="image/png"/>
  <manifest:file-entry manifest:full-path="Pictures/100002010000035B0000015A9256180AAB7B2287.png" manifest:media-type="image/png"/>
  <manifest:file-entry manifest:full-path="Pictures/100002010000035F0000018A54BD55D21526A93A.png" manifest:media-type="image/png"/>
  <manifest:file-entry manifest:full-path="Pictures/100002010000036200000095CA15D2C0A79813A4.png" manifest:media-type="image/png"/>
  <manifest:file-entry manifest:full-path="Pictures/100002010000037C00000035773B980EF4736E92.png" manifest:media-type="image/png"/>
  <manifest:file-entry manifest:full-path="Pictures/1000020100000352000001A453BAA5AF53CDB842.png" manifest:media-type="image/png"/>
  <manifest:file-entry manifest:full-path="Pictures/100002010000037F0000006FD0509D3BF25AD559.png" manifest:media-type="image/png"/>
  <manifest:file-entry manifest:full-path="Pictures/100002010000032000000189231F48745E1D0043.png" manifest:media-type="image/png"/>
  <manifest:file-entry manifest:full-path="Pictures/10000201000000D10000008CE8DCFB09992FA7E5.png" manifest:media-type="image/png"/>
  <manifest:file-entry manifest:full-path="Pictures/10000201000003F500000081EB91E360A655740D.png" manifest:media-type="image/png"/>
  <manifest:file-entry manifest:full-path="Pictures/100002010000037D00000089E48ABA60FB0DD363.png" manifest:media-type="image/png"/>
  <manifest:file-entry manifest:full-path="Pictures/1000020100000352000001A487C5B15DE99203DB.png" manifest:media-type="image/png"/>
  <manifest:file-entry manifest:full-path="Pictures/10000201000003ED00000094FF644B4684A27EED.png" manifest:media-type="image/png"/>
  <manifest:file-entry manifest:full-path="Pictures/100002010000030D0000028A6B90F476CD83323B.png" manifest:media-type="image/png"/>
  <manifest:file-entry manifest:full-path="Pictures/100002010000037B000000A6C54C1FAA77F5A051.png" manifest:media-type="image/png"/>
  <manifest:file-entry manifest:full-path="Pictures/100002010000037E000001053A17589218891FA6.png" manifest:media-type="image/png"/>
  <manifest:file-entry manifest:full-path="Pictures/10000201000003810000018B30E793EC39352622.png" manifest:media-type="image/png"/>
  <manifest:file-entry manifest:full-path="Pictures/10000201000002EE00000065BA611E5B75CC31C7.png" manifest:media-type="image/png"/>
  <manifest:file-entry manifest:full-path="Pictures/10000201000003A900000260E784A5A5B09F6DF8.png" manifest:media-type="image/png"/>
  <manifest:file-entry manifest:full-path="Pictures/100002010000037C0000019B0CC64C131B4C34C1.png" manifest:media-type="image/png"/>
  <manifest:file-entry manifest:full-path="Pictures/100002010000037D000000455DC1F64F1B31DD2B.png" manifest:media-type="image/png"/>
  <manifest:file-entry manifest:full-path="Pictures/1000020100000352000001A48DA0231AFDC77AD8.png" manifest:media-type="image/png"/>
  <manifest:file-entry manifest:full-path="Pictures/100002010000037D000000897B5143073EDF4B16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37D0000019A3CCDC95F6F501199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1/settings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2" manifest:media-type="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6" manifest:media-type="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686cm" fo:margin-left="0.069cm" fo:break-before="page" table:align="left" style:writing-mode="lr-tb"/>
    </style:style>
    <style:style style:name="Table3.A" style:family="table-column">
      <style:table-column-properties style:column-width="5.212cm"/>
    </style:style>
    <style:style style:name="Table3.B" style:family="table-column">
      <style:table-column-properties style:column-width="1.852cm"/>
    </style:style>
    <style:style style:name="Table3.C" style:family="table-column">
      <style:table-column-properties style:column-width="1.543cm"/>
    </style:style>
    <style:style style:name="Table3.D" style:family="table-column">
      <style:table-column-properties style:column-width="1.605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782cm"/>
    </style:style>
    <style:style style:name="Table3.G" style:family="table-column">
      <style:table-column-properties style:column-width="2.999cm"/>
    </style:style>
    <style:style style:name="Table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1cm" fo:margin-left="0cm" table:align="left" style:writing-mode="lr-tb"/>
    </style:style>
    <style:style style:name="Table8.A" style:family="table-column">
      <style:table-column-properties style:column-width="14.393cm"/>
    </style:style>
    <style:style style:name="Table8.B" style:family="table-column">
      <style:table-column-properties style:column-width="2.117cm"/>
    </style:style>
    <style:style style:name="Table8.A1" style:family="table-cell">
      <style:table-cell-properties style:vertical-align="middle"/>
    </style:style>
    <style:style style:name="Дивиденды" style:family="table">
      <style:table-properties style:width="16.499cm" fo:break-before="page" table:align="margins" style:writing-mode="lr-tb"/>
    </style:style>
    <style:style style:name="Дивиденды.A" style:family="table-column">
      <style:table-column-properties style:column-width="7.114cm" style:rel-column-width="28255*"/>
    </style:style>
    <style:style style:name="Дивиденды.B" style:family="table-column">
      <style:table-column-properties style:column-width="3.067cm" style:rel-column-width="12183*"/>
    </style:style>
    <style:style style:name="Дивиденды.C" style:family="table-column">
      <style:table-column-properties style:column-width="3.313cm" style:rel-column-width="13157*"/>
    </style:style>
    <style:style style:name="Дивиденды.D" style:family="table-column">
      <style:table-column-properties style:column-width="3.006cm" style:rel-column-width="1194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1cm" fo:margin-left="0cm" table:align="left" style:writing-mode="lr-tb"/>
    </style:style>
    <style:style style:name="Table10.A" style:family="table-column">
      <style:table-column-properties style:column-width="14.393cm"/>
    </style:style>
    <style:style style:name="Table10.B" style:family="table-column">
      <style:table-column-properties style:column-width="2.117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16.51cm" fo:margin-left="0cm" table:align="left" style:writing-mode="lr-tb"/>
    </style:style>
    <style:style style:name="Table11.A" style:family="table-column">
      <style:table-column-properties style:column-width="14.393cm"/>
    </style:style>
    <style:style style:name="Table11.B" style:family="table-column">
      <style:table-column-properties style:column-width="2.117cm"/>
    </style:style>
    <style:style style:name="Table11.A1" style:family="table-cell">
      <style:table-cell-properties style:vertical-align="middle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2.895cm"/>
    </style:style>
    <style:style style:name="Table4.C" style:family="table-column">
      <style:table-column-properties style:column-width="3.3cm"/>
    </style:style>
    <style:style style:name="Table4.E" style:family="table-column">
      <style:table-column-properties style:column-width="3.311cm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1cm" fo:margin-left="0cm" table:align="left" style:writing-mode="lr-tb"/>
    </style:style>
    <style:style style:name="Table12.A" style:family="table-column">
      <style:table-column-properties style:column-width="14.393cm"/>
    </style:style>
    <style:style style:name="Table12.B" style:family="table-column">
      <style:table-column-properties style:column-width="2.117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16.51cm" fo:margin-left="0cm" table:align="left" style:writing-mode="lr-tb"/>
    </style:style>
    <style:style style:name="Table13.A" style:family="table-column">
      <style:table-column-properties style:column-width="14.393cm"/>
    </style:style>
    <style:style style:name="Table13.B" style:family="table-column">
      <style:table-column-properties style:column-width="2.117cm"/>
    </style:style>
    <style:style style:name="Table13.A1" style:family="table-cell">
      <style:table-cell-properties style:vertical-align="middle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14.393cm"/>
    </style:style>
    <style:style style:name="Table5.B" style:family="table-column">
      <style:table-column-properties style:column-width="2.117cm"/>
    </style:style>
    <style:style style:name="Table5.A1" style:family="table-cell">
      <style:table-cell-properties style:vertical-align="middle"/>
    </style:style>
    <style:style style:name="Table14" style:family="table">
      <style:table-properties style:width="16.51cm" fo:margin-left="0cm" table:align="left" style:writing-mode="lr-tb"/>
    </style:style>
    <style:style style:name="Table14.A" style:family="table-column">
      <style:table-column-properties style:column-width="14.393cm"/>
    </style:style>
    <style:style style:name="Table14.B" style:family="table-column">
      <style:table-column-properties style:column-width="2.117cm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16.51cm" fo:margin-left="0cm" table:align="left" style:writing-mode="lr-tb"/>
    </style:style>
    <style:style style:name="Table15.A" style:family="table-column">
      <style:table-column-properties style:column-width="14.393cm"/>
    </style:style>
    <style:style style:name="Table15.B" style:family="table-column">
      <style:table-column-properties style:column-width="2.117cm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16.51cm" fo:margin-left="0cm" table:align="left" style:writing-mode="lr-tb"/>
    </style:style>
    <style:style style:name="Table16.A" style:family="table-column">
      <style:table-column-properties style:column-width="14.393cm"/>
    </style:style>
    <style:style style:name="Table16.B" style:family="table-column">
      <style:table-column-properties style:column-width="2.117cm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16.51cm" fo:margin-left="0cm" table:align="left" style:writing-mode="lr-tb"/>
    </style:style>
    <style:style style:name="Table17.A" style:family="table-column">
      <style:table-column-properties style:column-width="14.393cm"/>
    </style:style>
    <style:style style:name="Table17.B" style:family="table-column">
      <style:table-column-properties style:column-width="2.117cm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16.51cm" fo:margin-left="0cm" table:align="left" style:writing-mode="lr-tb"/>
    </style:style>
    <style:style style:name="Table18.A" style:family="table-column">
      <style:table-column-properties style:column-width="14.393cm"/>
    </style:style>
    <style:style style:name="Table18.B" style:family="table-column">
      <style:table-column-properties style:column-width="2.117cm"/>
    </style:style>
    <style:style style:name="Table18.A1" style:family="table-cell">
      <style:table-cell-properties style:vertical-align="middle"/>
    </style:style>
    <style:style style:name="Table19" style:family="table">
      <style:table-properties style:width="16.51cm" fo:margin-left="0cm" table:align="left" style:writing-mode="lr-tb"/>
    </style:style>
    <style:style style:name="Table19.A" style:family="table-column">
      <style:table-column-properties style:column-width="14.393cm"/>
    </style:style>
    <style:style style:name="Table19.B" style:family="table-column">
      <style:table-column-properties style:column-width="2.117cm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16.51cm" fo:margin-left="0cm" table:align="left" style:writing-mode="lr-tb"/>
    </style:style>
    <style:style style:name="Table20.A" style:family="table-column">
      <style:table-column-properties style:column-width="14.393cm"/>
    </style:style>
    <style:style style:name="Table20.B" style:family="table-column">
      <style:table-column-properties style:column-width="2.117cm"/>
    </style:style>
    <style:style style:name="Table20.A1" style:family="table-cell">
      <style:table-cell-properties style:vertical-align="middle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5.009cm"/>
    </style:style>
    <style:style style:name="Table7.C" style:family="table-column">
      <style:table-column-properties style:column-width="3.986cm"/>
    </style:style>
    <style:style style:name="Table7.D" style:family="table-column">
      <style:table-column-properties style:column-width="3.21cm"/>
    </style:style>
    <style:style style:name="Table7.E" style:family="table-column">
      <style:table-column-properties style:column-width="2.796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1cm" fo:margin-left="0cm" table:align="left" style:writing-mode="lr-tb"/>
    </style:style>
    <style:style style:name="Table21.A" style:family="table-column">
      <style:table-column-properties style:column-width="14.393cm"/>
    </style:style>
    <style:style style:name="Table21.B" style:family="table-column">
      <style:table-column-properties style:column-width="2.117cm"/>
    </style:style>
    <style:style style:name="Table21.A1" style:family="table-cell">
      <style:table-cell-properties style:vertical-align="middle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2" style:family="table-row">
      <style:table-row-properties style:min-row-height="0.69cm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5a93a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655fb" fo:hyphenate="false" fo:hyphenation-remain-char-count="2" fo:hyphenation-push-char-count="2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7b2f9" fo:hyphenate="false" fo:hyphenation-remain-char-count="2" fo:hyphenation-push-char-count="2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a2b3d" fo:hyphenate="false" fo:hyphenation-remain-char-count="2" fo:hyphenation-push-char-count="2"/>
    </style:style>
    <style:style style:name="P13" style:family="paragraph" style:parent-style-name="Standard">
      <style:text-properties fo:font-size="14pt" style:font-size-asian="14pt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15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6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17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18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19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20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21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23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24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26" style:family="paragraph" style:parent-style-name="Standard">
      <style:text-properties fo:font-size="14pt" officeooo:paragraph-rsid="0224f617" style:font-size-asian="14pt" style:font-size-complex="14pt"/>
    </style:style>
    <style:style style:name="P27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28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29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30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31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32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34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35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36" style:family="paragraph" style:parent-style-name="Standard">
      <style:text-properties fo:font-size="14pt" officeooo:paragraph-rsid="02f55d5c" style:font-size-asian="14pt" style:font-size-complex="14pt"/>
    </style:style>
    <style:style style:name="P37" style:family="paragraph" style:parent-style-name="Standard">
      <style:text-properties fo:font-size="14pt" officeooo:paragraph-rsid="031335da" style:font-size-asian="14pt" style:font-size-complex="14pt"/>
    </style:style>
    <style:style style:name="P38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39" style:family="paragraph" style:parent-style-name="Standard">
      <style:text-properties fo:font-size="14pt" officeooo:paragraph-rsid="02259a35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139677c" officeooo:paragraph-rsid="03701fa6" style:font-size-asian="14pt" style:font-size-complex="14pt"/>
    </style:style>
    <style:style style:name="P41" style:family="paragraph" style:parent-style-name="Standard">
      <style:text-properties fo:font-size="14pt" officeooo:rsid="013a4a8f" officeooo:paragraph-rsid="0372c6c3" style:font-size-asian="14pt" style:font-size-complex="14pt"/>
    </style:style>
    <style:style style:name="P42" style:family="paragraph" style:parent-style-name="Standard">
      <style:text-properties fo:font-size="14pt" officeooo:paragraph-rsid="03756d2e" style:font-size-asian="14pt" style:font-size-complex="14pt"/>
    </style:style>
    <style:style style:name="P43" style:family="paragraph" style:parent-style-name="Standard">
      <style:text-properties fo:font-size="14pt" officeooo:paragraph-rsid="03761f04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46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size="14pt" officeooo:rsid="01365f98" officeooo:paragraph-rsid="03978305" style:font-size-asian="14pt" style:font-size-complex="14pt"/>
    </style:style>
    <style:style style:name="P48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49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50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51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52" style:family="paragraph" style:parent-style-name="Standard">
      <style:text-properties fo:font-size="14pt" fo:font-style="normal" officeooo:rsid="00d1190c" officeooo:paragraph-rsid="03756d2e" style:font-size-asian="14pt" style:font-style-asian="normal" style:font-size-complex="14pt" style:font-style-complex="normal"/>
    </style:style>
    <style:style style:name="P53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54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55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58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59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60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61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62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63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64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65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66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 style:font-weight-complex="bold"/>
    </style:style>
    <style:style style:name="P67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68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69" style:family="paragraph" style:parent-style-name="Standard">
      <style:text-properties officeooo:paragraph-rsid="0224f617"/>
    </style:style>
    <style:style style:name="P70" style:family="paragraph" style:parent-style-name="Standard">
      <style:text-properties officeooo:rsid="019fd2c4" officeooo:paragraph-rsid="02259a35"/>
    </style:style>
    <style:style style:name="P71" style:family="paragraph" style:parent-style-name="Standard">
      <style:text-properties officeooo:paragraph-rsid="02259a35"/>
    </style:style>
    <style:style style:name="P72" style:family="paragraph" style:parent-style-name="Standard">
      <style:text-properties officeooo:paragraph-rsid="0238d2c4"/>
    </style:style>
    <style:style style:name="P73" style:family="paragraph" style:parent-style-name="Standard">
      <style:text-properties officeooo:rsid="0239d36f" officeooo:paragraph-rsid="0239d36f"/>
    </style:style>
    <style:style style:name="P74" style:family="paragraph" style:parent-style-name="Standard">
      <style:text-properties officeooo:paragraph-rsid="02641f55"/>
    </style:style>
    <style:style style:name="P75" style:family="paragraph" style:parent-style-name="Standard">
      <style:text-properties officeooo:paragraph-rsid="02646458"/>
    </style:style>
    <style:style style:name="P76" style:family="paragraph" style:parent-style-name="Standard">
      <style:text-properties officeooo:rsid="027a9143" officeooo:paragraph-rsid="027a9143"/>
    </style:style>
    <style:style style:name="P77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78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79" style:family="paragraph" style:parent-style-name="Standard">
      <style:paragraph-properties fo:line-height="100%"/>
      <style:text-properties officeooo:paragraph-rsid="02af8868"/>
    </style:style>
    <style:style style:name="P80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81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82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83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4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85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86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87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88" style:family="paragraph" style:parent-style-name="Standard">
      <style:text-properties officeooo:paragraph-rsid="02f92369"/>
    </style:style>
    <style:style style:name="P89" style:family="paragraph" style:parent-style-name="Standard">
      <style:text-properties officeooo:rsid="02320a48" officeooo:paragraph-rsid="03059daf"/>
    </style:style>
    <style:style style:name="P90" style:family="paragraph" style:parent-style-name="Standard">
      <style:text-properties officeooo:paragraph-rsid="0306cfbf"/>
    </style:style>
    <style:style style:name="P91" style:family="paragraph" style:parent-style-name="Standard">
      <style:text-properties officeooo:paragraph-rsid="023a5d35"/>
    </style:style>
    <style:style style:name="P92" style:family="paragraph" style:parent-style-name="Standard">
      <style:text-properties officeooo:paragraph-rsid="02dca471"/>
    </style:style>
    <style:style style:name="P93" style:family="paragraph" style:parent-style-name="Standard">
      <style:paragraph-properties fo:line-height="150%"/>
    </style:style>
    <style:style style:name="P94" style:family="paragraph" style:parent-style-name="Standard">
      <style:paragraph-properties fo:text-align="justify" style:justify-single-word="false"/>
      <style:text-properties officeooo:paragraph-rsid="028da146"/>
    </style:style>
    <style:style style:name="P95" style:family="paragraph" style:parent-style-name="Standard">
      <style:text-properties officeooo:paragraph-rsid="036f0215"/>
    </style:style>
    <style:style style:name="P96" style:family="paragraph" style:parent-style-name="Standard">
      <style:text-properties officeooo:paragraph-rsid="0307076a"/>
    </style:style>
    <style:style style:name="P97" style:family="paragraph" style:parent-style-name="Standard">
      <style:text-properties officeooo:paragraph-rsid="03738cb6"/>
    </style:style>
    <style:style style:name="P98" style:family="paragraph" style:parent-style-name="Standard">
      <style:text-properties officeooo:paragraph-rsid="0376f356"/>
    </style:style>
    <style:style style:name="P99" style:family="paragraph" style:parent-style-name="Standard">
      <style:text-properties officeooo:paragraph-rsid="03771d55"/>
    </style:style>
    <style:style style:name="P100" style:family="paragraph" style:parent-style-name="Standard">
      <style:text-properties officeooo:paragraph-rsid="03786ba3"/>
    </style:style>
    <style:style style:name="P101" style:family="paragraph" style:parent-style-name="Standard">
      <style:text-properties officeooo:rsid="0307076a" officeooo:paragraph-rsid="037a61d3"/>
    </style:style>
    <style:style style:name="P102" style:family="paragraph" style:parent-style-name="Standard">
      <style:text-properties officeooo:rsid="0307076a" officeooo:paragraph-rsid="03082610"/>
    </style:style>
    <style:style style:name="P103" style:family="paragraph" style:parent-style-name="Standard">
      <style:text-properties officeooo:paragraph-rsid="03821f6a"/>
    </style:style>
    <style:style style:name="P104" style:family="paragraph" style:parent-style-name="Standard">
      <style:text-properties officeooo:rsid="026a75b0" officeooo:paragraph-rsid="03909fdb"/>
    </style:style>
    <style:style style:name="P105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10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10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08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0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11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11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11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1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114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115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116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117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118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11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officeooo:rsid="019fd2c4" officeooo:paragraph-rsid="03738cb6" fo:hyphenate="false" fo:hyphenation-remain-char-count="2" fo:hyphenation-push-char-count="2"/>
    </style:style>
    <style:style style:name="P120" style:family="paragraph" style:parent-style-name="Image">
      <style:paragraph-properties fo:break-before="page"/>
    </style:style>
    <style:style style:name="P12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3" style:family="paragraph" style:parent-style-name="Table_20_Contents">
      <style:paragraph-properties fo:text-align="center" style:justify-single-word="false"/>
    </style:style>
    <style:style style:name="P124" style:family="paragraph" style:parent-style-name="Table_20_Contents">
      <style:paragraph-properties fo:text-align="center" style:justify-single-word="false"/>
      <style:text-properties officeooo:paragraph-rsid="037ec8a0"/>
    </style:style>
    <style:style style:name="P125" style:family="paragraph" style:parent-style-name="Table_20_Contents">
      <style:paragraph-properties fo:text-align="center" style:justify-single-word="false"/>
      <style:text-properties officeooo:paragraph-rsid="037f4870"/>
    </style:style>
    <style:style style:name="P126" style:family="paragraph" style:parent-style-name="Table_20_Contents">
      <style:paragraph-properties fo:text-align="center" style:justify-single-word="false"/>
      <style:text-properties officeooo:paragraph-rsid="0380dddd"/>
    </style:style>
    <style:style style:name="P127" style:family="paragraph" style:parent-style-name="Table_20_Contents">
      <style:paragraph-properties fo:text-align="center" style:justify-single-word="false"/>
      <style:text-properties officeooo:paragraph-rsid="03821f6a"/>
    </style:style>
    <style:style style:name="P128" style:family="paragraph" style:parent-style-name="Table_20_Contents">
      <style:paragraph-properties fo:text-align="center" style:justify-single-word="false"/>
      <style:text-properties officeooo:paragraph-rsid="0382784a"/>
    </style:style>
    <style:style style:name="P129" style:family="paragraph" style:parent-style-name="Table_20_Contents">
      <style:paragraph-properties fo:text-align="center" style:justify-single-word="false"/>
      <style:text-properties officeooo:paragraph-rsid="0383ce80"/>
    </style:style>
    <style:style style:name="P130" style:family="paragraph" style:parent-style-name="Table_20_Contents">
      <style:paragraph-properties fo:text-align="center" style:justify-single-word="false"/>
      <style:text-properties officeooo:rsid="037ec8a0" officeooo:paragraph-rsid="037ec8a0"/>
    </style:style>
    <style:style style:name="P131" style:family="paragraph" style:parent-style-name="Table_20_Contents">
      <style:paragraph-properties fo:text-align="center" style:justify-single-word="false"/>
      <style:text-properties officeooo:rsid="037ec8a0" officeooo:paragraph-rsid="037f4870"/>
    </style:style>
    <style:style style:name="P132" style:family="paragraph" style:parent-style-name="Table_20_Contents">
      <style:paragraph-properties fo:text-align="center" style:justify-single-word="false"/>
      <style:text-properties officeooo:rsid="037ec8a0" officeooo:paragraph-rsid="0380dddd"/>
    </style:style>
    <style:style style:name="P133" style:family="paragraph" style:parent-style-name="Table_20_Contents">
      <style:paragraph-properties fo:text-align="center" style:justify-single-word="false"/>
      <style:text-properties officeooo:rsid="037ec8a0" officeooo:paragraph-rsid="03821f6a"/>
    </style:style>
    <style:style style:name="P134" style:family="paragraph" style:parent-style-name="Table_20_Contents">
      <style:paragraph-properties fo:text-align="center" style:justify-single-word="false"/>
      <style:text-properties officeooo:rsid="037ec8a0" officeooo:paragraph-rsid="0382784a"/>
    </style:style>
    <style:style style:name="P135" style:family="paragraph" style:parent-style-name="Table_20_Contents">
      <style:paragraph-properties fo:text-align="center" style:justify-single-word="false"/>
      <style:text-properties officeooo:rsid="037ec8a0" officeooo:paragraph-rsid="0383ce80"/>
    </style:style>
    <style:style style:name="P136" style:family="paragraph" style:parent-style-name="Table_20_Contents">
      <style:paragraph-properties fo:text-align="center" style:justify-single-word="false"/>
      <style:text-properties officeooo:rsid="037ec8a0" officeooo:paragraph-rsid="0385a93a"/>
    </style:style>
    <style:style style:name="P137" style:family="paragraph" style:parent-style-name="Table_20_Contents">
      <style:paragraph-properties fo:text-align="center" style:justify-single-word="false"/>
      <style:text-properties officeooo:rsid="037ec8a0" officeooo:paragraph-rsid="038655fb"/>
    </style:style>
    <style:style style:name="P138" style:family="paragraph" style:parent-style-name="Table_20_Contents">
      <style:paragraph-properties fo:text-align="center" style:justify-single-word="false"/>
      <style:text-properties officeooo:rsid="037ec8a0" officeooo:paragraph-rsid="0387b2f9"/>
    </style:style>
    <style:style style:name="P139" style:family="paragraph" style:parent-style-name="Table_20_Contents">
      <style:paragraph-properties fo:text-align="center" style:justify-single-word="false"/>
      <style:text-properties officeooo:rsid="037ec8a0" officeooo:paragraph-rsid="038a2b3d"/>
    </style:style>
    <style:style style:name="P140" style:family="paragraph" style:parent-style-name="Image">
      <style:text-properties fo:font-size="12pt" style:font-size-asian="12pt" style:font-size-complex="12pt"/>
    </style:style>
    <style:style style:name="P141" style:family="paragraph" style:parent-style-name="Standard" style:list-style-name="WW8Num4"/>
    <style:style style:name="P142" style:family="paragraph" style:parent-style-name="Standard">
      <style:text-properties fo:color="#000000" fo:font-size="14pt" officeooo:rsid="027bac07" style:font-size-asian="14pt" style:font-name-complex="Times New Roman" style:font-size-complex="14pt"/>
    </style:style>
    <style:style style:name="P143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144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145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146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147" style:family="paragraph" style:parent-style-name="Standard" style:list-style-name="L1"/>
    <style:style style:name="P148" style:family="paragraph" style:parent-style-name="Standard" style:list-style-name="L2"/>
    <style:style style:name="P149" style:family="paragraph" style:parent-style-name="Standard" style:list-style-name="L3"/>
    <style:style style:name="P150" style:family="paragraph" style:parent-style-name="Standard" style:list-style-name="WW8Num6"/>
    <style:style style:name="P151" style:family="paragraph" style:parent-style-name="Standard" style:list-style-name="L4">
      <style:text-properties officeooo:paragraph-rsid="0224f617"/>
    </style:style>
    <style:style style:name="P152" style:family="paragraph" style:parent-style-name="Standard" style:list-style-name="L5"/>
    <style:style style:name="P153" style:family="paragraph" style:parent-style-name="Standard">
      <style:text-properties style:font-size-complex="16pt"/>
    </style:style>
    <style:style style:name="P154" style:family="paragraph" style:parent-style-name="Standard">
      <style:text-properties officeooo:paragraph-rsid="02259a35" style:font-size-complex="16pt"/>
    </style:style>
    <style:style style:name="P155" style:family="paragraph" style:parent-style-name="Standard" style:list-style-name="L6"/>
    <style:style style:name="P156" style:family="paragraph" style:parent-style-name="Standard">
      <style:text-properties fo:font-size="14pt" officeooo:rsid="03738cb6" officeooo:paragraph-rsid="03821f6a" style:font-size-asian="14pt" style:font-size-complex="14pt"/>
    </style:style>
    <style:style style:name="P157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158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159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160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161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162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163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164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165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166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67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168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169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170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71" style:family="paragraph" style:parent-style-name="Standard" style:list-style-name="WW8Num8"/>
    <style:style style:name="P17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17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17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17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176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77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178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17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180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181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182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183" style:family="paragraph" style:parent-style-name="Heading_20_1">
      <style:paragraph-properties fo:break-before="page"/>
    </style:style>
    <style:style style:name="P184" style:family="paragraph" style:parent-style-name="Heading_20_1">
      <style:paragraph-properties fo:break-before="page"/>
      <style:text-properties style:font-size-complex="16pt"/>
    </style:style>
    <style:style style:name="P185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186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187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188" style:family="paragraph" style:parent-style-name="Heading_20_2">
      <style:text-properties officeooo:paragraph-rsid="0224f617"/>
    </style:style>
    <style:style style:name="P189" style:family="paragraph" style:parent-style-name="Heading_20_2">
      <style:text-properties officeooo:rsid="01c932b5" officeooo:paragraph-rsid="0224f617"/>
    </style:style>
    <style:style style:name="P190" style:family="paragraph" style:parent-style-name="Heading_20_2">
      <style:text-properties officeooo:paragraph-rsid="02259a35"/>
    </style:style>
    <style:style style:name="P191" style:family="paragraph" style:parent-style-name="Heading_20_2">
      <style:text-properties style:font-size-complex="16pt"/>
    </style:style>
    <style:style style:name="P192" style:family="paragraph" style:parent-style-name="Heading_20_2">
      <style:text-properties officeooo:paragraph-rsid="02259a35" style:font-size-complex="16pt"/>
    </style:style>
    <style:style style:name="P193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194" style:family="paragraph" style:parent-style-name="Heading_20_3">
      <style:text-properties officeooo:paragraph-rsid="0224f617"/>
    </style:style>
    <style:style style:name="P195" style:family="paragraph" style:parent-style-name="Heading_20_3">
      <style:text-properties officeooo:paragraph-rsid="02259a35"/>
    </style:style>
    <style:style style:name="P196" style:family="paragraph" style:parent-style-name="Heading_20_3">
      <style:text-properties officeooo:paragraph-rsid="031335da"/>
    </style:style>
    <style:style style:name="P197" style:family="paragraph" style:parent-style-name="Heading_20_3">
      <style:text-properties officeooo:paragraph-rsid="02259a35" style:font-size-complex="16pt"/>
    </style:style>
    <style:style style:name="P198" style:family="paragraph" style:parent-style-name="Heading_20_3">
      <style:text-properties officeooo:paragraph-rsid="030171ad"/>
    </style:style>
    <style:style style:name="P19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00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201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202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203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204" style:family="paragraph" style:parent-style-name="List_20_Paragraph" style:list-style-name="WW8Num3">
      <style:text-properties fo:font-size="14pt" officeooo:rsid="02a90df4" officeooo:paragraph-rsid="03997859" style:font-size-asian="14pt" style:font-name-complex="Times New Roman" style:font-size-complex="14pt"/>
    </style:style>
    <style:style style:name="P205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206" style:family="paragraph" style:parent-style-name="List_20_Paragraph" style:list-style-name="WW8Num3">
      <style:text-properties fo:font-size="14pt" officeooo:rsid="008d1b4b" officeooo:paragraph-rsid="039b3412" style:font-size-asian="14pt" style:font-name-complex="Times New Roman" style:font-size-complex="14pt"/>
    </style:style>
    <style:style style:name="P207" style:family="paragraph" style:parent-style-name="List_20_Paragraph" style:list-style-name="WW8Num3">
      <style:text-properties fo:font-size="14pt" officeooo:rsid="00d1190c" officeooo:paragraph-rsid="039b3412" style:font-size-asian="14pt" style:font-name-complex="Times New Roman" style:font-size-complex="14pt"/>
    </style:style>
    <style:style style:name="P208" style:family="paragraph" style:parent-style-name="List_20_Paragraph" style:list-style-name="WW8Num3">
      <style:text-properties fo:font-size="14pt" officeooo:rsid="01051383" officeooo:paragraph-rsid="039ccbce" style:font-size-asian="14pt" style:font-name-complex="Times New Roman" style:font-size-complex="14pt"/>
    </style:style>
    <style:style style:name="P209" style:family="paragraph" style:parent-style-name="List_20_Paragraph" style:list-style-name="WW8Num3">
      <style:text-properties fo:font-size="14pt" officeooo:paragraph-rsid="039b3412" style:font-size-asian="14pt" style:font-name-complex="Times New Roman" style:font-size-complex="14pt"/>
    </style:style>
    <style:style style:name="P210" style:family="paragraph" style:parent-style-name="List_20_Paragraph" style:list-style-name="WW8Num3">
      <style:text-properties fo:font-size="14pt" officeooo:paragraph-rsid="039df8bf" style:font-size-asian="14pt" style:font-name-complex="Times New Roman" style:font-size-complex="14pt"/>
    </style:style>
    <style:style style:name="P211" style:family="paragraph" style:parent-style-name="List_20_Paragraph" style:list-style-name="WW8Num3">
      <style:text-properties fo:font-size="14pt" officeooo:paragraph-rsid="03a664e2" style:font-size-asian="14pt" style:font-name-complex="Times New Roman" style:font-size-complex="14pt"/>
    </style:style>
    <style:style style:name="P212" style:family="paragraph" style:parent-style-name="List_20_Paragraph" style:list-style-name="WW8Num3">
      <style:text-properties fo:font-size="14pt" officeooo:rsid="01d32d01" officeooo:paragraph-rsid="039fa555" style:font-size-asian="14pt" style:font-name-complex="Times New Roman" style:font-size-complex="14pt"/>
    </style:style>
    <style:style style:name="P213" style:family="paragraph" style:parent-style-name="List_20_Paragraph" style:list-style-name="WW8Num3">
      <style:text-properties fo:font-size="14pt" officeooo:rsid="01d50d87" officeooo:paragraph-rsid="039b3412" style:font-size-asian="14pt" style:font-name-complex="Times New Roman" style:font-size-complex="14pt"/>
    </style:style>
    <style:style style:name="P214" style:family="paragraph" style:parent-style-name="List_20_Paragraph" style:list-style-name="WW8Num3">
      <style:text-properties fo:font-size="14pt" officeooo:rsid="01d50d87" officeooo:paragraph-rsid="039fa555" style:font-size-asian="14pt" style:font-name-complex="Times New Roman" style:font-size-complex="14pt"/>
    </style:style>
    <style:style style:name="P215" style:family="paragraph" style:parent-style-name="List_20_Paragraph" style:list-style-name="WW8Num3">
      <style:text-properties fo:font-size="14pt" officeooo:rsid="01e76398" officeooo:paragraph-rsid="03a12d6c" style:font-size-asian="14pt" style:font-name-complex="Times New Roman" style:font-size-complex="14pt"/>
    </style:style>
    <style:style style:name="P216" style:family="paragraph" style:parent-style-name="List_20_Paragraph" style:list-style-name="WW8Num3">
      <style:text-properties fo:font-size="14pt" officeooo:rsid="02b31f93" officeooo:paragraph-rsid="039b3412" style:font-size-asian="14pt" style:font-name-complex="Times New Roman" style:font-size-complex="14pt"/>
    </style:style>
    <style:style style:name="P217" style:family="paragraph" style:parent-style-name="List_20_Paragraph" style:list-style-name="WW8Num3">
      <style:text-properties fo:font-size="14pt" officeooo:rsid="02b31f93" officeooo:paragraph-rsid="03a12d6c" style:font-size-asian="14pt" style:font-name-complex="Times New Roman" style:font-size-complex="14pt"/>
    </style:style>
    <style:style style:name="P218" style:family="paragraph" style:parent-style-name="List_20_Paragraph" style:list-style-name="WW8Num3">
      <style:text-properties fo:font-size="14pt" officeooo:rsid="03045f41" officeooo:paragraph-rsid="039b3412" style:font-size-asian="14pt" style:font-name-complex="Times New Roman" style:font-size-complex="14pt"/>
    </style:style>
    <style:style style:name="P219" style:family="paragraph" style:parent-style-name="List_20_Paragraph" style:list-style-name="WW8Num3">
      <style:text-properties fo:font-size="14pt" officeooo:rsid="03045f41" officeooo:paragraph-rsid="03a2238c" style:font-size-asian="14pt" style:font-name-complex="Times New Roman" style:font-size-complex="14pt"/>
    </style:style>
    <style:style style:name="P220" style:family="paragraph" style:parent-style-name="List_20_Paragraph" style:list-style-name="WW8Num3">
      <style:text-properties fo:font-size="14pt" officeooo:rsid="03045f41" officeooo:paragraph-rsid="03a498d0" style:font-size-asian="14pt" style:font-name-complex="Times New Roman" style:font-size-complex="14pt"/>
    </style:style>
    <style:style style:name="P221" style:family="paragraph" style:parent-style-name="List_20_Paragraph" style:list-style-name="WW8Num3">
      <style:text-properties fo:font-size="14pt" officeooo:rsid="028beb01" officeooo:paragraph-rsid="039b3412" style:font-size-asian="14pt" style:font-name-complex="Times New Roman" style:font-size-complex="14pt"/>
    </style:style>
    <style:style style:name="P222" style:family="paragraph" style:parent-style-name="List_20_Paragraph" style:list-style-name="WW8Num3">
      <style:text-properties fo:font-size="14pt" officeooo:rsid="02a7ba01" officeooo:paragraph-rsid="039b3412" style:font-size-asian="14pt" style:font-name-complex="Times New Roman" style:font-size-complex="14pt"/>
    </style:style>
    <style:style style:name="P223" style:family="paragraph" style:parent-style-name="List_20_Paragraph" style:list-style-name="WW8Num3">
      <style:text-properties fo:font-size="14pt" officeooo:rsid="02d347ea" officeooo:paragraph-rsid="03a664e2" style:font-size-asian="14pt" style:font-name-complex="Times New Roman" style:font-size-complex="14pt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97063" style:font-size-asian="14pt" style:font-name-complex="Times New Roman" style:font-size-complex="14pt"/>
    </style:style>
    <style:style style:name="T64" style:family="text">
      <style:text-properties fo:font-size="14pt" officeooo:rsid="029ada60" style:font-size-asian="14pt" style:font-name-complex="Times New Roman" style:font-size-complex="14pt"/>
    </style:style>
    <style:style style:name="T65" style:family="text">
      <style:text-properties fo:font-size="14pt" officeooo:rsid="02a11952" style:font-size-asian="14pt" style:font-name-complex="Times New Roman" style:font-size-complex="14pt"/>
    </style:style>
    <style:style style:name="T66" style:family="text">
      <style:text-properties fo:font-size="14pt" officeooo:rsid="02a7ba01" style:font-size-asian="14pt" style:font-name-complex="Times New Roman" style:font-size-complex="14pt"/>
    </style:style>
    <style:style style:name="T67" style:family="text">
      <style:text-properties fo:font-size="14pt" officeooo:rsid="02a8be38" style:font-size-asian="14pt" style:font-name-complex="Times New Roman" style:font-size-complex="14pt"/>
    </style:style>
    <style:style style:name="T68" style:family="text">
      <style:text-properties fo:font-size="14pt" officeooo:rsid="02daf815" style:font-size-asian="14pt" style:font-name-complex="Times New Roman" style:font-size-complex="14pt"/>
    </style:style>
    <style:style style:name="T69" style:family="text">
      <style:text-properties fo:font-size="14pt" officeooo:rsid="02f64d3b" style:font-size-asian="14pt" style:font-name-complex="Times New Roman" style:font-size-complex="14pt"/>
    </style:style>
    <style:style style:name="T70" style:family="text">
      <style:text-properties fo:font-size="14pt" officeooo:rsid="02f81d83" style:font-size-asian="14pt" style:font-name-complex="Times New Roman" style:font-size-complex="14pt"/>
    </style:style>
    <style:style style:name="T71" style:family="text">
      <style:text-properties fo:font-size="14pt" officeooo:rsid="02fab5ac" style:font-size-asian="14pt" style:font-name-complex="Times New Roman" style:font-size-complex="14pt"/>
    </style:style>
    <style:style style:name="T72" style:family="text">
      <style:text-properties fo:font-size="14pt" officeooo:rsid="02fc2efb" style:font-size-asian="14pt" style:font-name-complex="Times New Roman" style:font-size-complex="14pt"/>
    </style:style>
    <style:style style:name="T73" style:family="text">
      <style:text-properties fo:font-size="14pt" officeooo:rsid="03082610" style:font-size-asian="14pt" style:font-name-complex="Times New Roman" style:font-size-complex="14pt"/>
    </style:style>
    <style:style style:name="T74" style:family="text">
      <style:text-properties fo:font-size="14pt" officeooo:rsid="030902ac" style:font-size-asian="14pt" style:font-name-complex="Times New Roman" style:font-size-complex="14pt"/>
    </style:style>
    <style:style style:name="T75" style:family="text">
      <style:text-properties fo:font-size="14pt" officeooo:rsid="03109cf9" style:font-size-asian="14pt" style:font-name-complex="Times New Roman" style:font-size-complex="14pt"/>
    </style:style>
    <style:style style:name="T76" style:family="text">
      <style:text-properties fo:font-size="14pt" officeooo:rsid="03270fd0" style:font-size-asian="14pt" style:font-name-complex="Times New Roman" style:font-size-complex="14pt"/>
    </style:style>
    <style:style style:name="T77" style:family="text">
      <style:text-properties fo:font-size="14pt" officeooo:rsid="0327fdd0" style:font-size-asian="14pt" style:font-name-complex="Times New Roman" style:font-size-complex="14pt"/>
    </style:style>
    <style:style style:name="T78" style:family="text">
      <style:text-properties fo:font-size="14pt" officeooo:rsid="0328c5a2" style:font-size-asian="14pt" style:font-name-complex="Times New Roman" style:font-size-complex="14pt"/>
    </style:style>
    <style:style style:name="T79" style:family="text">
      <style:text-properties fo:font-size="14pt" officeooo:rsid="032a97a2" style:font-size-asian="14pt" style:font-name-complex="Times New Roman" style:font-size-complex="14pt"/>
    </style:style>
    <style:style style:name="T80" style:family="text">
      <style:text-properties fo:font-size="14pt" officeooo:rsid="032b150e" style:font-size-asian="14pt" style:font-name-complex="Times New Roman" style:font-size-complex="14pt"/>
    </style:style>
    <style:style style:name="T81" style:family="text">
      <style:text-properties fo:font-size="14pt" officeooo:rsid="0336257a" style:font-size-asian="14pt" style:font-name-complex="Times New Roman" style:font-size-complex="14pt"/>
    </style:style>
    <style:style style:name="T82" style:family="text">
      <style:text-properties fo:font-size="14pt" officeooo:rsid="0337e8c2" style:font-size-asian="14pt" style:font-name-complex="Times New Roman" style:font-size-complex="14pt"/>
    </style:style>
    <style:style style:name="T83" style:family="text">
      <style:text-properties fo:font-size="14pt" officeooo:rsid="0338f67b" style:font-size-asian="14pt" style:font-name-complex="Times New Roman" style:font-size-complex="14pt"/>
    </style:style>
    <style:style style:name="T84" style:family="text">
      <style:text-properties fo:font-size="14pt" officeooo:rsid="033ae505" style:font-size-asian="14pt" style:font-name-complex="Times New Roman" style:font-size-complex="14pt"/>
    </style:style>
    <style:style style:name="T85" style:family="text">
      <style:text-properties fo:font-size="14pt" officeooo:rsid="033cd99a" style:font-size-asian="14pt" style:font-name-complex="Times New Roman" style:font-size-complex="14pt"/>
    </style:style>
    <style:style style:name="T86" style:family="text">
      <style:text-properties fo:font-size="14pt" officeooo:rsid="03667816" style:font-size-asian="14pt" style:font-name-complex="Times New Roman" style:font-size-complex="14pt"/>
    </style:style>
    <style:style style:name="T87" style:family="text">
      <style:text-properties fo:font-size="14pt" officeooo:rsid="036888f0" style:font-size-asian="14pt" style:font-name-complex="Times New Roman" style:font-size-complex="14pt"/>
    </style:style>
    <style:style style:name="T88" style:family="text">
      <style:text-properties fo:font-size="14pt" officeooo:rsid="0369e729" style:font-size-asian="14pt" style:font-name-complex="Times New Roman" style:font-size-complex="14pt"/>
    </style:style>
    <style:style style:name="T89" style:family="text">
      <style:text-properties fo:font-size="14pt" officeooo:rsid="038e8805" style:font-size-asian="14pt" style:font-name-complex="Times New Roman" style:font-size-complex="14pt"/>
    </style:style>
    <style:style style:name="T90" style:family="text">
      <style:text-properties fo:font-size="14pt" officeooo:rsid="038e96d8" style:font-size-asian="14pt" style:font-name-complex="Times New Roman" style:font-size-complex="14pt"/>
    </style:style>
    <style:style style:name="T91" style:family="text">
      <style:text-properties fo:font-size="14pt" officeooo:rsid="03909fdb" style:font-size-asian="14pt" style:font-name-complex="Times New Roman" style:font-size-complex="14pt"/>
    </style:style>
    <style:style style:name="T92" style:family="text">
      <style:text-properties fo:font-size="14pt" officeooo:rsid="0393be29" style:font-size-asian="14pt" style:font-name-complex="Times New Roman" style:font-size-complex="14pt"/>
    </style:style>
    <style:style style:name="T93" style:family="text">
      <style:text-properties fo:font-size="14pt" officeooo:rsid="03967ee3" style:font-size-asian="14pt" style:font-name-complex="Times New Roman" style:font-size-complex="14pt"/>
    </style:style>
    <style:style style:name="T94" style:family="text">
      <style:text-properties fo:font-size="14pt" style:font-size-asian="14pt" style:font-size-complex="14pt"/>
    </style:style>
    <style:style style:name="T95" style:family="text">
      <style:text-properties fo:font-size="14pt" officeooo:rsid="007163b6" style:font-size-asian="14pt" style:font-size-complex="14pt"/>
    </style:style>
    <style:style style:name="T96" style:family="text">
      <style:text-properties fo:font-size="14pt" officeooo:rsid="007f7026" style:font-size-asian="14pt" style:font-size-complex="14pt"/>
    </style:style>
    <style:style style:name="T97" style:family="text">
      <style:text-properties fo:font-size="14pt" officeooo:rsid="01952d6b" style:font-size-asian="14pt" style:font-size-complex="14pt"/>
    </style:style>
    <style:style style:name="T98" style:family="text">
      <style:text-properties fo:font-size="14pt" officeooo:rsid="019623b1" style:font-size-asian="14pt" style:font-size-complex="14pt"/>
    </style:style>
    <style:style style:name="T99" style:family="text">
      <style:text-properties fo:font-size="14pt" officeooo:rsid="007f6c1e" style:font-size-asian="14pt" style:font-size-complex="14pt"/>
    </style:style>
    <style:style style:name="T100" style:family="text">
      <style:text-properties fo:font-size="14pt" officeooo:rsid="0196ff5a" style:font-size-asian="14pt" style:font-size-complex="14pt"/>
    </style:style>
    <style:style style:name="T101" style:family="text">
      <style:text-properties fo:font-size="14pt" officeooo:rsid="0198a269" style:font-size-asian="14pt" style:font-size-complex="14pt"/>
    </style:style>
    <style:style style:name="T102" style:family="text">
      <style:text-properties fo:font-size="14pt" officeooo:rsid="0199fd3f" style:font-size-asian="14pt" style:font-size-complex="14pt"/>
    </style:style>
    <style:style style:name="T103" style:family="text">
      <style:text-properties fo:font-size="14pt" officeooo:rsid="01a14df9" style:font-size-asian="14pt" style:font-size-complex="14pt"/>
    </style:style>
    <style:style style:name="T104" style:family="text">
      <style:text-properties fo:font-size="14pt" officeooo:rsid="01a2ccb8" style:font-size-asian="14pt" style:font-size-complex="14pt"/>
    </style:style>
    <style:style style:name="T105" style:family="text">
      <style:text-properties fo:font-size="14pt" officeooo:rsid="01a3d304" style:font-size-asian="14pt" style:font-size-complex="14pt"/>
    </style:style>
    <style:style style:name="T106" style:family="text">
      <style:text-properties fo:font-size="14pt" officeooo:rsid="01a5a5bb" style:font-size-asian="14pt" style:font-size-complex="14pt"/>
    </style:style>
    <style:style style:name="T107" style:family="text">
      <style:text-properties fo:font-size="14pt" officeooo:rsid="01a683f6" style:font-size-asian="14pt" style:font-size-complex="14pt"/>
    </style:style>
    <style:style style:name="T108" style:family="text">
      <style:text-properties fo:font-size="14pt" officeooo:rsid="01a876be" style:font-size-asian="14pt" style:font-size-complex="14pt"/>
    </style:style>
    <style:style style:name="T109" style:family="text">
      <style:text-properties fo:font-size="14pt" officeooo:rsid="02353d14" style:font-size-asian="14pt" style:font-size-complex="14pt"/>
    </style:style>
    <style:style style:name="T110" style:family="text">
      <style:text-properties fo:font-size="14pt" officeooo:rsid="0235872c" style:font-size-asian="14pt" style:font-size-complex="14pt"/>
    </style:style>
    <style:style style:name="T111" style:family="text">
      <style:text-properties fo:font-size="14pt" officeooo:rsid="0232e6a2" style:font-size-asian="14pt" style:font-size-complex="14pt"/>
    </style:style>
    <style:style style:name="T112" style:family="text">
      <style:text-properties fo:font-size="14pt" officeooo:rsid="02372361" style:font-size-asian="14pt" style:font-size-complex="14pt"/>
    </style:style>
    <style:style style:name="T113" style:family="text">
      <style:text-properties fo:font-size="14pt" officeooo:rsid="02337a7f" style:font-size-asian="14pt" style:font-size-complex="14pt"/>
    </style:style>
    <style:style style:name="T114" style:family="text">
      <style:text-properties fo:font-size="14pt" officeooo:rsid="023afe06" style:font-size-asian="14pt" style:font-size-complex="14pt"/>
    </style:style>
    <style:style style:name="T115" style:family="text">
      <style:text-properties fo:font-size="14pt" officeooo:rsid="023f950c" style:font-size-asian="14pt" style:font-size-complex="14pt"/>
    </style:style>
    <style:style style:name="T116" style:family="text">
      <style:text-properties fo:font-size="14pt" officeooo:rsid="023c5135" style:font-size-asian="14pt" style:font-size-complex="14pt"/>
    </style:style>
    <style:style style:name="T117" style:family="text">
      <style:text-properties fo:font-size="14pt" officeooo:rsid="02bbaf43" style:font-size-asian="14pt" style:font-size-complex="14pt"/>
    </style:style>
    <style:style style:name="T118" style:family="text">
      <style:text-properties fo:font-size="14pt" officeooo:rsid="02c2f7e4" style:font-size-asian="14pt" style:font-size-complex="14pt"/>
    </style:style>
    <style:style style:name="T119" style:family="text">
      <style:text-properties fo:font-size="14pt" officeooo:rsid="0232c1ed" style:font-size-asian="14pt" style:font-size-complex="14pt"/>
    </style:style>
    <style:style style:name="T120" style:family="text">
      <style:text-properties fo:font-size="14pt" officeooo:rsid="0238634f" style:font-size-asian="14pt" style:font-size-complex="14pt"/>
    </style:style>
    <style:style style:name="T121" style:family="text">
      <style:text-properties fo:font-size="14pt" officeooo:rsid="02343c1d" style:font-size-asian="14pt" style:font-size-complex="14pt"/>
    </style:style>
    <style:style style:name="T122" style:family="text">
      <style:text-properties fo:font-size="14pt" officeooo:rsid="0238ea2c" style:font-size-asian="14pt" style:font-size-complex="14pt"/>
    </style:style>
    <style:style style:name="T123" style:family="text">
      <style:text-properties fo:font-size="14pt" officeooo:rsid="023e087e" style:font-size-asian="14pt" style:font-size-complex="14pt"/>
    </style:style>
    <style:style style:name="T124" style:family="text">
      <style:text-properties fo:font-size="14pt" officeooo:rsid="027afa65" style:font-size-asian="14pt" style:font-size-complex="14pt"/>
    </style:style>
    <style:style style:name="T125" style:family="text">
      <style:text-properties fo:font-size="14pt" officeooo:rsid="02e29d7b" style:font-size-asian="14pt" style:font-size-complex="14pt"/>
    </style:style>
    <style:style style:name="T126" style:family="text">
      <style:text-properties fo:font-size="14pt" officeooo:rsid="02e36c82" style:font-size-asian="14pt" style:font-size-complex="14pt"/>
    </style:style>
    <style:style style:name="T127" style:family="text">
      <style:text-properties fo:font-size="14pt" officeooo:rsid="023562c4" style:font-size-asian="14pt" style:font-size-complex="14pt"/>
    </style:style>
    <style:style style:name="T128" style:family="text">
      <style:text-properties fo:font-size="14pt" officeooo:rsid="027c3a8f" style:font-size-asian="14pt" style:font-size-complex="14pt"/>
    </style:style>
    <style:style style:name="T129" style:family="text">
      <style:text-properties fo:font-size="14pt" officeooo:rsid="02efd57f" style:font-size-asian="14pt" style:font-size-complex="14pt"/>
    </style:style>
    <style:style style:name="T130" style:family="text">
      <style:text-properties fo:font-size="14pt" officeooo:rsid="02f3456b" style:font-size-asian="14pt" style:font-size-complex="14pt"/>
    </style:style>
    <style:style style:name="T131" style:family="text">
      <style:text-properties fo:font-size="14pt" officeooo:rsid="03054125" style:font-size-asian="14pt" style:font-size-complex="14pt"/>
    </style:style>
    <style:style style:name="T132" style:family="text">
      <style:text-properties fo:font-size="14pt" officeooo:rsid="03059daf" style:font-size-asian="14pt" style:font-size-complex="14pt"/>
    </style:style>
    <style:style style:name="T133" style:family="text">
      <style:text-properties fo:font-size="14pt" officeooo:rsid="0306cfbf" style:font-size-asian="14pt" style:font-size-complex="14pt"/>
    </style:style>
    <style:style style:name="T134" style:family="text">
      <style:text-properties fo:font-size="14pt" officeooo:rsid="0307076a" style:font-size-asian="14pt" style:font-size-complex="14pt"/>
    </style:style>
    <style:style style:name="T135" style:family="text">
      <style:text-properties fo:font-size="14pt" officeooo:rsid="030bd878" style:font-size-asian="14pt" style:font-size-complex="14pt"/>
    </style:style>
    <style:style style:name="T136" style:family="text">
      <style:text-properties fo:font-size="14pt" officeooo:rsid="030cccde" style:font-size-asian="14pt" style:font-size-complex="14pt"/>
    </style:style>
    <style:style style:name="T137" style:family="text">
      <style:text-properties fo:font-size="14pt" officeooo:rsid="02dca471" style:font-size-asian="14pt" style:font-size-complex="14pt"/>
    </style:style>
    <style:style style:name="T138" style:family="text">
      <style:text-properties fo:font-size="14pt" officeooo:rsid="02dd6527" style:font-size-asian="14pt" style:font-size-complex="14pt"/>
    </style:style>
    <style:style style:name="T139" style:family="text">
      <style:text-properties fo:font-size="14pt" officeooo:rsid="0322b681" style:font-size-asian="14pt" style:font-size-complex="14pt"/>
    </style:style>
    <style:style style:name="T140" style:family="text">
      <style:text-properties fo:font-size="14pt" officeooo:rsid="02c2f177" style:font-size-asian="14pt" style:font-size-complex="14pt"/>
    </style:style>
    <style:style style:name="T141" style:family="text">
      <style:text-properties fo:font-size="14pt" officeooo:rsid="02c46d9c" style:font-size-asian="14pt" style:font-size-complex="14pt"/>
    </style:style>
    <style:style style:name="T142" style:family="text">
      <style:text-properties fo:font-size="14pt" officeooo:rsid="027e7366" style:font-size-asian="14pt" style:font-size-complex="14pt"/>
    </style:style>
    <style:style style:name="T143" style:family="text">
      <style:text-properties fo:font-size="14pt" officeooo:rsid="01168d43" style:font-size-asian="14pt" style:font-size-complex="14pt"/>
    </style:style>
    <style:style style:name="T144" style:family="text">
      <style:text-properties fo:font-size="14pt" officeooo:rsid="027f8717" style:font-size-asian="14pt" style:font-size-complex="14pt"/>
    </style:style>
    <style:style style:name="T145" style:family="text">
      <style:text-properties fo:font-size="14pt" officeooo:rsid="011e8988" style:font-size-asian="14pt" style:font-size-complex="14pt"/>
    </style:style>
    <style:style style:name="T146" style:family="text">
      <style:text-properties fo:font-size="14pt" officeooo:rsid="0281ebe5" style:font-size-asian="14pt" style:font-size-complex="14pt"/>
    </style:style>
    <style:style style:name="T147" style:family="text">
      <style:text-properties fo:font-size="14pt" officeooo:rsid="01203174" style:font-size-asian="14pt" style:font-size-complex="14pt"/>
    </style:style>
    <style:style style:name="T148" style:family="text">
      <style:text-properties fo:font-size="14pt" officeooo:rsid="01456998" style:font-size-asian="14pt" style:font-size-complex="14pt"/>
    </style:style>
    <style:style style:name="T149" style:family="text">
      <style:text-properties fo:font-size="14pt" officeooo:rsid="0275618e" style:font-size-asian="14pt" style:font-size-complex="14pt"/>
    </style:style>
    <style:style style:name="T150" style:family="text">
      <style:text-properties fo:font-size="14pt" officeooo:rsid="03738cb6" style:font-size-asian="14pt" style:font-size-complex="14pt"/>
    </style:style>
    <style:style style:name="T151" style:family="text">
      <style:text-properties fo:font-size="14pt" officeooo:rsid="0376f356" style:font-size-asian="14pt" style:font-size-complex="14pt"/>
    </style:style>
    <style:style style:name="T152" style:family="text">
      <style:text-properties fo:font-size="14pt" officeooo:rsid="0372ec81" style:font-size-asian="14pt" style:font-size-complex="14pt"/>
    </style:style>
    <style:style style:name="T153" style:family="text">
      <style:text-properties fo:font-size="14pt" officeooo:rsid="03991191" style:font-size-asian="14pt" style:font-size-complex="14pt"/>
    </style:style>
    <style:style style:name="T154" style:family="text">
      <style:text-properties fo:font-size="14pt" fo:font-style="italic" style:font-size-asian="14pt" style:font-style-asian="italic" style:font-size-complex="14pt" style:font-style-complex="italic"/>
    </style:style>
    <style:style style:name="T155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56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57" style:family="text">
      <style:text-properties fo:font-size="14pt" fo:font-style="italic" officeooo:rsid="027e7366" style:font-size-asian="14pt" style:font-style-asian="italic" style:font-size-complex="14pt" style:font-style-complex="italic"/>
    </style:style>
    <style:style style:name="T158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59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60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1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2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63" style:family="text">
      <style:text-properties fo:font-size="14pt" fo:font-weight="normal" style:font-size-asian="14pt" style:font-weight-asian="normal" style:font-size-complex="14pt" style:font-weight-complex="normal"/>
    </style:style>
    <style:style style:name="T164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65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66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67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68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69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70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71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72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73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74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75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76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77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78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79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80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81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82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83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84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85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86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87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88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89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90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91" style:family="text">
      <style:text-properties fo:font-size="14pt" fo:font-style="normal" officeooo:rsid="036ba4fa" style:font-size-asian="14pt" style:font-style-asian="normal" style:font-name-complex="Times New Roman" style:font-size-complex="14pt" style:font-style-complex="normal"/>
    </style:style>
    <style:style style:name="T192" style:family="text">
      <style:text-properties fo:font-size="14pt" fo:font-style="normal" officeooo:rsid="038d2330" style:font-size-asian="14pt" style:font-style-asian="normal" style:font-name-complex="Times New Roman" style:font-size-complex="14pt" style:font-style-complex="normal"/>
    </style:style>
    <style:style style:name="T193" style:family="text">
      <style:text-properties fo:font-size="14pt" fo:font-style="normal" officeooo:rsid="038d27f9" style:font-size-asian="14pt" style:font-style-asian="normal" style:font-name-complex="Times New Roman" style:font-size-complex="14pt" style:font-style-complex="normal"/>
    </style:style>
    <style:style style:name="T194" style:family="text">
      <style:text-properties fo:font-size="14pt" fo:font-style="normal" style:font-size-asian="14pt" style:font-style-asian="normal" style:font-size-complex="14pt" style:font-style-complex="normal"/>
    </style:style>
    <style:style style:name="T195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96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97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98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99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200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201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202" style:family="text">
      <style:text-properties fo:font-size="14pt" fo:language="none" fo:country="none" style:font-size-asian="14pt" style:font-size-complex="14pt"/>
    </style:style>
    <style:style style:name="T203" style:family="text">
      <style:text-properties fo:font-size="14pt" fo:language="none" fo:country="none" officeooo:rsid="02bb8d35" style:font-size-asian="14pt" style:font-size-complex="14pt"/>
    </style:style>
    <style:style style:name="T204" style:family="text">
      <style:text-properties fo:font-size="14pt" fo:language="none" fo:country="none" officeooo:rsid="02bebfe8" style:font-size-asian="14pt" style:font-size-complex="14pt"/>
    </style:style>
    <style:style style:name="T205" style:family="text">
      <style:text-properties fo:font-size="14pt" fo:language="none" fo:country="none" officeooo:rsid="02bf711c" style:font-size-asian="14pt" style:font-size-complex="14pt"/>
    </style:style>
    <style:style style:name="T206" style:family="text">
      <style:text-properties fo:font-size="14pt" officeooo:rsid="028e1c4f" style:font-size-asian="12.25pt" style:font-size-complex="14pt"/>
    </style:style>
    <style:style style:name="T207" style:family="text">
      <style:text-properties fo:font-size="14pt" officeooo:rsid="028da146" style:font-size-asian="12.25pt" style:font-size-complex="14pt"/>
    </style:style>
    <style:style style:name="T208" style:family="text">
      <style:text-properties fo:font-size="14pt" officeooo:rsid="029e86e2" style:font-size-asian="12.25pt" style:font-size-complex="14pt"/>
    </style:style>
    <style:style style:name="T209" style:family="text">
      <style:text-properties fo:font-size="14pt" officeooo:rsid="033d7cfc" style:font-size-asian="12.25pt" style:font-size-complex="14pt"/>
    </style:style>
    <style:style style:name="T210" style:family="text">
      <style:text-properties fo:font-size="14pt" officeooo:rsid="038e96d8" style:font-size-asian="12.25pt" style:font-size-complex="14pt"/>
    </style:style>
    <style:style style:name="T211" style:family="text">
      <style:text-properties fo:color="#000000"/>
    </style:style>
    <style:style style:name="T212" style:family="text">
      <style:text-properties fo:color="#000000" style:font-weight-complex="bold"/>
    </style:style>
    <style:style style:name="T213" style:family="text">
      <style:text-properties fo:color="#000000" officeooo:rsid="02b2ab90" style:font-weight-complex="bold"/>
    </style:style>
    <style:style style:name="T214" style:family="text">
      <style:text-properties fo:color="#000000" fo:font-size="14pt" style:font-size-asian="14pt" style:font-name-complex="Times New Roman" style:font-size-complex="14pt"/>
    </style:style>
    <style:style style:name="T215" style:family="text">
      <style:text-properties fo:color="#000000" fo:font-size="14pt" style:font-size-asian="14pt" style:font-name-complex="Times New Roman" style:font-size-complex="14pt" style:font-weight-complex="bold"/>
    </style:style>
    <style:style style:name="T216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217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218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219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220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221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222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223" style:family="text">
      <style:text-properties fo:color="#000000" fo:font-size="14pt" officeooo:rsid="022ae880" style:font-size-asian="14pt" style:font-name-complex="Times New Roman" style:font-size-complex="14pt"/>
    </style:style>
    <style:style style:name="T224" style:family="text">
      <style:text-properties fo:color="#000000" fo:font-size="14pt" officeooo:rsid="027bac07" style:font-size-asian="14pt" style:font-name-complex="Times New Roman" style:font-size-complex="14pt"/>
    </style:style>
    <style:style style:name="T225" style:family="text">
      <style:text-properties fo:color="#000000" fo:font-size="14pt" officeooo:rsid="02b2ab90" style:font-size-asian="14pt" style:font-name-complex="Times New Roman" style:font-size-complex="14pt"/>
    </style:style>
    <style:style style:name="T226" style:family="text">
      <style:text-properties fo:color="#000000" fo:font-size="14pt" officeooo:rsid="02e4fbb7" style:font-size-asian="14pt" style:font-name-complex="Times New Roman" style:font-size-complex="14pt"/>
    </style:style>
    <style:style style:name="T227" style:family="text">
      <style:text-properties fo:color="#000000" fo:font-size="14pt" officeooo:rsid="031a0422" style:font-size-asian="14pt" style:font-name-complex="Times New Roman" style:font-size-complex="14pt"/>
    </style:style>
    <style:style style:name="T228" style:family="text">
      <style:text-properties fo:color="#000000" fo:font-size="14pt" officeooo:rsid="0279c5f1" style:font-size-asian="14pt" style:font-name-complex="Times New Roman" style:font-size-complex="14pt"/>
    </style:style>
    <style:style style:name="T229" style:family="text">
      <style:text-properties fo:color="#000000" fo:font-size="14pt" style:font-size-asian="14pt" style:font-size-complex="14pt" style:font-weight-complex="bold"/>
    </style:style>
    <style:style style:name="T230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31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32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33" style:family="text">
      <style:text-properties fo:color="#000000" officeooo:rsid="024b1b44" style:font-name-complex="Times New Roman"/>
    </style:style>
    <style:style style:name="T234" style:family="text">
      <style:text-properties fo:color="#000000" officeooo:rsid="024cee70" style:font-name-complex="Times New Roman"/>
    </style:style>
    <style:style style:name="T235" style:family="text">
      <style:text-properties fo:color="#000000" officeooo:rsid="02cf1fae" style:font-name-complex="Times New Roman"/>
    </style:style>
    <style:style style:name="T236" style:family="text">
      <style:text-properties fo:color="#000000" officeooo:rsid="02b2ab90"/>
    </style:style>
    <style:style style:name="T237" style:family="text">
      <style:text-properties fo:color="#000000" style:font-name="Times New Roman" fo:font-size="14pt" style:font-size-asian="14pt" style:font-name-complex="Times New Roman" style:font-size-complex="14pt"/>
    </style:style>
    <style:style style:name="T238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39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40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41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42" style:family="text">
      <style:text-properties fo:color="#000000" officeooo:rsid="02b6a6dc"/>
    </style:style>
    <style:style style:name="T243" style:family="text">
      <style:text-properties style:font-size-complex="16pt"/>
    </style:style>
    <style:style style:name="T244" style:family="text">
      <style:text-properties officeooo:rsid="02a632fe" style:font-size-complex="16pt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officeooo:rsid="00606372" style:font-style-asian="italic" style:font-style-complex="italic"/>
    </style:style>
    <style:style style:name="T247" style:family="text">
      <style:text-properties fo:font-style="italic" officeooo:rsid="028382ca" style:font-style-asian="italic" style:font-style-complex="italic"/>
    </style:style>
    <style:style style:name="T248" style:family="text">
      <style:text-properties fo:font-style="italic" officeooo:rsid="029e369d" style:font-style-asian="italic" style:font-style-complex="italic"/>
    </style:style>
    <style:style style:name="T249" style:family="text">
      <style:text-properties fo:font-style="italic" officeooo:rsid="025a7099" style:font-style-asian="italic" style:font-style-complex="italic"/>
    </style:style>
    <style:style style:name="T250" style:family="text">
      <style:text-properties fo:font-style="italic" officeooo:rsid="029b9d50" style:font-style-asian="italic" style:font-style-complex="italic"/>
    </style:style>
    <style:style style:name="T251" style:family="text">
      <style:text-properties fo:font-style="italic" officeooo:rsid="00abe1bc" style:font-style-asian="italic" style:font-style-complex="italic"/>
    </style:style>
    <style:style style:name="T252" style:family="text">
      <style:text-properties fo:font-style="italic" style:font-style-asian="italic" style:font-name-complex="Times New Roman" style:font-style-complex="italic"/>
    </style:style>
    <style:style style:name="T253" style:family="text">
      <style:text-properties fo:font-style="normal" style:font-style-asian="normal" style:font-style-complex="normal"/>
    </style:style>
    <style:style style:name="T254" style:family="text">
      <style:text-properties fo:font-style="normal" officeooo:rsid="01f29e97" style:font-style-asian="normal" style:font-style-complex="normal"/>
    </style:style>
    <style:style style:name="T255" style:family="text">
      <style:text-properties fo:font-style="normal" officeooo:rsid="01f4034a" style:font-style-asian="normal" style:font-style-complex="normal"/>
    </style:style>
    <style:style style:name="T256" style:family="text">
      <style:text-properties fo:font-style="normal" officeooo:rsid="01f5c617" style:font-style-asian="normal" style:font-style-complex="normal"/>
    </style:style>
    <style:style style:name="T257" style:family="text">
      <style:text-properties fo:font-style="normal" officeooo:rsid="01f5fdf6" style:font-style-asian="normal" style:font-style-complex="normal"/>
    </style:style>
    <style:style style:name="T258" style:family="text">
      <style:text-properties fo:font-style="normal" officeooo:rsid="0297fb46" style:font-style-asian="normal" style:font-style-complex="normal"/>
    </style:style>
    <style:style style:name="T259" style:family="text">
      <style:text-properties fo:font-style="normal" officeooo:rsid="029c7f2f" style:font-style-asian="normal" style:font-style-complex="normal"/>
    </style:style>
    <style:style style:name="T260" style:family="text">
      <style:text-properties fo:font-style="normal" officeooo:rsid="029ae665" style:font-style-asian="normal" style:font-style-complex="normal"/>
    </style:style>
    <style:style style:name="T261" style:family="text">
      <style:text-properties fo:font-style="normal" officeooo:rsid="029e369d" style:font-style-asian="normal" style:font-style-complex="normal"/>
    </style:style>
    <style:style style:name="T262" style:family="text">
      <style:text-properties fo:font-style="normal" officeooo:rsid="0277239c" style:font-style-asian="normal" style:font-style-complex="normal"/>
    </style:style>
    <style:style style:name="T263" style:family="text">
      <style:text-properties fo:font-style="normal" officeooo:rsid="00606372" style:font-style-asian="normal" style:font-style-complex="normal"/>
    </style:style>
    <style:style style:name="T264" style:family="text">
      <style:text-properties fo:font-style="normal" officeooo:rsid="02aa347a" style:font-style-asian="normal" style:font-style-complex="normal"/>
    </style:style>
    <style:style style:name="T265" style:family="text">
      <style:text-properties fo:font-style="normal" officeooo:rsid="00abe1bc" style:font-style-asian="normal" style:font-style-complex="normal"/>
    </style:style>
    <style:style style:name="T266" style:family="text">
      <style:text-properties fo:font-style="normal" officeooo:rsid="02822def" style:font-style-asian="normal" style:font-style-complex="normal"/>
    </style:style>
    <style:style style:name="T267" style:family="text">
      <style:text-properties fo:font-style="normal" officeooo:rsid="0338f67b" style:font-style-asian="normal" style:font-style-complex="normal"/>
    </style:style>
    <style:style style:name="T268" style:family="text">
      <style:text-properties fo:font-style="normal" officeooo:rsid="037a1c43" style:font-style-asian="normal" style:font-style-complex="normal"/>
    </style:style>
    <style:style style:name="T269" style:family="text">
      <style:text-properties fo:font-style="normal" style:font-style-asian="normal" style:font-name-complex="Times New Roman" style:font-style-complex="normal"/>
    </style:style>
    <style:style style:name="T270" style:family="text">
      <style:text-properties fo:font-style="normal" officeooo:rsid="0248356d" style:font-style-asian="normal" style:font-name-complex="Times New Roman" style:font-style-complex="normal"/>
    </style:style>
    <style:style style:name="T271" style:family="text">
      <style:text-properties fo:font-style="normal" officeooo:rsid="027a9143" style:font-style-asian="normal" style:font-name-complex="Times New Roman" style:font-style-complex="normal"/>
    </style:style>
    <style:style style:name="T272" style:family="text">
      <style:text-properties fo:font-style="normal" officeooo:rsid="027abb30" style:font-style-asian="normal" style:font-name-complex="Times New Roman" style:font-style-complex="normal"/>
    </style:style>
    <style:style style:name="T273" style:family="text">
      <style:text-properties officeooo:rsid="007163b6"/>
    </style:style>
    <style:style style:name="T274" style:family="text">
      <style:text-properties officeooo:rsid="0089792f"/>
    </style:style>
    <style:style style:name="T275" style:family="text">
      <style:text-properties officeooo:rsid="00b60c74"/>
    </style:style>
    <style:style style:name="T276" style:family="text">
      <style:text-properties officeooo:rsid="00cde100"/>
    </style:style>
    <style:style style:name="T277" style:family="text">
      <style:text-properties officeooo:rsid="010a7080"/>
    </style:style>
    <style:style style:name="T278" style:family="text">
      <style:text-properties officeooo:rsid="010c6945"/>
    </style:style>
    <style:style style:name="T279" style:family="text">
      <style:text-properties officeooo:rsid="01171ac3"/>
    </style:style>
    <style:style style:name="T280" style:family="text">
      <style:text-properties officeooo:rsid="0119af62"/>
    </style:style>
    <style:style style:name="T281" style:family="text">
      <style:text-properties officeooo:rsid="011b5719"/>
    </style:style>
    <style:style style:name="T282" style:family="text">
      <style:text-properties officeooo:rsid="01221b0d"/>
    </style:style>
    <style:style style:name="T283" style:family="text">
      <style:text-properties officeooo:rsid="01271185"/>
    </style:style>
    <style:style style:name="T284" style:family="text">
      <style:text-properties officeooo:rsid="0127fa02"/>
    </style:style>
    <style:style style:name="T285" style:family="text">
      <style:text-properties officeooo:rsid="0133efc5"/>
    </style:style>
    <style:style style:name="T286" style:family="text">
      <style:text-properties officeooo:rsid="01399efb"/>
    </style:style>
    <style:style style:name="T287" style:family="text">
      <style:text-properties officeooo:rsid="0141461f"/>
    </style:style>
    <style:style style:name="T288" style:family="text">
      <style:text-properties officeooo:rsid="014a5d30"/>
    </style:style>
    <style:style style:name="T289" style:family="text">
      <style:text-properties officeooo:rsid="0155d024"/>
    </style:style>
    <style:style style:name="T290" style:family="text">
      <style:text-properties officeooo:rsid="0156c16e"/>
    </style:style>
    <style:style style:name="T291" style:family="text">
      <style:text-properties officeooo:rsid="015c356a"/>
    </style:style>
    <style:style style:name="T292" style:family="text">
      <style:text-properties officeooo:rsid="015dbeaf"/>
    </style:style>
    <style:style style:name="T293" style:family="text">
      <style:text-properties officeooo:rsid="01605a3d"/>
    </style:style>
    <style:style style:name="T294" style:family="text">
      <style:text-properties officeooo:rsid="01665d60"/>
    </style:style>
    <style:style style:name="T295" style:family="text">
      <style:text-properties officeooo:rsid="016c00f6"/>
    </style:style>
    <style:style style:name="T296" style:family="text">
      <style:text-properties officeooo:rsid="016df246"/>
    </style:style>
    <style:style style:name="T297" style:family="text">
      <style:text-properties officeooo:rsid="0171a54c"/>
    </style:style>
    <style:style style:name="T298" style:family="text">
      <style:text-properties officeooo:rsid="0171c039"/>
    </style:style>
    <style:style style:name="T299" style:family="text">
      <style:text-properties officeooo:rsid="0174eaf5"/>
    </style:style>
    <style:style style:name="T300" style:family="text">
      <style:text-properties officeooo:rsid="0175b78c"/>
    </style:style>
    <style:style style:name="T301" style:family="text">
      <style:text-properties officeooo:rsid="0180d59f"/>
    </style:style>
    <style:style style:name="T302" style:family="text">
      <style:text-properties officeooo:rsid="0180e82c"/>
    </style:style>
    <style:style style:name="T303" style:family="text">
      <style:text-properties officeooo:rsid="01878b11"/>
    </style:style>
    <style:style style:name="T304" style:family="text">
      <style:text-properties officeooo:rsid="0189a6ef"/>
    </style:style>
    <style:style style:name="T305" style:family="text">
      <style:text-properties officeooo:rsid="01903110"/>
    </style:style>
    <style:style style:name="T306" style:family="text">
      <style:text-properties officeooo:rsid="0193ecc9"/>
    </style:style>
    <style:style style:name="T307" style:family="text">
      <style:text-properties officeooo:rsid="0196fe98"/>
    </style:style>
    <style:style style:name="T308" style:family="text">
      <style:text-properties officeooo:rsid="01aef2c8"/>
    </style:style>
    <style:style style:name="T309" style:family="text">
      <style:text-properties officeooo:rsid="01aff376"/>
    </style:style>
    <style:style style:name="T310" style:family="text">
      <style:text-properties officeooo:rsid="01b38966"/>
    </style:style>
    <style:style style:name="T311" style:family="text">
      <style:text-properties officeooo:rsid="01b3ac61"/>
    </style:style>
    <style:style style:name="T312" style:family="text">
      <style:text-properties officeooo:rsid="01c4d885"/>
    </style:style>
    <style:style style:name="T313" style:family="text">
      <style:text-properties officeooo:rsid="01caa411"/>
    </style:style>
    <style:style style:name="T314" style:family="text">
      <style:text-properties officeooo:rsid="01cb33e8"/>
    </style:style>
    <style:style style:name="T315" style:family="text">
      <style:text-properties officeooo:rsid="01d1f3d0"/>
    </style:style>
    <style:style style:name="T316" style:family="text">
      <style:text-properties officeooo:rsid="01d32d01"/>
    </style:style>
    <style:style style:name="T317" style:family="text">
      <style:text-properties officeooo:rsid="01d7287c"/>
    </style:style>
    <style:style style:name="T318" style:family="text">
      <style:text-properties officeooo:rsid="01e6d319"/>
    </style:style>
    <style:style style:name="T319" style:family="text">
      <style:text-properties officeooo:rsid="01ed85e4"/>
    </style:style>
    <style:style style:name="T320" style:family="text">
      <style:text-properties officeooo:rsid="01ef590e"/>
    </style:style>
    <style:style style:name="T321" style:family="text">
      <style:text-properties officeooo:rsid="01f7b2d0"/>
    </style:style>
    <style:style style:name="T322" style:family="text">
      <style:text-properties officeooo:rsid="01f91dba"/>
    </style:style>
    <style:style style:name="T323" style:family="text">
      <style:text-properties officeooo:rsid="021a1884"/>
    </style:style>
    <style:style style:name="T324" style:family="text">
      <style:text-properties officeooo:rsid="02200273"/>
    </style:style>
    <style:style style:name="T325" style:family="text">
      <style:text-properties officeooo:rsid="028546da"/>
    </style:style>
    <style:style style:name="T326" style:family="text">
      <style:text-properties officeooo:rsid="028382ca"/>
    </style:style>
    <style:style style:name="T327" style:family="text">
      <style:text-properties officeooo:rsid="02ebc4a9"/>
    </style:style>
    <style:style style:name="T328" style:family="text">
      <style:text-properties officeooo:rsid="0280bc21"/>
    </style:style>
    <style:style style:name="T329" style:family="text">
      <style:text-properties officeooo:rsid="011e8988"/>
    </style:style>
    <style:style style:name="T330" style:family="text">
      <style:text-properties officeooo:rsid="02867e23"/>
    </style:style>
    <style:style style:name="T331" style:family="text">
      <style:text-properties officeooo:rsid="0286f96a"/>
    </style:style>
    <style:style style:name="T332" style:family="text">
      <style:text-properties officeooo:rsid="029985bb"/>
    </style:style>
    <style:style style:name="T333" style:family="text">
      <style:text-properties officeooo:rsid="02913b1a"/>
    </style:style>
    <style:style style:name="T334" style:family="text">
      <style:text-properties officeooo:rsid="029329f6"/>
    </style:style>
    <style:style style:name="T335" style:family="text">
      <style:text-properties officeooo:rsid="0294f2f3"/>
    </style:style>
    <style:style style:name="T336" style:family="text">
      <style:text-properties officeooo:rsid="0295d4f1"/>
    </style:style>
    <style:style style:name="T337" style:family="text">
      <style:text-properties officeooo:rsid="02980faa"/>
    </style:style>
    <style:style style:name="T338" style:family="text">
      <style:text-properties officeooo:rsid="0297fb46"/>
    </style:style>
    <style:style style:name="T339" style:family="text">
      <style:text-properties officeooo:rsid="02a32e44"/>
    </style:style>
    <style:style style:name="T340" style:family="text">
      <style:text-properties officeooo:rsid="029cd8e2"/>
    </style:style>
    <style:style style:name="T341" style:family="text">
      <style:text-properties officeooo:rsid="029e369d"/>
    </style:style>
    <style:style style:name="T342" style:family="text">
      <style:text-properties officeooo:rsid="02a74523"/>
    </style:style>
    <style:style style:name="T343" style:family="text">
      <style:text-properties officeooo:rsid="02a87d55"/>
    </style:style>
    <style:style style:name="T344" style:family="text">
      <style:text-properties officeooo:rsid="02abfea2"/>
    </style:style>
    <style:style style:name="T345" style:family="text">
      <style:text-properties officeooo:rsid="02a221c1"/>
    </style:style>
    <style:style style:name="T346" style:family="text">
      <style:text-properties officeooo:rsid="02ad9cde"/>
    </style:style>
    <style:style style:name="T347" style:family="text">
      <style:text-properties officeooo:rsid="02b072b0"/>
    </style:style>
    <style:style style:name="T348" style:family="text">
      <style:text-properties officeooo:rsid="02b4c101"/>
    </style:style>
    <style:style style:name="T349" style:family="text">
      <style:text-properties officeooo:rsid="02b4e7d8"/>
    </style:style>
    <style:style style:name="T350" style:family="text">
      <style:text-properties officeooo:rsid="02b91379"/>
    </style:style>
    <style:style style:name="T351" style:family="text">
      <style:text-properties officeooo:rsid="023ff377"/>
    </style:style>
    <style:style style:name="T352" style:family="text">
      <style:text-properties officeooo:rsid="02428b1c"/>
    </style:style>
    <style:style style:name="T353" style:family="text">
      <style:text-properties officeooo:rsid="02455340"/>
    </style:style>
    <style:style style:name="T354" style:family="text">
      <style:text-properties officeooo:rsid="02442c79"/>
    </style:style>
    <style:style style:name="T355" style:family="text">
      <style:text-properties officeooo:rsid="02473d20"/>
    </style:style>
    <style:style style:name="T356" style:family="text">
      <style:text-properties officeooo:rsid="02561ff1"/>
    </style:style>
    <style:style style:name="T357" style:family="text">
      <style:text-properties officeooo:rsid="02f051ef"/>
    </style:style>
    <style:style style:name="T358" style:family="text">
      <style:text-properties officeooo:rsid="02580e51"/>
    </style:style>
    <style:style style:name="T359" style:family="text">
      <style:text-properties officeooo:rsid="025f4454"/>
    </style:style>
    <style:style style:name="T360" style:family="text">
      <style:text-properties officeooo:rsid="025f6780"/>
    </style:style>
    <style:style style:name="T361" style:family="text">
      <style:text-properties officeooo:rsid="0262119a"/>
    </style:style>
    <style:style style:name="T362" style:family="text">
      <style:text-properties officeooo:rsid="0262a986"/>
    </style:style>
    <style:style style:name="T363" style:family="text">
      <style:text-properties officeooo:rsid="0266bf3f"/>
    </style:style>
    <style:style style:name="T364" style:family="text">
      <style:text-properties officeooo:rsid="0262e899"/>
    </style:style>
    <style:style style:name="T365" style:family="text">
      <style:text-properties officeooo:rsid="026b8cd2"/>
    </style:style>
    <style:style style:name="T366" style:family="text">
      <style:text-properties officeooo:rsid="0271cd1c"/>
    </style:style>
    <style:style style:name="T367" style:family="text">
      <style:text-properties officeooo:rsid="013a4a8f"/>
    </style:style>
    <style:style style:name="T368" style:family="text">
      <style:text-properties officeooo:rsid="02721c60"/>
    </style:style>
    <style:style style:name="T369" style:family="text">
      <style:text-properties officeooo:rsid="02736f74"/>
    </style:style>
    <style:style style:name="T370" style:family="text">
      <style:text-properties officeooo:rsid="0275618e"/>
    </style:style>
    <style:style style:name="T371" style:family="text">
      <style:text-properties officeooo:rsid="02f2447b"/>
    </style:style>
    <style:style style:name="T372" style:family="text">
      <style:text-properties officeooo:rsid="02f40f94"/>
    </style:style>
    <style:style style:name="T373" style:family="text">
      <style:text-properties officeooo:rsid="027b67b0"/>
    </style:style>
    <style:style style:name="T374" style:family="text">
      <style:text-properties officeooo:rsid="0231b9a3"/>
    </style:style>
    <style:style style:name="T375" style:family="text">
      <style:text-properties officeooo:rsid="027a33a4"/>
    </style:style>
    <style:style style:name="T376" style:family="text">
      <style:text-properties officeooo:rsid="02c0df7b"/>
    </style:style>
    <style:style style:name="T377" style:family="text">
      <style:text-properties officeooo:rsid="02bc2e46"/>
    </style:style>
    <style:style style:name="T378" style:family="text">
      <style:text-properties officeooo:rsid="02c92dd5"/>
    </style:style>
    <style:style style:name="T379" style:family="text">
      <style:text-properties officeooo:rsid="02c4723e"/>
    </style:style>
    <style:style style:name="T380" style:family="text">
      <style:text-properties officeooo:rsid="027a0132"/>
    </style:style>
    <style:style style:name="T381" style:family="text">
      <style:text-properties officeooo:rsid="02f9d939"/>
    </style:style>
    <style:style style:name="T382" style:family="text">
      <style:text-properties officeooo:rsid="02fd636a"/>
    </style:style>
    <style:style style:name="T383" style:family="text">
      <style:text-properties officeooo:rsid="027d9b82"/>
    </style:style>
    <style:style style:name="T384" style:family="text">
      <style:text-properties officeooo:rsid="02fc0589"/>
    </style:style>
    <style:style style:name="T385" style:family="text">
      <style:text-properties officeooo:rsid="0125f0fe"/>
    </style:style>
    <style:style style:name="T386" style:family="text">
      <style:text-properties officeooo:rsid="014f7933"/>
    </style:style>
    <style:style style:name="T387" style:family="text">
      <style:text-properties style:font-name-complex="Times New Roman"/>
    </style:style>
    <style:style style:name="T388" style:family="text">
      <style:text-properties officeooo:rsid="02fc0589" style:font-name-complex="Times New Roman"/>
    </style:style>
    <style:style style:name="T389" style:family="text">
      <style:text-properties officeooo:rsid="02fd636a" style:font-name-complex="Times New Roman"/>
    </style:style>
    <style:style style:name="T390" style:family="text">
      <style:text-properties officeooo:rsid="0238d2c4" style:font-name-complex="Times New Roman"/>
    </style:style>
    <style:style style:name="T391" style:family="text">
      <style:text-properties officeooo:rsid="0239d36f" style:font-name-complex="Times New Roman"/>
    </style:style>
    <style:style style:name="T392" style:family="text">
      <style:text-properties officeooo:rsid="025453f9" style:font-name-complex="Times New Roman"/>
    </style:style>
    <style:style style:name="T393" style:family="text">
      <style:text-properties officeooo:rsid="02a5ed4d" style:font-name-complex="Times New Roman"/>
    </style:style>
    <style:style style:name="T394" style:family="text">
      <style:text-properties officeooo:rsid="02afedb9"/>
    </style:style>
    <style:style style:name="T395" style:family="text">
      <style:text-properties officeooo:rsid="0229108d"/>
    </style:style>
    <style:style style:name="T396" style:family="text">
      <style:text-properties officeooo:rsid="024f68a0"/>
    </style:style>
    <style:style style:name="T397" style:family="text">
      <style:text-properties officeooo:rsid="02343c1d"/>
    </style:style>
    <style:style style:name="T398" style:family="text">
      <style:text-properties officeooo:rsid="02401a08"/>
    </style:style>
    <style:style style:name="T399" style:family="text">
      <style:text-properties officeooo:rsid="0243e173"/>
    </style:style>
    <style:style style:name="T400" style:family="text">
      <style:text-properties officeooo:rsid="02459e97"/>
    </style:style>
    <style:style style:name="T401" style:family="text">
      <style:text-properties officeooo:rsid="0249e45e"/>
    </style:style>
    <style:style style:name="T402" style:family="text">
      <style:text-properties officeooo:rsid="0228a669"/>
    </style:style>
    <style:style style:name="T403" style:family="text">
      <style:text-properties officeooo:rsid="025a7099"/>
    </style:style>
    <style:style style:name="T404" style:family="text">
      <style:text-properties officeooo:rsid="02550e9a"/>
    </style:style>
    <style:style style:name="T405" style:family="text">
      <style:text-properties officeooo:rsid="025c5810"/>
    </style:style>
    <style:style style:name="T406" style:family="text">
      <style:text-properties officeooo:rsid="0255e935"/>
    </style:style>
    <style:style style:name="T407" style:family="text">
      <style:text-properties officeooo:rsid="025dff38"/>
    </style:style>
    <style:style style:name="T408" style:family="text">
      <style:text-properties officeooo:rsid="0267a973"/>
    </style:style>
    <style:style style:name="T409" style:family="text">
      <style:text-properties officeooo:rsid="025cb102"/>
    </style:style>
    <style:style style:name="T410" style:family="text">
      <style:text-properties officeooo:rsid="0268e9ab"/>
    </style:style>
    <style:style style:name="T411" style:family="text">
      <style:text-properties officeooo:rsid="027157e1"/>
    </style:style>
    <style:style style:name="T412" style:family="text">
      <style:text-properties officeooo:rsid="0277239c"/>
    </style:style>
    <style:style style:name="T413" style:family="text">
      <style:text-properties officeooo:rsid="027afa65"/>
    </style:style>
    <style:style style:name="T414" style:family="text">
      <style:text-properties officeooo:rsid="027cbd86"/>
    </style:style>
    <style:style style:name="T415" style:family="text">
      <style:text-properties officeooo:rsid="027fc591"/>
    </style:style>
    <style:style style:name="T416" style:family="text">
      <style:text-properties officeooo:rsid="028495a1"/>
    </style:style>
    <style:style style:name="T417" style:family="text">
      <style:text-properties officeooo:rsid="0285c2e1"/>
    </style:style>
    <style:style style:name="T418" style:family="text">
      <style:text-properties officeooo:rsid="0280f72c"/>
    </style:style>
    <style:style style:name="T419" style:family="text">
      <style:text-properties officeooo:rsid="02732b5a"/>
    </style:style>
    <style:style style:name="T420" style:family="text">
      <style:text-properties officeooo:rsid="028b1e32"/>
    </style:style>
    <style:style style:name="T421" style:family="text">
      <style:text-properties officeooo:rsid="028c81ba"/>
    </style:style>
    <style:style style:name="T422" style:family="text">
      <style:text-properties officeooo:rsid="00ba6b9f"/>
    </style:style>
    <style:style style:name="T423" style:family="text">
      <style:text-properties officeooo:rsid="0273dc12"/>
    </style:style>
    <style:style style:name="T424" style:family="text">
      <style:text-properties officeooo:rsid="0274dcc9"/>
    </style:style>
    <style:style style:name="T425" style:family="text">
      <style:text-properties officeooo:rsid="02e36c82"/>
    </style:style>
    <style:style style:name="T426" style:family="text">
      <style:text-properties officeooo:rsid="0297406c"/>
    </style:style>
    <style:style style:name="T427" style:family="text">
      <style:text-properties officeooo:rsid="02763b85"/>
    </style:style>
    <style:style style:name="T428" style:family="text">
      <style:text-properties officeooo:rsid="0297b9fc"/>
    </style:style>
    <style:style style:name="T429" style:family="text">
      <style:text-properties officeooo:rsid="02aba7fa"/>
    </style:style>
    <style:style style:name="T430" style:family="text">
      <style:text-properties officeooo:rsid="029b9d50"/>
    </style:style>
    <style:style style:name="T431" style:family="text">
      <style:text-properties officeooo:rsid="029d4e96"/>
    </style:style>
    <style:style style:name="T432" style:family="text">
      <style:text-properties officeooo:rsid="0226a1f3"/>
    </style:style>
    <style:style style:name="T433" style:family="text">
      <style:text-properties officeooo:rsid="02a66480"/>
    </style:style>
    <style:style style:name="T434" style:family="text">
      <style:text-properties officeooo:rsid="0232c1ed"/>
    </style:style>
    <style:style style:name="T435" style:family="text">
      <style:text-properties officeooo:rsid="02a88f19"/>
    </style:style>
    <style:style style:name="T436" style:family="text">
      <style:text-properties officeooo:rsid="02b6bb1e"/>
    </style:style>
    <style:style style:name="T437" style:family="text">
      <style:text-properties officeooo:rsid="02277db5"/>
    </style:style>
    <style:style style:name="T438" style:family="text">
      <style:text-properties officeooo:rsid="022916a0"/>
    </style:style>
    <style:style style:name="T439" style:family="text">
      <style:text-properties style:font-name="times new roman" fo:font-size="14pt" style:font-size-asian="14pt" style:font-size-complex="14pt"/>
    </style:style>
    <style:style style:name="T440" style:family="text">
      <style:text-properties style:font-name="times new roman" fo:font-size="14pt" officeooo:rsid="022ebaae" style:font-size-asian="14pt" style:font-size-complex="14pt"/>
    </style:style>
    <style:style style:name="T441" style:family="text">
      <style:text-properties style:font-name="times new roman" fo:font-size="14pt" officeooo:rsid="02304ab6" style:font-size-asian="14pt" style:font-size-complex="14pt"/>
    </style:style>
    <style:style style:name="T442" style:family="text">
      <style:text-properties style:font-name="times new roman" fo:font-size="14pt" officeooo:rsid="02315b47" style:font-size-asian="14pt" style:font-size-complex="14pt"/>
    </style:style>
    <style:style style:name="T443" style:family="text">
      <style:text-properties style:font-name="times new roman" fo:font-size="14pt" officeooo:rsid="023312ef" style:font-size-asian="14pt" style:font-size-complex="14pt"/>
    </style:style>
    <style:style style:name="T444" style:family="text">
      <style:text-properties style:font-name="times new roman" fo:font-size="14pt" officeooo:rsid="02cb47f8" style:font-size-asian="14pt" style:font-size-complex="14pt"/>
    </style:style>
    <style:style style:name="T445" style:family="text">
      <style:text-properties style:font-name="times new roman" fo:font-size="14pt" officeooo:rsid="03348f94" style:font-size-asian="14pt" style:font-size-complex="14pt"/>
    </style:style>
    <style:style style:name="T446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47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48" style:family="text">
      <style:text-properties officeooo:rsid="022cc0d2"/>
    </style:style>
    <style:style style:name="T449" style:family="text">
      <style:text-properties officeooo:rsid="022ebaae"/>
    </style:style>
    <style:style style:name="T450" style:family="text">
      <style:text-properties officeooo:rsid="0237b429"/>
    </style:style>
    <style:style style:name="T451" style:family="text">
      <style:text-properties officeooo:rsid="0238d2c4"/>
    </style:style>
    <style:style style:name="T452" style:family="text">
      <style:text-properties officeooo:rsid="0239d36f"/>
    </style:style>
    <style:style style:name="T453" style:family="text">
      <style:text-properties officeooo:rsid="023c74da"/>
    </style:style>
    <style:style style:name="T454" style:family="text">
      <style:text-properties officeooo:rsid="026f42a6"/>
    </style:style>
    <style:style style:name="T455" style:family="text">
      <style:text-properties officeooo:rsid="02700f49"/>
    </style:style>
    <style:style style:name="T456" style:family="text">
      <style:text-properties officeooo:rsid="0272f8d8"/>
    </style:style>
    <style:style style:name="T457" style:family="text">
      <style:text-properties officeooo:rsid="02736f3d"/>
    </style:style>
    <style:style style:name="T458" style:family="text">
      <style:text-properties officeooo:rsid="027abb30"/>
    </style:style>
    <style:style style:name="T459" style:family="text">
      <style:text-properties officeooo:rsid="0286ed9f"/>
    </style:style>
    <style:style style:name="T460" style:family="text">
      <style:text-properties officeooo:rsid="028845da"/>
    </style:style>
    <style:style style:name="T461" style:family="text">
      <style:text-properties officeooo:rsid="028da146"/>
    </style:style>
    <style:style style:name="T462" style:family="text">
      <style:text-properties officeooo:rsid="028e1c4f"/>
    </style:style>
    <style:style style:name="T463" style:family="text">
      <style:text-properties officeooo:rsid="028f45b7"/>
    </style:style>
    <style:style style:name="T464" style:family="text">
      <style:text-properties officeooo:rsid="028fd500"/>
    </style:style>
    <style:style style:name="T465" style:family="text">
      <style:text-properties officeooo:rsid="0298652f"/>
    </style:style>
    <style:style style:name="T466" style:family="text">
      <style:text-properties officeooo:rsid="02997063"/>
    </style:style>
    <style:style style:name="T467" style:family="text">
      <style:text-properties officeooo:rsid="029ada60"/>
    </style:style>
    <style:style style:name="T468" style:family="text">
      <style:text-properties officeooo:rsid="029c8074"/>
    </style:style>
    <style:style style:name="T469" style:family="text">
      <style:text-properties officeooo:rsid="029e86e2"/>
    </style:style>
    <style:style style:name="T470" style:family="text">
      <style:text-properties officeooo:rsid="02ac77b1"/>
    </style:style>
    <style:style style:name="T471" style:family="text">
      <style:text-properties style:text-position="super 58%" fo:font-size="12pt" style:font-size-asian="12pt" style:font-name-complex="Times New Roman" style:font-size-complex="12pt"/>
    </style:style>
    <style:style style:name="T472" style:family="text">
      <style:text-properties style:text-position="super 58%" fo:language="en" fo:country="US" officeooo:rsid="02bfa88c"/>
    </style:style>
    <style:style style:name="T473" style:family="text">
      <style:text-properties style:text-position="super 58%" fo:language="en" fo:country="US" officeooo:rsid="02c87178"/>
    </style:style>
    <style:style style:name="T474" style:family="text">
      <style:text-properties officeooo:rsid="02b049e3"/>
    </style:style>
    <style:style style:name="T475" style:family="text">
      <style:text-properties officeooo:rsid="02b2ab90"/>
    </style:style>
    <style:style style:name="T476" style:family="text">
      <style:text-properties officeooo:rsid="02b91f9b"/>
    </style:style>
    <style:style style:name="T477" style:family="text">
      <style:text-properties fo:language="none" fo:country="none" officeooo:rsid="02ac77b1"/>
    </style:style>
    <style:style style:name="T478" style:family="text">
      <style:text-properties fo:language="none" fo:country="none" officeooo:rsid="02bc14f8"/>
    </style:style>
    <style:style style:name="T479" style:family="text">
      <style:text-properties fo:language="none" fo:country="none" officeooo:rsid="02bd0267"/>
    </style:style>
    <style:style style:name="T480" style:family="text">
      <style:text-properties officeooo:rsid="02bb8d35"/>
    </style:style>
    <style:style style:name="T481" style:family="text">
      <style:text-properties officeooo:rsid="02bdab9b"/>
    </style:style>
    <style:style style:name="T482" style:family="text">
      <style:text-properties officeooo:rsid="02be6a10"/>
    </style:style>
    <style:style style:name="T483" style:family="text">
      <style:text-properties officeooo:rsid="02bfa88c"/>
    </style:style>
    <style:style style:name="T484" style:family="text">
      <style:text-properties fo:language="en" fo:country="US"/>
    </style:style>
    <style:style style:name="T485" style:family="text">
      <style:text-properties fo:language="en" fo:country="US" officeooo:rsid="02bfa88c"/>
    </style:style>
    <style:style style:name="T486" style:family="text">
      <style:text-properties fo:language="en" fo:country="US" officeooo:rsid="02c9ffe5"/>
    </style:style>
    <style:style style:name="T487" style:family="text">
      <style:text-properties fo:language="en" fo:country="US" officeooo:rsid="02cc9c39"/>
    </style:style>
    <style:style style:name="T488" style:family="text">
      <style:text-properties fo:language="en" fo:country="US" officeooo:rsid="02cbb881"/>
    </style:style>
    <style:style style:name="T489" style:family="text">
      <style:text-properties fo:language="en" fo:country="US" officeooo:rsid="0303058b"/>
    </style:style>
    <style:style style:name="T490" style:family="text">
      <style:text-properties fo:language="en" fo:country="US" officeooo:rsid="02c87178"/>
    </style:style>
    <style:style style:name="T491" style:family="text">
      <style:text-properties fo:language="en" fo:country="US" officeooo:rsid="02e34bdc"/>
    </style:style>
    <style:style style:name="T492" style:family="text">
      <style:text-properties fo:language="en" fo:country="US" officeooo:rsid="02f3bd61"/>
    </style:style>
    <style:style style:name="T493" style:family="text">
      <style:text-properties officeooo:rsid="02c25d06"/>
    </style:style>
    <style:style style:name="T494" style:family="text">
      <style:text-properties officeooo:rsid="02c46d9c"/>
    </style:style>
    <style:style style:name="T495" style:family="text">
      <style:text-properties officeooo:rsid="02c95504"/>
    </style:style>
    <style:style style:name="T496" style:family="text">
      <style:text-properties officeooo:rsid="02d18c4d"/>
    </style:style>
    <style:style style:name="T497" style:family="text">
      <style:text-properties officeooo:rsid="00861c75"/>
    </style:style>
    <style:style style:name="T498" style:family="text">
      <style:text-properties officeooo:rsid="02e0677b"/>
    </style:style>
    <style:style style:name="T499" style:family="text">
      <style:text-properties officeooo:rsid="02e5bce1"/>
    </style:style>
    <style:style style:name="T500" style:family="text">
      <style:text-properties officeooo:rsid="02ee068c"/>
    </style:style>
    <style:style style:name="T501" style:family="text">
      <style:text-properties officeooo:rsid="02ee2521"/>
    </style:style>
    <style:style style:name="T502" style:family="text">
      <style:text-properties officeooo:rsid="02fe7524"/>
    </style:style>
    <style:style style:name="T503" style:family="text">
      <style:text-properties officeooo:rsid="02fedf19"/>
    </style:style>
    <style:style style:name="T504" style:family="text">
      <style:text-properties officeooo:rsid="03034207"/>
    </style:style>
    <style:style style:name="T505" style:family="text">
      <style:text-properties officeooo:rsid="031335da"/>
    </style:style>
    <style:style style:name="T506" style:family="text">
      <style:text-properties officeooo:rsid="03185360"/>
    </style:style>
    <style:style style:name="T507" style:family="text">
      <style:text-properties officeooo:rsid="031f0f17"/>
    </style:style>
    <style:style style:name="T508" style:family="text">
      <style:text-properties officeooo:rsid="03213f68"/>
    </style:style>
    <style:style style:name="T509" style:family="text">
      <style:text-properties officeooo:rsid="0323ed81"/>
    </style:style>
    <style:style style:name="T510" style:family="text">
      <style:text-properties officeooo:rsid="032451d8"/>
    </style:style>
    <style:style style:name="T511" style:family="text">
      <style:text-properties officeooo:rsid="03270fd0"/>
    </style:style>
    <style:style style:name="T512" style:family="text">
      <style:text-properties officeooo:rsid="0327fdd0"/>
    </style:style>
    <style:style style:name="T513" style:family="text">
      <style:text-properties officeooo:rsid="022cc0d2" style:font-size-asian="14pt" style:font-size-complex="14pt"/>
    </style:style>
    <style:style style:name="T514" style:family="text">
      <style:text-properties officeooo:rsid="02932249" style:font-size-asian="14pt" style:font-size-complex="14pt"/>
    </style:style>
    <style:style style:name="T515" style:family="text">
      <style:text-properties officeooo:rsid="032c0860"/>
    </style:style>
    <style:style style:name="T516" style:family="text">
      <style:text-properties officeooo:rsid="032e82c4"/>
    </style:style>
    <style:style style:name="T517" style:family="text">
      <style:text-properties officeooo:rsid="032f52ac"/>
    </style:style>
    <style:style style:name="T518" style:family="text">
      <style:text-properties officeooo:rsid="0330f9ed"/>
    </style:style>
    <style:style style:name="T519" style:family="text">
      <style:text-properties officeooo:rsid="0331c282"/>
    </style:style>
    <style:style style:name="T520" style:family="text">
      <style:text-properties officeooo:rsid="0332cc9c"/>
    </style:style>
    <style:style style:name="T521" style:family="text">
      <style:text-properties officeooo:rsid="03348f94"/>
    </style:style>
    <style:style style:name="T522" style:family="text">
      <style:text-properties officeooo:rsid="0337e8c2"/>
    </style:style>
    <style:style style:name="T523" style:family="text">
      <style:text-properties officeooo:rsid="0338f67b"/>
    </style:style>
    <style:style style:name="T524" style:family="text">
      <style:text-properties officeooo:rsid="033cd99a"/>
    </style:style>
    <style:style style:name="T525" style:family="text">
      <style:text-properties officeooo:rsid="033d7cfc"/>
    </style:style>
    <style:style style:name="T526" style:family="text">
      <style:text-properties officeooo:rsid="033f0a1a"/>
    </style:style>
    <style:style style:name="T527" style:family="text">
      <style:text-properties officeooo:rsid="034b9cb6"/>
    </style:style>
    <style:style style:name="T528" style:family="text">
      <style:text-properties officeooo:rsid="034e26e8"/>
    </style:style>
    <style:style style:name="T529" style:family="text">
      <style:text-properties officeooo:rsid="0369e729"/>
    </style:style>
    <style:style style:name="T530" style:family="text">
      <style:text-properties officeooo:rsid="036b918b"/>
    </style:style>
    <style:style style:name="T531" style:family="text">
      <style:text-properties officeooo:rsid="036be492"/>
    </style:style>
    <style:style style:name="T532" style:family="text">
      <style:text-properties officeooo:rsid="03738cb6"/>
    </style:style>
    <style:style style:name="T533" style:family="text">
      <style:text-properties officeooo:rsid="0377620f"/>
    </style:style>
    <style:style style:name="T534" style:family="text">
      <style:text-properties officeooo:rsid="037d84d2"/>
    </style:style>
    <style:style style:name="T535" style:family="text">
      <style:text-properties officeooo:rsid="037f4870"/>
    </style:style>
    <style:style style:name="T536" style:family="text">
      <style:text-properties officeooo:rsid="0380dddd"/>
    </style:style>
    <style:style style:name="T537" style:family="text">
      <style:text-properties officeooo:rsid="03821f6a"/>
    </style:style>
    <style:style style:name="T538" style:family="text">
      <style:text-properties officeooo:rsid="0382784a"/>
    </style:style>
    <style:style style:name="T539" style:family="text">
      <style:text-properties officeooo:rsid="0383ce80"/>
    </style:style>
    <style:style style:name="T540" style:family="text">
      <style:text-properties officeooo:rsid="038d1f73"/>
    </style:style>
    <style:style style:name="T541" style:family="text">
      <style:text-properties officeooo:rsid="0390b789"/>
    </style:style>
    <style:style style:name="T542" style:family="text">
      <style:text-properties officeooo:rsid="03915e55"/>
    </style:style>
    <style:style style:name="T543" style:family="text">
      <style:text-properties officeooo:rsid="03959779"/>
    </style:style>
    <style:style style:name="T544" style:family="text">
      <style:text-properties style:font-name="Times New Roman" officeooo:rsid="00861c75" style:font-name-complex="Times New Roman"/>
    </style:style>
    <style:style style:name="T545" style:family="text">
      <style:text-properties style:font-name="Times New Roman" officeooo:rsid="039b3412" style:font-name-complex="Times New Roman"/>
    </style:style>
    <style:style style:name="T546" style:family="text">
      <style:text-properties style:font-name="Times New Roman" officeooo:rsid="039ccbce" style:font-name-complex="Times New Roman"/>
    </style:style>
    <style:style style:name="T547" style:family="text">
      <style:text-properties style:font-name="Times New Roman" officeooo:rsid="039df8bf" style:font-name-complex="Times New Roman"/>
    </style:style>
    <style:style style:name="T548" style:family="text">
      <style:text-properties style:font-name="Times New Roman" officeooo:rsid="039fa555" style:font-name-complex="Times New Roman"/>
    </style:style>
    <style:style style:name="T549" style:family="text">
      <style:text-properties style:font-name="Times New Roman" officeooo:rsid="03a12d6c" style:font-name-complex="Times New Roman"/>
    </style:style>
    <style:style style:name="T550" style:family="text">
      <style:text-properties style:font-name="Times New Roman" officeooo:rsid="03a2238c" style:font-name-complex="Times New Roman"/>
    </style:style>
    <style:style style:name="T551" style:family="text">
      <style:text-properties style:font-name="Times New Roman" officeooo:rsid="03a37413" style:font-name-complex="Times New Roman"/>
    </style:style>
    <style:style style:name="T552" style:family="text">
      <style:text-properties style:font-name="Times New Roman" officeooo:rsid="03a3a6ad" style:font-name-complex="Times New Roman"/>
    </style:style>
    <style:style style:name="T553" style:family="text">
      <style:text-properties style:font-name="Times New Roman" officeooo:rsid="03a498d0" style:font-name-complex="Times New Roman"/>
    </style:style>
    <style:style style:name="T554" style:family="text">
      <style:text-properties style:font-name="Times New Roman" officeooo:rsid="03a664e2" style:font-name-complex="Times New Roman"/>
    </style:style>
    <style:style style:name="T555" style:family="text">
      <style:text-properties officeooo:rsid="02a90df4"/>
    </style:style>
    <style:style style:name="T556" style:family="text">
      <style:text-properties officeooo:rsid="039ccbc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6"><draw:frame draw:style-name="fr1" draw:name="Image1" text:anchor-type="as-char" svg:width="2.258cm" svg:height="1.921cm" draw:z-index="28"><draw:image xlink:href="Pictures/10000201000000D10000008CE8DCFB09992FA7E5.png" xlink:type="simple" xlink:show="embed" xlink:actuate="onLoad"/></draw:frame></text:p>
          </table:table-cell>
          <table:table-cell table:style-name="Table1.A1" office:value-type="string">
            <text:p text:style-name="P117">Негосударственное образовательное учреждение </text:p>
            <text:p text:style-name="P117">высшего образования </text:p>
            <text:p text:style-name="P117">Московский технологический институт</text:p>
          </table:table-cell>
        </table:table-row>
      </table:table>
      <text:p text:style-name="P77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7">Факультет: Техники и современных технологий</text:p>
          </table:table-cell>
          <table:table-cell table:style-name="Table2.A1" office:value-type="string">
            <text:p text:style-name="P17">Кафедра: Информатики и автоматизации</text:p>
          </table:table-cell>
        </table:table-row>
      </table:table>
      <text:p text:style-name="P78"/>
      <text:p text:style-name="P17">Уровень образования: бакалавриат</text:p>
      <text:p text:style-name="P17">Направление: 230100 «Информатика и вычислительная техника»</text:p>
      <text:p text:style-name="P17">Профиль: «Программное обеспечение средств вычислительной техники и автоматизированных систем»</text:p>
      <text:p text:style-name="P65"/>
      <text:p text:style-name="P68"/>
      <text:p text:style-name="P67"/>
      <text:p text:style-name="P66"/>
      <text:p text:style-name="P64">ВЫПУСКНАЯ КВАЛИФИКАЦИОННАЯ РАБОТА</text:p>
      <text:p text:style-name="P80"/>
      <text:p text:style-name="P80">на тему:</text:p>
      <text:p text:style-name="P84"/>
      <text:p text:style-name="P86">«Разработка системы оптимизации распределения инвестиций (на примере).»</text:p>
      <text:p text:style-name="P85"/>
      <text:p text:style-name="P85"/>
      <text:p text:style-name="P82">Студента: Габец Тимура Георгиевича <text:s text:c="3"/>___________________</text:p>
      <text:p text:style-name="P87"><text:s text:c="55"/>Ф.И.О. (полностью) <text:s text:c="50"/>(подпись) <text:s text:c="24"/></text:p>
      <text:p text:style-name="P79"/>
      <text:p text:style-name="P82">Руководитель ВКР: КТН, доцент Бужинский Владимир Александрович _____________</text:p>
      <text:p text:style-name="P79"><text:span text:style-name="T471"><text:s text:c="58"/>ученая степень, звание</text:span><text:bookmark text:name="_GoBack1"/><text:span text:style-name="T471"> <text:s text:c="41"/>Ф.И.О. (полностью) <text:s text:c="57"/>(подпись) <text:s text:c="38"/></text:span></text:p>
      <text:p text:style-name="P81"/>
      <text:p text:style-name="P81">Допущена к защите:</text:p>
      <text:p text:style-name="P81"/>
      <text:p text:style-name="P82">Зав.кафедрой: КТН, доцент Подлевских Александр Павлович _____________________</text:p>
      <text:p text:style-name="P118"><text:s text:c="2"/>ученая степень, звание <text:s text:c="20"/>Ф.И.О. (полностью) <text:s text:c="71"/>(подпись) <text:s text:c="38"/></text:p>
      <text:p text:style-name="P81"/>
      <text:p text:style-name="P81">« ____» <text:s/>_______________ 20<text:span text:style-name="T496">16</text:span> г.</text:p>
      <text:p text:style-name="P81"/>
      <text:p text:style-name="P81"/>
      <text:p text:style-name="P7"/>
      <text:p text:style-name="P83"/>
      <text:p text:style-name="P83"/>
      <text:p text:style-name="P83"/>
      <text:p text:style-name="P83"/>
      <text:p text:style-name="P83"/>
      <text:p text:style-name="P83"/>
      <text:p text:style-name="P8">Москва 2016 г.</text:p>
      <text:p text:style-name="P105"><text:bookmark-start text:name="__RefHeading__73_1326476611"/>ОГЛАВЛЕНИЕ<text:bookmark-end text:name="__RefHeading__73_1326476611"/></text:p>
      <text:p text:style-name="P1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121"><text:a xlink:type="simple" xlink:href="#__RefHeading__73_1326476611" text:style-name="Index_20_Link" text:visited-style-name="Index_20_Link">ОГЛАВЛЕНИЕ<text:tab/>2</text:a></text:p>
          <text:p text:style-name="P121"><text:a xlink:type="simple" xlink:href="#__RefHeading__75_1326476611" text:style-name="Index_20_Link" text:visited-style-name="Index_20_Link">ВВЕДЕНИЕ<text:tab/>3</text:a></text:p>
          <text:p text:style-name="P121"><text:a xlink:type="simple" xlink:href="#__RefHeading___Toc5159_1010778528" text:style-name="Index_20_Link" text:visited-style-name="Index_20_Link">ГЛАВА 1. ИНВЕСТИЦИИ<text:tab/>5</text:a></text:p>
          <text:p text:style-name="P122"><text:a xlink:type="simple" xlink:href="#__RefHeading___Toc142_1574039482" text:style-name="Index_20_Link" text:visited-style-name="Index_20_Link">1.1. Основные типы инвестиций и их классификация<text:tab/>5</text:a></text:p>
          <text:p text:style-name="P122"><text:a xlink:type="simple" xlink:href="#__RefHeading___Toc2078_795193529" text:style-name="Index_20_Link" text:visited-style-name="Index_20_Link">1.2. Инвестиции в ценные бумаги<text:tab/>6</text:a></text:p>
          <text:p text:style-name="P122"><text:a xlink:type="simple" xlink:href="#__RefHeading___Toc1809_1435979290" text:style-name="Index_20_Link" text:visited-style-name="Index_20_Link">1.3. Инвестиционный процесс<text:tab/>22</text:a></text:p>
          <text:p text:style-name="P121"><text:a xlink:type="simple" xlink:href="#__RefHeading___Toc7229_1010778528" text:style-name="Index_20_Link" text:visited-style-name="Index_20_Link">ГЛАВА 2. ОСНОВЫ СОВРЕМЕННОЙ ТЕОРИИ ФОРМИРОВАНИЯ ПОРТФЕЛЯ<text:tab/>29</text:a></text:p>
          <text:p text:style-name="P122"><text:a xlink:type="simple" xlink:href="#__RefHeading___Toc150_1574039482" text:style-name="Index_20_Link" text:visited-style-name="Index_20_Link">2.1. Основные термины и понятия<text:tab/>30</text:a></text:p>
          <text:p text:style-name="P122"><text:a xlink:type="simple" xlink:href="#__RefHeading___Toc152_1574039482" text:style-name="Index_20_Link" text:visited-style-name="Index_20_Link">2.2. Портфельный анализ<text:tab/>33</text:a></text:p>
          <text:p text:style-name="P122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121"><text:a xlink:type="simple" xlink:href="#__RefHeading___Toc154_1574039482" text:style-name="Index_20_Link" text:visited-style-name="Index_20_Link">ГЛАВА 3. СИСТЕМА ОПТИМАЛЬНОГО РАСПРЕДЕЛЕНИЯ ИНВЕСТИЦИЙ<text:tab/>49</text:a></text:p>
          <text:p text:style-name="P122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49</text:a></text:p>
          <text:p text:style-name="P122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2</text:a></text:p>
          <text:p text:style-name="P122"><text:a xlink:type="simple" xlink:href="#__RefHeading___Toc160_1574039482" text:style-name="Index_20_Link" text:visited-style-name="Index_20_Link">3.3. Практическая значимость разработанной системы<text:tab/>65</text:a></text:p>
          <text:p text:style-name="P121"><text:a xlink:type="simple" xlink:href="#__RefHeading___Toc473_1574039482" text:style-name="Index_20_Link" text:visited-style-name="Index_20_Link">ЗАКЛЮЧЕНИЕ<text:tab/>76</text:a></text:p>
          <text:p text:style-name="P121"><text:a xlink:type="simple" xlink:href="#__RefHeading___Toc5328_859139803" text:style-name="Index_20_Link" text:visited-style-name="Index_20_Link">СПИСОК ИСПОЛЬЗОВАННОЙ ЛИТЕРАТУРЫ<text:tab/>79</text:a></text:p>
        </text:index-body>
      </text:table-of-content>
      <text:p text:style-name="P4"/>
      <text:section text:style-name="Sect2" text:name="Section1">
        <text:h text:style-name="P183" text:outline-level="1"><text:bookmark-start text:name="__RefHeading__75_1326476611"/>ВВЕДЕНИЕ<text:bookmark-end text:name="__RefHeading__75_1326476611"/></text:h>
        <text:p text:style-name="P93">Актуальность темы исследования данной выпускной квалификационной работы <text:span text:style-name="T470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93">Объектом исследования выпускной квалификационной работы являются «Информационные системы», а предметом исследования – «<text:span text:style-name="T474">система оптимизации распределения инвестиций</text:span>». </text:p>
        <text:p text:style-name="Standard"><text:span text:style-name="T237">Целью выпускной квалификационной работы является разработка программного модуля </text:span><text:span text:style-name="T238">с</text:span><text:span text:style-name="T239">истемы оптимизации распределения инвестиций </text:span><text:span text:style-name="T240">с применением одного</text:span><text:span text:style-name="T239"> </text:span><text:span text:style-name="T241">из </text:span><text:span text:style-name="T239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7468230336629989241" text:style-name="WW8Num4">
          <text:list-item>
            <text:p text:style-name="P141">дать определение понятию инвестиции, привести основную классификацию инвестиций</text:p>
          </text:list-item>
          <text:list-item>
            <text:p text:style-name="P141">указать основные этапы инвестиционного процесса</text:p>
          </text:list-item>
          <text:list-item>
            <text:p text:style-name="P141">рассмотреть теоретические основы современной теории формирования инвестиционного портфеля</text:p>
          </text:list-item>
          <text:list-item>
            <text:p text:style-name="P141">указать методы оценки эффективности инвестиций</text:p>
          </text:list-item>
          <text:list-item>
            <text:p text:style-name="P141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141">провести оценку эффективности разработанной системы</text:p>
          </text:list-item>
        </text:list>
        <text:p text:style-name="Standard"/>
        <text:p text:style-name="Standard"><text:soft-page-break/><text:span text:style-name="T214">Теоретическая и практическая значимость работы</text:span><text:span text:style-name="T215"> заключается в том, что </text:span><text:span text:style-name="T216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217">«наивн</text:span><text:span text:style-name="T216">ое</text:span><text:span text:style-name="T217">» управления инвестициями, </text:span><text:span text:style-name="T216"><text:s/>выраженное в </text:span><text:span text:style-name="T218">отсутстви</text:span><text:span text:style-name="T216">и</text:span><text:span text:style-name="T218"> объективных критериев оптимальности и эффективности, </text:span><text:span text:style-name="T216">а также </text:span><text:span text:style-name="T218">неучет</text:span><text:span text:style-name="T216">е</text:span><text:span text:style-name="T218"> риска в </text:span><text:span text:style-name="T216">математической</text:span><text:span text:style-name="T218"> форме </text:span><text:span text:style-name="T216">либо</text:span><text:span text:style-name="T218"> подмен</text:span><text:span text:style-name="T216">е</text:span><text:span text:style-name="T218"> </text:span><text:span text:style-name="T216">его</text:span><text:span text:style-name="T218"> словесными формулировками. </text:span><text:span text:style-name="T216">Что характерно, </text:span><text:span text:style-name="T219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216">Результатом такого управления зачастую является неудовлетворительные показатели доходности инвестиций. </text:span><text:span text:style-name="T220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212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229"> современной </text:span><text:span text:style-name="T231">теорией формирования портфеля </text:span><text:span text:style-name="T232">(modern portfolio theory</text:span><text:span text:style-name="T231">). Областью применения данной системы являются инвестиции в обыкновенные акции.</text:span></text:p>
        <text:p text:style-name="Standard"><text:span text:style-name="T212">При написании работы использовались научные труды следующих авторов: </text:span><text:span text:style-name="T213">Н.И. </text:span><text:span text:style-name="T221">Берзон Н.И.</text:span><text:span text:style-name="T220">[1], Ц.Боди [2]</text:span><text:span text:style-name="T222">,</text:span><text:span text:style-name="T211"> </text:span><text:span text:style-name="T236">У. Шарп[4], Y.Hilpish [6]</text:span><text:span text:style-name="T225">.</text:span></text:p>
        <text:p text:style-name="Standard">Выпускная квалификационная работа состоит из <text:span text:style-name="T475">в</text:span>ведения, трех глав, Заключения, Списка использованной литературы, Приложения.</text:p>
        <text:p text:style-name="Standard">В первой главе выпускной квалификационной работы рассматриваются основные понятия, <text:span text:style-name="T475">связанные с инвестициями в ценные бумаги</text:span>.</text:p>
        <text:p text:style-name="Standard">Во второй главе работы отражаются основные аспекты <text:span text:style-name="T475">инвестиционного процесса</text:span>.</text:p>
        <text:p text:style-name="Standard"><text:span text:style-name="T225">В третьей главе работы </text:span><text:span text:style-name="T236">описывается</text:span><text:span text:style-name="T225"> разработ</text:span><text:span text:style-name="T236">анный программный модуль, производится его тестирование</text:span><text:span text:style-name="T225"> </text:span><text:span text:style-name="T236">и </text:span><text:span text:style-name="T242">осуществляется </text:span><text:span text:style-name="T236">оценка </text:span><text:span text:style-name="T242">его</text:span><text:span text:style-name="T236"> эффективности.</text:span></text:p>
        <text:h text:style-name="P186" text:outline-level="1"><text:bookmark-start text:name="__RefHeading___Toc5159_1010778528"/>ГЛАВА 1. ИНВЕСТИЦИИ<text:bookmark-end text:name="__RefHeading___Toc5159_1010778528"/></text:h>
        <text:h text:style-name="P188" text:outline-level="2"/>
        <text:h text:style-name="P188" text:outline-level="2"><text:bookmark-start text:name="__RefHeading___Toc142_1574039482"/>1.<text:span text:style-name="T312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506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oft-page-break/><text:span text:style-name="T227">О</text:span><text:span text:style-name="T228">сновным объектом финансовой инвестиции является ценная бумага. «</text:span><text:span text:style-name="T230">Ценная бумага</text:span><text:span text:style-name="T223"> (security) </text:span><text:span text:style-name="T226">означает</text:span><text:span text:style-name="T223"> законодательно признанное свидетельство права на получение ожидаемых в будущем доходов при конкретных условиях»[4, </text:span><text:span text:style-name="T226">стр. 3</text:span><text:span text:style-name="T223">]. </text:span><text:span text:style-name="T227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224">Различные типы </text:span><text:span text:style-name="T227">финансовых инвестиций</text:span><text:span text:style-name="T224">, а также их основные особенности, будут рассмотрены в следующем разделе.</text:span></text:p>
        <text:p text:style-name="P142"/>
        <text:h text:style-name="P189" text:outline-level="2"><text:bookmark-start text:name="__RefHeading___Toc2078_795193529"/>1.2. Инвестиции в ценные бумаги<text:bookmark-end text:name="__RefHeading___Toc2078_795193529"/></text:h>
        <text:h text:style-name="P194" text:outline-level="3"><text:bookmark-start text:name="__RefHeading___Toc2080_795193529"/><text:span text:style-name="T313">1.2.1. </text:span>Типы ценных бумаг <text:bookmark-end text:name="__RefHeading___Toc2080_795193529"/></text:h>
        <text:p text:style-name="Standard"><text:span text:style-name="T279">С</text:span>огласно [4], можно выделить три основных типа ценных бумаг, которые могут выступать в качестве объекта инвестирования:</text:p>
        <text:list xml:id="list3901987642015021453" text:style-name="L1">
          <text:list-item>
            <text:p text:style-name="P147">Казначейские векселя</text:p>
          </text:list-item>
          <text:list-item>
            <text:p text:style-name="P147">Долгосрочные казначейские и корпоративные облигации</text:p>
          </text:list-item>
          <text:list-item>
            <text:p text:style-name="P147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Image"><draw:frame draw:style-name="fr2" draw:name="Image14" text:anchor-type="char" svg:width="16.499cm" svg:height="8.105cm" draw:z-index="27"><draw:image xlink:href="Pictures/100002010000032000000189231F48745E1D0043.png" xlink:type="simple" xlink:show="embed" xlink:actuate="onLoad"/></draw:frame><text:soft-page-break/><text:span text:style-name="T140">Рисунок </text:span><text:span text:style-name="T141">1</text:span><text:span text:style-name="T140"> — капитализация фондового рынка США, а также пропорции отдельных видов ценных бумаг в нём [8]</text:span></text:p>
        <text:p text:style-name="P69"><text:span text:style-name="T157">Казначейские векселя</text:span><text:span text:style-name="T142"> являются ценными бумагами, подтверждающими </text:span><text:span text:style-name="T143">предоставление краткосрочного кредита Казначейству США. Вследствие того, что</text:span><text:span text:style-name="T142"> «р</text:span><text:span text:style-name="T143">иск нарушения обязательств по выплате такого кредита </text:span><text:span text:style-name="T142">весьма </text:span><text:span text:style-name="T143">незначителен, если вообще существует»[4, стр.3] (Соединенные Штаты Америки, как известно, ни разу не объявляли </text:span><text:span text:style-name="T142">государственный </text:span><text:span text:style-name="T143">дефолт), </text:span><text:span text:style-name="T142">данные ценные бумаги являются хорошим инвестиционным средством с точки зрения риска, </text:span><text:span text:style-name="T144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p text:style-name="P19"><text:span text:style-name="T247">О</text:span><text:span text:style-name="T245">блигаци</text:span><text:span text:style-name="T247">и</text:span> <text:span text:style-name="T325">(bonds) являются</text:span> долгосрочн<text:span text:style-name="T326">ым</text:span> обязательство<text:span text:style-name="T326">м</text:span> со стороны эмитента перед инвестором (т. е. <text:span text:style-name="T327">к</text:span>редитором). <text:span text:style-name="T499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35">Из-за наличия купонных платежей, облигации также называют ценными бумагами с фиксированным доходом (fixed income securities).</text:p>
        <text:p text:style-name="P34"><text:soft-page-break/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20"><text:span text:style-name="T328">Долгосрочные </text:span>казначейски<text:span text:style-name="T328">е</text:span> облигаци<text:span text:style-name="T328">и</text:span> (или бонд<text:span text:style-name="T328">ы, bonds) являются ценными бумагами, подтверждающими предоставление кредита Казначейству США сроком </text:span>примерно на 20 лет. <text:span text:style-name="T329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21">Корпоративные облигации (или корпоративные бонды)<text:span text:style-name="T325"> </text:span>являются ценными бумагами, подтверждающими предоставление кредита <text:span text:style-name="T280">наиболее надежным американским компаниям, выпускающими данные облигации, </text:span>сроком также на 20 лет.</text:p>
        <text:p text:style-name="P69"><text:span text:style-name="T145">Согласно </text:span><text:span text:style-name="T146">таблице 1,</text:span><text:span text:style-name="T145"> доходность корпоративных облигаций в период с 1926 по 2013 год составила </text:span><text:span text:style-name="T147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p text:style-name="Standard"><text:span text:style-name="T245">Обыкновенные акции</text:span> <text:span text:style-name="T330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94">е</text:span> бумаг<text:span text:style-name="T330">и</text:span>, обеспеченны<text:span text:style-name="T330">ми</text:span> акционерным капиталом компани<text:span text:style-name="T330">и (акционерного общества)</text:span>, и «<text:span text:style-name="T330">представляют собой право на совладение корпорацией» [4, стр. 488]. </text:span>Каждая обыкновенная акция дает её <text:span text:style-name="T330">владельцу</text:span> право на один голос при решении всех вопросов корпоративного управления, <text:span text:style-name="T541">используемое</text:span> при голосовании на ежегодном собрании и при распределении финансовой прибыли в соответствии с собственностью. </text:p>
        <text:p text:style-name="Standard"><text:soft-page-break/>Две самые важные характеристики обыкновенной акции как объекта инвестиции в ценные бумаги — это оста<text:span text:style-name="T283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84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31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32">осуществление наличных </text:span>выплат <text:span text:style-name="T332">акционерам, которые называются </text:span>дивиденд<text:span text:style-name="T332">ами (dividends)</text:span>. <text:span text:style-name="T233">Дивиденды — это часть прибыли компании, котора</text:span><text:span text:style-name="T234">я</text:span><text:span text:style-name="T233"> </text:span><text:span text:style-name="T234">выплачивается</text:span><text:span text:style-name="T233"> акционерам </text:span><text:span text:style-name="T234">(обычно это производится ежегодно или ежеквартально)</text:span><text:span text:style-name="T233"> в </text:span><text:soft-page-break/><text:span text:style-name="T233">соответствии </text:span><text:span text:style-name="T235">с количеством и видом акций, долей, находящихся в их владении [21]</text:span><text:span text:style-name="T233">. </text:span><text:span text:style-name="T234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33">силу того, что </text:span>курсы покупки и продажи акций колеблются достаточно сильно, годовая доходность <text:span text:style-name="T334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82">Среднегодовое значение доходности за данный период составило 11,41%.</text:span></text:p>
        <text:p text:style-name="Image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140">Тип ценных бумаг</text:p>
            </table:table-cell>
            <table:table-cell table:style-name="Table3.A1" office:value-type="string">
              <text:p text:style-name="P140">88 лет</text:p>
            </table:table-cell>
            <table:table-cell table:style-name="Table3.A1" office:value-type="string">
              <text:p text:style-name="P140">20 лет</text:p>
            </table:table-cell>
            <table:table-cell table:style-name="Table3.A1" office:value-type="string">
              <text:p text:style-name="P140">10 лет</text:p>
            </table:table-cell>
            <table:table-cell table:style-name="Table3.A1" office:value-type="string">
              <text:p text:style-name="P140">5 лет</text:p>
            </table:table-cell>
            <table:table-cell table:style-name="Table3.A1" office:value-type="string">
              <text:p text:style-name="P140">1 год</text:p>
            </table:table-cell>
            <table:table-cell table:style-name="Table3.G1" office:value-type="string">
              <text:p text:style-name="P140">Стандартное отклонение</text:p>
            </table:table-cell>
          </table:table-row>
          <table:table-row>
            <table:table-cell table:style-name="Table3.A5" office:value-type="string">
              <text:p text:style-name="P140">Казначейские векселя</text:p>
            </table:table-cell>
            <table:table-cell table:style-name="Table3.B5" office:value-type="string">
              <text:p text:style-name="P140">3.5%</text:p>
            </table:table-cell>
            <table:table-cell table:style-name="Table3.C5" office:value-type="string">
              <text:p text:style-name="P140">2.9%</text:p>
            </table:table-cell>
            <table:table-cell table:style-name="Table3.D5" office:value-type="string">
              <text:p text:style-name="P140">1.5%</text:p>
            </table:table-cell>
            <table:table-cell table:style-name="Table3.E5" office:value-type="string">
              <text:p text:style-name="P140">0.1%</text:p>
            </table:table-cell>
            <table:table-cell table:style-name="Table3.F5" office:value-type="string">
              <text:p text:style-name="P140">0.0%</text:p>
            </table:table-cell>
            <table:table-cell table:style-name="Table3.G5" office:value-type="string">
              <text:p text:style-name="P140">3.1%</text:p>
            </table:table-cell>
          </table:table-row>
          <table:table-row>
            <table:table-cell table:style-name="Table3.A5" office:value-type="string">
              <text:p text:style-name="P140">Корпоративные облигации</text:p>
            </table:table-cell>
            <table:table-cell table:style-name="Table3.B5" office:value-type="string">
              <text:p text:style-name="P140">6.0%</text:p>
            </table:table-cell>
            <table:table-cell table:style-name="Table3.C5" office:value-type="string">
              <text:p text:style-name="P140">7.2%</text:p>
            </table:table-cell>
            <table:table-cell table:style-name="Table3.D5" office:value-type="string">
              <text:p text:style-name="P140">6.4%</text:p>
            </table:table-cell>
            <table:table-cell table:style-name="Table3.E5" office:value-type="string">
              <text:p text:style-name="P140">7.0%</text:p>
            </table:table-cell>
            <table:table-cell table:style-name="Table3.F5" office:value-type="string">
              <text:p text:style-name="P140">-7.1%</text:p>
            </table:table-cell>
            <table:table-cell table:style-name="Table3.G5" office:value-type="string">
              <text:p text:style-name="P140">8.4%</text:p>
            </table:table-cell>
          </table:table-row>
          <table:table-row>
            <table:table-cell table:style-name="Table3.A5" office:value-type="string">
              <text:p text:style-name="P140">Обычные акции</text:p>
            </table:table-cell>
            <table:table-cell table:style-name="Table3.B5" office:value-type="string">
              <text:p text:style-name="P140">10.1%</text:p>
            </table:table-cell>
            <table:table-cell table:style-name="Table3.C5" office:value-type="string">
              <text:p text:style-name="P140">9.2%</text:p>
            </table:table-cell>
            <table:table-cell table:style-name="Table3.D5" office:value-type="string">
              <text:p text:style-name="P140">7.4%</text:p>
            </table:table-cell>
            <table:table-cell table:style-name="Table3.E5" office:value-type="string">
              <text:p text:style-name="P140">17.9%</text:p>
            </table:table-cell>
            <table:table-cell table:style-name="Table3.F5" office:value-type="string">
              <text:p text:style-name="P140">32.4%</text:p>
            </table:table-cell>
            <table:table-cell table:style-name="Table3.G5" office:value-type="string">
              <text:p text:style-name="P140">20.2%</text:p>
            </table:table-cell>
          </table:table-row>
          <table:table-row>
            <table:table-cell table:style-name="Table3.A5" office:value-type="string">
              <text:p text:style-name="P140">Обычные акции небольших компаний</text:p>
            </table:table-cell>
            <table:table-cell table:style-name="Table3.B5" office:value-type="string">
              <text:p text:style-name="P140">12.3%</text:p>
            </table:table-cell>
            <table:table-cell table:style-name="Table3.C5" office:value-type="string">
              <text:p text:style-name="P140">12.0%</text:p>
            </table:table-cell>
            <table:table-cell table:style-name="Table3.D5" office:value-type="string">
              <text:p text:style-name="P140">9.3%</text:p>
            </table:table-cell>
            <table:table-cell table:style-name="Table3.E5" office:value-type="string">
              <text:p text:style-name="P140">22.8%</text:p>
            </table:table-cell>
            <table:table-cell table:style-name="Table3.F5" office:value-type="string">
              <text:p text:style-name="P140">45.1%</text:p>
            </table:table-cell>
            <table:table-cell table:style-name="Table3.G5" office:value-type="string">
              <text:p text:style-name="P140">32.3%</text:p>
            </table:table-cell>
          </table:table-row>
        </table:table>
        <text:p text:style-name="Image">Таблица <text:span text:style-name="T327">1 — </text:span>Доходность и стандартное отклонение различных ценных бумаг в период с 1926 по 2013 год. Под небольшими компаниями <text:span text:style-name="T281">понимаются компании с рыночной капитализацией менее $630 млн</text:span></text:p>
        <text:p text:style-name="P33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93">рост индекса S&amp;P500 в 2013 году составил 26.4%, в 2014 году — 12.4%.</text:span></text:p>
        <text:h text:style-name="P194" text:outline-level="3"><text:bookmark-start text:name="__RefHeading___Toc2284_99562824"/><text:span text:style-name="T314">1.2.2. </text:span>Оценка акций<text:bookmark-end text:name="__RefHeading___Toc2284_99562824"/></text:h>
        <text:p text:style-name="Standard"><text:span text:style-name="T335">Существуют</text:span> различные виды стоимостных оценок акций, <text:span text:style-name="T335">которые используются в процессе анализа рынка ценных бумаг в ходе принятия инвестиционных решений [1]:</text:span></text:p>
        <text:list xml:id="list2953694564313054023" text:style-name="L2">
          <text:list-item>
            <text:p text:style-name="P148">номинальная стоимость </text:p>
          </text:list-item>
          <text:list-item>
            <text:p text:style-name="P148">эмиссионная стоимость (цена <text:span text:style-name="T336">первичного </text:span>размещения)</text:p>
          </text:list-item>
          <text:list-item>
            <text:p text:style-name="P148">рыночная (курсовая) стоимость</text:p>
          </text:list-item>
          <text:list-item>
            <text:p text:style-name="P148">ликвидационная стоимость привилегированных акций</text:p>
          </text:list-item>
          <text:list-item>
            <text:p text:style-name="P148">бухгалтерская (балансовая, книжная) стоимость</text:p>
          </text:list-item>
        </text:list>
        <text:p text:style-name="Standard"><text:span text:style-name="T245">Номинальная стоимость</text:span> <text:span text:style-name="T337">(par value) </text:span>акции определяется <text:span text:style-name="T320">делением суммы уставного капитала на количество выпускаемых акций. Номинальная стоимость устанавливается учредителями при создании акционерного </text:span><text:soft-page-break/><text:span text:style-name="T320">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, и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38">первичного </text:span>размещения) <text:span text:style-name="T254">акции — цена, по которой реализуются акции </text:span><text:span text:style-name="T258">в ходе первичного размещения акций на фондовом рынке</text:span><text:span text:style-name="T254">. </text:span><text:span text:style-name="T255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56">(в то время как в процессе обращения на вторичном рынке цена сделки по купле-продажи акций может быть выше или ниже номинальной). </text:span><text:span text:style-name="T257">Компания, определяя цену размещения, ориентируется на рыночные котировки акций, </text:span><text:span text:style-name="T259">выпуск акций</text:span><text:span text:style-name="T257"> состоится только в том случае, если инвесторы сочтут цену размещения справедливой и купят выпущенные акции, </text:span><text:span text:style-name="T260">поэтому компании</text:span><text:span text:style-name="T257"> заинтересованы в повышении формируемых на рынке цен на свои акции.</text:span></text:p>
        <text:p text:style-name="Standard"><text:span text:style-name="T245">Рыночная стоимость </text:span>акции <text:span text:style-name="T339">(market value) </text:span>— <text:span text:style-name="T321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Рыночная стоимость акций <text:span text:style-name="T340">используется при вычислении <text:s/></text:span>капитализации компании — основным <text:span text:style-name="T340">показателем</text:span> ценности <text:span text:style-name="T340">данной </text:span>компании на рынке. <text:span text:style-name="T340">Величина капитализации </text:span>определяется умножением <text:soft-page-break/>рыночн<text:span text:style-name="T341">ой</text:span> стоимост<text:span text:style-name="T341">и</text:span> <text:s/>акций, находящихся в обращении <text:span text:style-name="T340">на вторичном рынке</text:span>, на их <text:span text:style-name="T340">совокупное число.</text:span></text:p>
        <text:p text:style-name="Standard"><text:span text:style-name="T261">Для привилегированные акций существует понятие л</text:span><text:span text:style-name="T245">иквидационн</text:span><text:span text:style-name="T248">ой</text:span><text:span text:style-name="T245"> стоимост</text:span><text:span text:style-name="T248">и</text:span><text:span text:style-name="T261">, которое </text:span><text:span text:style-name="T322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45">Балансовая (бухгалтерская) стоимость</text:span> отображает стоимость чи<text:span text:style-name="T527">ст</text:span>ых активов компании и рассчитывается по формуле: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24"><draw:frame draw:style-name="fr6" draw:name="Object8" text:anchor-type="as-char" svg:y="-0.684cm" svg:width="2.424cm" svg:height="1.062cm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      </table:table-cell>
            <table:table-cell table:style-name="Table8.A1" office:value-type="string">
              <text:p text:style-name="P130">(1)</text:p>
            </table:table-cell>
          </table:table-row>
        </table:table>
        <text:p text:style-name="P95">где <draw:frame draw:style-name="fr6" draw:name="Object9" text:anchor-type="as-char" svg:y="-0.377cm" svg:width="0.787cm" svg:height="0.533cm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/text:p>
        <text:p text:style-name="P95"><draw:frame draw:style-name="fr6" draw:name="Object10" text:anchor-type="as-char" svg:y="-0.377cm" svg:width="0.658cm" svg:height="0.533cm" draw:z-index="41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/text:p>
        <text:p text:style-name="P95"><draw:frame draw:style-name="fr6" draw:name="Object11" text:anchor-type="as-char" svg:y="-0.377cm" svg:width="0.549cm" svg:height="0.469cm" draw:z-index="42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.</text:p>
        <text:p text:style-name="Standard"><text:soft-page-break/>Во-первых, инвесторы готовы переплачивать за то, что они покупают акции <text:span text:style-name="T342">работающего</text:span> предприятия, <text:span text:style-name="T342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43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43">щих</text:span> получить некоторый доход в будущем. <text:span text:style-name="T343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44">в</text:span> результате опережающего роста цен на акции относительно реальных темпов развития экономики <text:span text:style-name="T345">соотношение рыночной стоимости и балансовой стоимости</text:span> становится чрезвычайно большим, <text:span text:style-name="T344">на </text:span>фондов<text:span text:style-name="T344">ом </text:span>рынк<text:span text:style-name="T344">е</text:span> <text:span text:style-name="T344">может </text:span>создат<text:span text:style-name="T344">ь</text:span>ся так называемый «мыльный пузырь» <text:span text:style-name="T346">(stock market bubble)</text:span>.</text:p>
        <text:p text:style-name="Standard"><text:span text:style-name="T347">При наличии «пузыря» на фондовом рынке, </text:span>стабильность <text:span text:style-name="T347">его </text:span>может быть нарушена под влиянием <text:span text:style-name="T347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47">ы</text:span> <text:span text:style-name="T347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</text:span><text:soft-page-break/><text:span text:style-name="T347">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48">при котором</text:span> фондовый рынок <text:span text:style-name="T348">рос</text:span> <text:span text:style-name="T348">быстрее</text:span> реальн<text:span text:style-name="T348">ого</text:span> сектор<text:span text:style-name="T348">а экономики,</text:span> вновь проявился в <text:s/>США в 1990 годы. За период с 1990 по 1999 год индекс Доу-Джонса, который <text:span text:style-name="T348">является</text:span> <text:span text:style-name="T348">индикатором </text:span>стоимости акций 30 ведущих американских компаний, увеличился в 4,7 раза, а валовый внутренний продукт <text:span text:style-name="T348">США </text:span>за этот период вырос только в 1,3 раза. <text:span text:style-name="T349">Возникший экономический пузырь, названный «пузырем доткомов», схлопнулся </text:span>в <text:span text:style-name="T349">марте </text:span>2000 год<text:span text:style-name="T349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49">[1]</text:span>. </text:p>
        <text:p text:style-name="Standard"><text:soft-page-break/>Еще более значительно индекс Доу-Джонса упал во время мирового финансового кризиса <text:span text:style-name="T350">2008 года</text:span>, <text:span text:style-name="T350">обусловленного ипотечным пузырем в США</text:span>. С максимального значения <text:span text:style-name="T350">в </text:span>14164 пункта, достигнутого индексом в 2007 году, индекс снизился до 6547 пунктов в 2009 году, <text:span text:style-name="T323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194" text:outline-level="3"><text:bookmark-start text:name="__RefHeading___Toc2286_99562824"/><text:span text:style-name="T319">1.2.3. </text:span>Доходность акций<text:bookmark-end text:name="__RefHeading___Toc2286_99562824"/></text:h>
        <text:p text:style-name="Standard"><text:span text:style-name="T351">Инвестируя в</text:span> <text:span text:style-name="T351">те или иные акции различных компаний</text:span>, инвестор предполагает получить <text:span text:style-name="T351">доход от этого вложения. Выделяют два различных типа такого рода дохода [1]:</text:span></text:p>
        <text:list xml:id="list1345829097571808092" text:style-name="L3">
          <text:list-item>
            <text:p text:style-name="P149">дивиденды</text:p>
          </text:list-item>
          <text:list-item>
            <text:p text:style-name="P149">прирост курсовой стоимости акций</text:p>
          </text:list-item>
        </text:list>
        <text:p text:style-name="Standard"><text:span text:style-name="T352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53">Д</text:span>ивидендная <text:span text:style-name="T353">(текущая)</text:span> доходность характеризуется <text:span text:style-name="T354">отношением </text:span>размер<text:span text:style-name="T354">а</text:span> годовых дивидендных выплат к цене акции. <text:span text:style-name="T354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Standard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55">б инвестировании в данные</text:span> акци<text:span text:style-name="T355">и</text:span>. <text:span text:style-name="T285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</text:span><text:soft-page-break/><text:span text:style-name="T285">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Standard"><text:span text:style-name="T356">Однако, п</text:span>олучаемые дивиденды <text:span text:style-name="T356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140">Название компании</text:p>
            </table:table-cell>
            <table:table-cell table:style-name="Дивиденды.A1" office:value-type="string">
              <text:p text:style-name="P140">Символ на бирже <text:span text:style-name="T528">NYSE</text:span></text:p>
            </table:table-cell>
            <table:table-cell table:style-name="Дивиденды.A1" office:value-type="string">
              <text:p text:style-name="P140">Размер годовых дивидендов, $</text:p>
            </table:table-cell>
            <table:table-cell table:style-name="Дивиденды.D1" office:value-type="string">
              <text:p text:style-name="P140">Дивидендная доходность, %</text:p>
            </table:table-cell>
          </table:table-row>
          <table:table-row>
            <table:table-cell table:style-name="Дивиденды.A31" office:value-type="string">
              <text:p text:style-name="P140">3M Co.</text:p>
            </table:table-cell>
            <table:table-cell table:style-name="Дивиденды.B2" office:value-type="string">
              <text:p text:style-name="P140">MMM</text:p>
            </table:table-cell>
            <table:table-cell table:style-name="Дивиденды.C2" office:value-type="string">
              <text:p text:style-name="P140">4.44</text:p>
            </table:table-cell>
            <table:table-cell table:style-name="Дивиденды.D2" office:value-type="string">
              <text:p text:style-name="P140">2.78</text:p>
            </table:table-cell>
          </table:table-row>
          <table:table-row>
            <table:table-cell table:style-name="Дивиденды.A31" office:value-type="string">
              <text:p text:style-name="P140">American Express Co.</text:p>
            </table:table-cell>
            <table:table-cell table:style-name="Дивиденды.B3" office:value-type="string">
              <text:p text:style-name="P140">AXP</text:p>
            </table:table-cell>
            <table:table-cell table:style-name="Дивиденды.C3" office:value-type="string">
              <text:p text:style-name="P140">1.16</text:p>
            </table:table-cell>
            <table:table-cell table:style-name="Дивиденды.D3" office:value-type="string">
              <text:p text:style-name="P140">1.96</text:p>
            </table:table-cell>
          </table:table-row>
          <table:table-row>
            <table:table-cell table:style-name="Дивиденды.A31" office:value-type="string">
              <text:p text:style-name="P140">AT&amp;T </text:p>
            </table:table-cell>
            <table:table-cell table:style-name="Дивиденды.B4" office:value-type="string">
              <text:p text:style-name="P140">T</text:p>
            </table:table-cell>
            <table:table-cell table:style-name="Дивиденды.C4" office:value-type="string">
              <text:p text:style-name="P140">1.92</text:p>
            </table:table-cell>
            <table:table-cell table:style-name="Дивиденды.D4" office:value-type="string">
              <text:p text:style-name="P140">5.06</text:p>
            </table:table-cell>
          </table:table-row>
          <table:table-row>
            <table:table-cell table:style-name="Дивиденды.A31" office:value-type="string">
              <text:p text:style-name="P140">Boeing Co.</text:p>
            </table:table-cell>
            <table:table-cell table:style-name="Дивиденды.B5" office:value-type="string">
              <text:p text:style-name="P140">BA</text:p>
            </table:table-cell>
            <table:table-cell table:style-name="Дивиденды.C5" office:value-type="string">
              <text:p text:style-name="P140">4.36</text:p>
            </table:table-cell>
            <table:table-cell table:style-name="Дивиденды.D5" office:value-type="string">
              <text:p text:style-name="P140">3.55</text:p>
            </table:table-cell>
          </table:table-row>
          <table:table-row>
            <table:table-cell table:style-name="Дивиденды.A31" office:value-type="string">
              <text:p text:style-name="P140">Caterpillar, Inc.</text:p>
            </table:table-cell>
            <table:table-cell table:style-name="Дивиденды.B6" office:value-type="string">
              <text:p text:style-name="P140">CAT</text:p>
            </table:table-cell>
            <table:table-cell table:style-name="Дивиденды.C6" office:value-type="string">
              <text:p text:style-name="P140">3.08</text:p>
            </table:table-cell>
            <table:table-cell table:style-name="Дивиденды.D6" office:value-type="string">
              <text:p text:style-name="P140">4.29</text:p>
            </table:table-cell>
          </table:table-row>
          <table:table-row>
            <table:table-cell table:style-name="Дивиденды.A31" office:value-type="string">
              <text:p text:style-name="P140">Cisco Systems</text:p>
            </table:table-cell>
            <table:table-cell table:style-name="Дивиденды.B7" office:value-type="string">
              <text:p text:style-name="P140">CSCO</text:p>
            </table:table-cell>
            <table:table-cell table:style-name="Дивиденды.C7" office:value-type="string">
              <text:p text:style-name="P140">1.04</text:p>
            </table:table-cell>
            <table:table-cell table:style-name="Дивиденды.D7" office:value-type="string">
              <text:p text:style-name="P140">3.77</text:p>
            </table:table-cell>
          </table:table-row>
          <table:table-row>
            <table:table-cell table:style-name="Дивиденды.A31" office:value-type="string">
              <text:p text:style-name="P140">Chevron Corp.</text:p>
            </table:table-cell>
            <table:table-cell table:style-name="Дивиденды.B8" office:value-type="string">
              <text:p text:style-name="P140">CVX</text:p>
            </table:table-cell>
            <table:table-cell table:style-name="Дивиденды.C8" office:value-type="string">
              <text:p text:style-name="P140">4.28</text:p>
            </table:table-cell>
            <table:table-cell table:style-name="Дивиденды.D8" office:value-type="string">
              <text:p text:style-name="P140">4.61</text:p>
            </table:table-cell>
          </table:table-row>
          <table:table-row>
            <table:table-cell table:style-name="Дивиденды.A31" office:value-type="string">
              <text:p text:style-name="P140">Coca-Cola Co.</text:p>
            </table:table-cell>
            <table:table-cell table:style-name="Дивиденды.B9" office:value-type="string">
              <text:p text:style-name="P140">KO</text:p>
            </table:table-cell>
            <table:table-cell table:style-name="Дивиденды.C9" office:value-type="string">
              <text:p text:style-name="P140">1.40</text:p>
            </table:table-cell>
            <table:table-cell table:style-name="Дивиденды.D9" office:value-type="string">
              <text:p text:style-name="P140">3.10</text:p>
            </table:table-cell>
          </table:table-row>
          <table:table-row>
            <table:table-cell table:style-name="Дивиденды.A31" office:value-type="string">
              <text:p text:style-name="P140">E.I. du Pont de Nemours &amp; Co.</text:p>
            </table:table-cell>
            <table:table-cell table:style-name="Дивиденды.B10" office:value-type="string">
              <text:p text:style-name="P140">DD</text:p>
            </table:table-cell>
            <table:table-cell table:style-name="Дивиденды.C10" office:value-type="string">
              <text:p text:style-name="P140">1.52</text:p>
            </table:table-cell>
            <table:table-cell table:style-name="Дивиденды.D10" office:value-type="string">
              <text:p text:style-name="P140">2.40</text:p>
            </table:table-cell>
          </table:table-row>
          <table:table-row>
            <table:table-cell table:style-name="Дивиденды.A31" office:value-type="string">
              <text:p text:style-name="P140">Exxon Mobil Corp.</text:p>
            </table:table-cell>
            <table:table-cell table:style-name="Дивиденды.B11" office:value-type="string">
              <text:p text:style-name="P140">XOM</text:p>
            </table:table-cell>
            <table:table-cell table:style-name="Дивиденды.C11" office:value-type="string">
              <text:p text:style-name="P140">2.92</text:p>
            </table:table-cell>
            <table:table-cell table:style-name="Дивиденды.D11" office:value-type="string">
              <text:p text:style-name="P140">3.54</text:p>
            </table:table-cell>
          </table:table-row>
          <table:table-row>
            <table:table-cell table:style-name="Дивиденды.A31" office:value-type="string">
              <text:p text:style-name="P140">General Electric Co.</text:p>
            </table:table-cell>
            <table:table-cell table:style-name="Дивиденды.B12" office:value-type="string">
              <text:p text:style-name="P140">GE</text:p>
            </table:table-cell>
            <table:table-cell table:style-name="Дивиденды.C12" office:value-type="string">
              <text:p text:style-name="P140">0.92</text:p>
            </table:table-cell>
            <table:table-cell table:style-name="Дивиденды.D12" office:value-type="string">
              <text:p text:style-name="P140">3.06</text:p>
            </table:table-cell>
          </table:table-row>
          <table:table-row>
            <table:table-cell table:style-name="Дивиденды.A31" office:value-type="string">
              <text:p text:style-name="P140">The Goldman Sachs Group, Inc.</text:p>
            </table:table-cell>
            <table:table-cell table:style-name="Дивиденды.B13" office:value-type="string">
              <text:p text:style-name="P140">GS</text:p>
            </table:table-cell>
            <table:table-cell table:style-name="Дивиденды.C13" office:value-type="string">
              <text:p text:style-name="P140">2.60</text:p>
            </table:table-cell>
            <table:table-cell table:style-name="Дивиденды.D13" office:value-type="string">
              <text:p text:style-name="P140">1.73</text:p>
            </table:table-cell>
          </table:table-row>
          <table:table-row>
            <table:table-cell table:style-name="Дивиденды.A31" office:value-type="string">
              <text:p text:style-name="P140">Home Depot, Inc.</text:p>
            </table:table-cell>
            <table:table-cell table:style-name="Дивиденды.B14" office:value-type="string">
              <text:p text:style-name="P140">HD</text:p>
            </table:table-cell>
            <table:table-cell table:style-name="Дивиденды.C14" office:value-type="string">
              <text:p text:style-name="P140">2.76</text:p>
            </table:table-cell>
            <table:table-cell table:style-name="Дивиденды.D14" office:value-type="string">
              <text:p text:style-name="P140">2.19</text:p>
            </table:table-cell>
          </table:table-row>
          <table:table-row>
            <table:table-cell table:style-name="Дивиденды.A31" office:value-type="string">
              <text:p text:style-name="P140">Intel Corp.</text:p>
            </table:table-cell>
            <table:table-cell table:style-name="Дивиденды.B15" office:value-type="string">
              <text:p text:style-name="P140">INTC</text:p>
            </table:table-cell>
            <table:table-cell table:style-name="Дивиденды.C15" office:value-type="string">
              <text:p text:style-name="P140">1.04</text:p>
            </table:table-cell>
            <table:table-cell table:style-name="Дивиденды.D15" office:value-type="string">
              <text:p text:style-name="P140">3.77</text:p>
            </table:table-cell>
          </table:table-row>
          <table:table-row>
            <table:table-cell table:style-name="Дивиденды.A31" office:value-type="string">
              <text:p text:style-name="P140">International Business Machines Corp. </text:p>
            </table:table-cell>
            <table:table-cell table:style-name="Дивиденды.B16" office:value-type="string">
              <text:p text:style-name="P140">IBM</text:p>
            </table:table-cell>
            <table:table-cell table:style-name="Дивиденды.C16" office:value-type="string">
              <text:p text:style-name="P140">5.20</text:p>
            </table:table-cell>
            <table:table-cell table:style-name="Дивиденды.D16" office:value-type="string">
              <text:p text:style-name="P140">3.70</text:p>
            </table:table-cell>
          </table:table-row>
          <table:table-row>
            <table:table-cell table:style-name="Дивиденды.A31" office:value-type="string">
              <text:p text:style-name="P140">JPMorgan Chase and Co.</text:p>
            </table:table-cell>
            <table:table-cell table:style-name="Дивиденды.B17" office:value-type="string">
              <text:p text:style-name="P140">JPM</text:p>
            </table:table-cell>
            <table:table-cell table:style-name="Дивиденды.C17" office:value-type="string">
              <text:p text:style-name="P140">1.76</text:p>
            </table:table-cell>
            <table:table-cell table:style-name="Дивиденды.D17" office:value-type="string">
              <text:p text:style-name="P140">2.98</text:p>
            </table:table-cell>
          </table:table-row>
          <table:table-row>
            <table:table-cell table:style-name="Дивиденды.A31" office:value-type="string">
              <text:p text:style-name="P140">Johnson &amp; Johnson Inc.</text:p>
            </table:table-cell>
            <table:table-cell table:style-name="Дивиденды.B18" office:value-type="string">
              <text:p text:style-name="P140">JNJ</text:p>
            </table:table-cell>
            <table:table-cell table:style-name="Дивиденды.C18" office:value-type="string">
              <text:p text:style-name="P140">3.00</text:p>
            </table:table-cell>
            <table:table-cell table:style-name="Дивиденды.D18" office:value-type="string">
              <text:p text:style-name="P140">2.81</text:p>
            </table:table-cell>
          </table:table-row>
          <table:table-row>
            <table:table-cell table:style-name="Дивиденды.A31" office:value-type="string">
              <text:p text:style-name="P140">McDonald’s Corp.</text:p>
            </table:table-cell>
            <table:table-cell table:style-name="Дивиденды.B19" office:value-type="string">
              <text:p text:style-name="P140">MCD</text:p>
            </table:table-cell>
            <table:table-cell table:style-name="Дивиденды.C19" office:value-type="string">
              <text:p text:style-name="P140">3.56</text:p>
            </table:table-cell>
            <table:table-cell table:style-name="Дивиденды.D19" office:value-type="string">
              <text:p text:style-name="P140">2.98</text:p>
            </table:table-cell>
          </table:table-row>
          <table:table-row>
            <table:table-cell table:style-name="Дивиденды.A31" office:value-type="string">
              <text:p text:style-name="P140">Merck &amp; Co., Inc.</text:p>
            </table:table-cell>
            <table:table-cell table:style-name="Дивиденды.B20" office:value-type="string">
              <text:p text:style-name="P140">MRK</text:p>
            </table:table-cell>
            <table:table-cell table:style-name="Дивиденды.C20" office:value-type="string">
              <text:p text:style-name="P140">1.84</text:p>
            </table:table-cell>
            <table:table-cell table:style-name="Дивиденды.D20" office:value-type="string">
              <text:p text:style-name="P140">3.51</text:p>
            </table:table-cell>
          </table:table-row>
          <table:table-row>
            <table:table-cell table:style-name="Дивиденды.A31" office:value-type="string">
              <text:p text:style-name="P140">Microsoft Corp.</text:p>
            </table:table-cell>
            <table:table-cell table:style-name="Дивиденды.B21" office:value-type="string">
              <text:p text:style-name="P140">MSFT</text:p>
            </table:table-cell>
            <table:table-cell table:style-name="Дивиденды.C21" office:value-type="string">
              <text:p text:style-name="P140">1.44</text:p>
            </table:table-cell>
            <table:table-cell table:style-name="Дивиденды.D21" office:value-type="string">
              <text:p text:style-name="P140">2.73</text:p>
            </table:table-cell>
          </table:table-row>
          <table:table-row>
            <table:table-cell table:style-name="Дивиденды.A31" office:value-type="string">
              <text:p text:style-name="P140">Nike Inc. </text:p>
            </table:table-cell>
            <table:table-cell table:style-name="Дивиденды.B22" office:value-type="string">
              <text:p text:style-name="P140">NKE</text:p>
            </table:table-cell>
            <table:table-cell table:style-name="Дивиденды.C22" office:value-type="string">
              <text:p text:style-name="P140">0.64</text:p>
            </table:table-cell>
            <table:table-cell table:style-name="Дивиденды.D22" office:value-type="string">
              <text:p text:style-name="P140">1.10</text:p>
            </table:table-cell>
          </table:table-row>
          <text:soft-page-break/>
          <table:table-row>
            <table:table-cell table:style-name="Дивиденды.A31" office:value-type="string">
              <text:p text:style-name="P140">Pfizer, Inc.</text:p>
            </table:table-cell>
            <table:table-cell table:style-name="Дивиденды.B23" office:value-type="string">
              <text:p text:style-name="P140">PFE</text:p>
            </table:table-cell>
            <table:table-cell table:style-name="Дивиденды.C23" office:value-type="string">
              <text:p text:style-name="P140">1.20</text:p>
            </table:table-cell>
            <table:table-cell table:style-name="Дивиденды.D23" office:value-type="string">
              <text:p text:style-name="P140">4.03</text:p>
            </table:table-cell>
          </table:table-row>
          <table:table-row>
            <table:table-cell table:style-name="Дивиденды.A31" office:value-type="string">
              <text:p text:style-name="P140">Procter &amp; Gamble Co.</text:p>
            </table:table-cell>
            <table:table-cell table:style-name="Дивиденды.B24" office:value-type="string">
              <text:p text:style-name="P140">PG</text:p>
            </table:table-cell>
            <table:table-cell table:style-name="Дивиденды.C24" office:value-type="string">
              <text:p text:style-name="P140">2.65</text:p>
            </table:table-cell>
            <table:table-cell table:style-name="Дивиденды.D24" office:value-type="string">
              <text:p text:style-name="P140">3.20</text:p>
            </table:table-cell>
          </table:table-row>
          <table:table-row>
            <table:table-cell table:style-name="Дивиденды.A31" office:value-type="string">
              <text:p text:style-name="P140">Travelers</text:p>
            </table:table-cell>
            <table:table-cell table:style-name="Дивиденды.B25" office:value-type="string">
              <text:p text:style-name="P140">TRV</text:p>
            </table:table-cell>
            <table:table-cell table:style-name="Дивиденды.C25" office:value-type="string">
              <text:p text:style-name="P140">2.44</text:p>
            </table:table-cell>
            <table:table-cell table:style-name="Дивиденды.D25" office:value-type="string">
              <text:p text:style-name="P140">2.19</text:p>
            </table:table-cell>
          </table:table-row>
          <table:table-row>
            <table:table-cell table:style-name="Дивиденды.A31" office:value-type="string">
              <text:p text:style-name="P140">UnitedHealth Group Inc </text:p>
            </table:table-cell>
            <table:table-cell table:style-name="Дивиденды.B26" office:value-type="string">
              <text:p text:style-name="P140">UNH</text:p>
            </table:table-cell>
            <table:table-cell table:style-name="Дивиденды.C26" office:value-type="string">
              <text:p text:style-name="P140">2.00</text:p>
            </table:table-cell>
            <table:table-cell table:style-name="Дивиденды.D26" office:value-type="string">
              <text:p text:style-name="P140">1.65</text:p>
            </table:table-cell>
          </table:table-row>
          <table:table-row>
            <table:table-cell table:style-name="Дивиденды.A31" office:value-type="string">
              <text:p text:style-name="P140">United Technologies Corp.</text:p>
            </table:table-cell>
            <table:table-cell table:style-name="Дивиденды.B27" office:value-type="string">
              <text:p text:style-name="P140">UTX</text:p>
            </table:table-cell>
            <table:table-cell table:style-name="Дивиденды.C27" office:value-type="string">
              <text:p text:style-name="P140">2.56</text:p>
            </table:table-cell>
            <table:table-cell table:style-name="Дивиденды.D27" office:value-type="string">
              <text:p text:style-name="P140">2.65</text:p>
            </table:table-cell>
          </table:table-row>
          <table:table-row>
            <table:table-cell table:style-name="Дивиденды.A31" office:value-type="string">
              <text:p text:style-name="P140">Verizon Communications</text:p>
            </table:table-cell>
            <table:table-cell table:style-name="Дивиденды.B28" office:value-type="string">
              <text:p text:style-name="P140">VZ</text:p>
            </table:table-cell>
            <table:table-cell table:style-name="Дивиденды.C28" office:value-type="string">
              <text:p text:style-name="P140">2.26</text:p>
            </table:table-cell>
            <table:table-cell table:style-name="Дивиденды.D28" office:value-type="string">
              <text:p text:style-name="P140">4.32</text:p>
            </table:table-cell>
          </table:table-row>
          <table:table-row>
            <table:table-cell table:style-name="Дивиденды.A31" office:value-type="string">
              <text:p text:style-name="P140">Visa, Inc.</text:p>
            </table:table-cell>
            <table:table-cell table:style-name="Дивиденды.B29" office:value-type="string">
              <text:p text:style-name="P140">V</text:p>
            </table:table-cell>
            <table:table-cell table:style-name="Дивиденды.C29" office:value-type="string">
              <text:p text:style-name="P140">0.56</text:p>
            </table:table-cell>
            <table:table-cell table:style-name="Дивиденды.D29" office:value-type="string">
              <text:p text:style-name="P140">0.79</text:p>
            </table:table-cell>
          </table:table-row>
          <table:table-row>
            <table:table-cell table:style-name="Дивиденды.A31" office:value-type="string">
              <text:p text:style-name="P140">Wal-Mart Stores, Inc. </text:p>
            </table:table-cell>
            <table:table-cell table:style-name="Дивиденды.B30" office:value-type="string">
              <text:p text:style-name="P140">WMT</text:p>
            </table:table-cell>
            <table:table-cell table:style-name="Дивиденды.C30" office:value-type="string">
              <text:p text:style-name="P140">2.00</text:p>
            </table:table-cell>
            <table:table-cell table:style-name="Дивиденды.D30" office:value-type="string">
              <text:p text:style-name="P140">2.96</text:p>
            </table:table-cell>
          </table:table-row>
          <table:table-row>
            <table:table-cell table:style-name="Дивиденды.A31" office:value-type="string">
              <text:p text:style-name="P140">Walt Disney Co.</text:p>
            </table:table-cell>
            <table:table-cell table:style-name="Дивиденды.B31" office:value-type="string">
              <text:p text:style-name="P140">DIS</text:p>
            </table:table-cell>
            <table:table-cell table:style-name="Дивиденды.C31" office:value-type="string">
              <text:p text:style-name="P140">1.42</text:p>
            </table:table-cell>
            <table:table-cell table:style-name="Дивиденды.D31" office:value-type="string">
              <text:p text:style-name="P140">1.45</text:p>
            </table:table-cell>
          </table:table-row>
        </table:table>
        <text:p text:style-name="Image">Таблица <text:span text:style-name="T357">2 —</text:span> Размер выплаченных дивидендов компаниями, входящими в промышленный индекс Доу-Джонса в период с марта 2015 по март 2016 <text:span text:style-name="T531">[20]</text:span></text:p>
        <text:p text:style-name="P22"><text:span text:style-name="T358">И</text:span>з таблицы <text:span text:style-name="T357">2</text:span> <text:span text:style-name="T358">в</text:span>идно, что<text:span text:style-name="T358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47"><text:span text:style-name="T359">Как правило, б</text:span>ольшую часть дохода составляет <text:span text:style-name="T359">всё-таки </text:span>прирост курсовой стоимости акций <text:span text:style-name="T360">[1]</text:span>. <text:span text:style-name="T361">Это обусловлено тем, что акции (в</text:span> отличие, <text:span text:style-name="T362">например,</text:span> от <text:span text:style-name="T363">корпоративных </text:span>облигаций<text:span text:style-name="T361">)</text:span> <text:span text:style-name="T361">отражают</text:span> реальные активы <text:span text:style-name="T362">данной </text:span>компании, <text:span text:style-name="T362">и, в условиях свободного рынка, это безусловно</text:span> отражается на их рыночной цене. <text:span text:style-name="T364">В случае, если бизнес акционерного общества идет хорошо, компания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64">некоторой компании</text:span>, инвестор <text:s/>рассчитывает не столько на получение <text:span text:style-name="T364">дивидендного</text:span> дохода, сколько на <text:soft-page-break/>получение совокупного дохода, <text:span text:style-name="T364">обусловленного развитием данной компании и ростом цены</text:span> <text:span text:style-name="T365">её </text:span>акций <text:span text:style-name="T364">в будущем</text:span>.</text:p>
        <text:p text:style-name="P44">В соответствии со всем вышеуказанным, полная годовая доходность определяется по формуле: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25"><draw:frame draw:style-name="fr6" draw:name="Object109" text:anchor-type="as-char" svg:y="-0.693cm" svg:width="3.113cm" svg:height="1.132cm" draw:z-index="59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/table:table-cell>
            <table:table-cell table:style-name="Table10.A1" office:value-type="string">
              <text:p text:style-name="P131">(<text:span text:style-name="T535">2</text:span>)</text:p>
            </table:table-cell>
          </table:table-row>
        </table:table>
        <text:p text:style-name="P40"><text:span text:style-name="T366">где </text:span><text:span text:style-name="T366"><draw:frame draw:style-name="fr6" draw:name="Object95" text:anchor-type="as-char" svg:y="-0.377cm" svg:width="0.624cm" svg:height="0.531cm" draw:z-index="4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66"> — текущая цена акции;</text:span></text:p>
        <text:p text:style-name="P40"><text:span text:style-name="T366"><draw:frame draw:style-name="fr6" draw:name="Object110" text:anchor-type="as-char" svg:y="-0.377cm" svg:width="0.619cm" svg:height="0.533cm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66"> — ожидаемая цена акции в следующем инвестиционном периоде;</text:span></text:p>
        <text:p text:style-name="P40"><text:span text:style-name="T366"><draw:frame draw:style-name="fr6" draw:name="Object138" text:anchor-type="as-char" svg:y="-0.377cm" svg:width="0.57cm" svg:height="0.533cm" draw:z-index="4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66"> — размер выплачиваемых за этот период дивидендов.</text:span></text:p>
        <text:p text:style-name="P45">Для случая с владением <text:span text:style-name="T367">акциями </text:span>в течение <text:span text:style-name="T367">нескольк</text:span>их<text:span text:style-name="T367"> лет, </text:span>формула вычисления <text:span text:style-name="T367">полн</text:span>ой<text:span text:style-name="T367"> доходност</text:span>и принимает вид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26"><draw:frame draw:style-name="fr6" draw:name="Object6" text:anchor-type="as-char" svg:y="-1.291cm" svg:width="4.399cm" svg:height="1.734cm" draw:z-index="61"><draw:object xlink:href="./Object 16" xlink:type="simple" xlink:show="embed" xlink:actuate="onLoad"/><draw:image xlink:href="./ObjectReplacements/Object 16" xlink:type="simple" xlink:show="embed" xlink:actuate="onLoad"/><svg:desc>formula</svg:desc></draw:frame>,</text:p>
            </table:table-cell>
            <table:table-cell table:style-name="Table11.A1" office:value-type="string">
              <text:p text:style-name="P132">(<text:span text:style-name="T536">3</text:span>)</text:p>
            </table:table-cell>
          </table:table-row>
        </table:table>
        <text:p text:style-name="P41">где <draw:frame draw:style-name="fr6" draw:name="Object139" text:anchor-type="as-char" svg:y="-0.377cm" svg:width="0.524cm" svg:height="0.533cm" draw:z-index="62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66">—</text:span> <text:span text:style-name="T368">полная доходность в расчете на год;</text:span></text:p>
        <text:p text:style-name="P41"><text:span text:style-name="T286"><draw:frame draw:style-name="fr6" draw:name="Object141" text:anchor-type="as-char" svg:y="-0.377cm" svg:width="0.519cm" svg:height="0.533cm" draw:z-index="7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86">— размер выплаченных дивидендов выплаты в году </text:span><text:span text:style-name="T286"><draw:frame draw:style-name="fr6" draw:name="Object142" text:anchor-type="as-char" svg:y="-0.377cm" svg:width="0.326cm" svg:height="0.469cm" draw:z-index="7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86">;</text:span></text:p>
        <text:p text:style-name="P41"><text:span text:style-name="T286"><draw:frame draw:style-name="fr6" draw:name="Object143" text:anchor-type="as-char" svg:y="-0.377cm" svg:width="0.626cm" svg:height="0.533cm" draw:z-index="7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86">— цена приобретения акций;</text:span></text:p>
        <text:p text:style-name="P41"><text:span text:style-name="T286"><draw:frame draw:style-name="fr6" draw:name="Object145" text:anchor-type="as-char" svg:y="-0.377cm" svg:width="0.626cm" svg:height="0.533cm" draw:z-index="7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86">— рыночная цена акции в году</text:span><text:span text:style-name="T286"><draw:frame draw:style-name="fr6" draw:name="Object144" text:anchor-type="as-char" svg:y="-0.377cm" svg:width="0.422cm" svg:height="0.469cm" draw:z-index="8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86">;</text:span></text:p>
        <text:p text:style-name="P41"><text:span text:style-name="T286"><draw:frame draw:style-name="fr6" draw:name="Object146" text:anchor-type="as-char" svg:y="-0.377cm" svg:width="0.482cm" svg:height="0.469cm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86">— число лет владения акциями; </text:span></text:p>
        <text:p text:style-name="P41"><text:span text:style-name="T286"><draw:frame draw:style-name="fr6" draw:name="Object147" text:anchor-type="as-char" svg:y="-0.377cm" svg:width="1.605cm" svg:height="0.483cm" draw:z-index="8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86">— год владения акциями.</text:span></text:p>
        <text:p text:style-name="P23">Вложения в акции могу носить как долгосрочный (инвестиционный), так и краткосрочный (спекулятивный) характер. <text:span text:style-name="T369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24"><text:span text:style-name="T370">Одним из основных</text:span> свойств акций является высокая <text:span text:style-name="T370">волатильность</text:span> <text:span text:style-name="T287">их курсовой стоимости, которая может многократно меняться в течение одного </text:span><text:soft-page-break/><text:span text:style-name="T287">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69"><text:span text:style-name="T148">Рассматривая соотношение между дивидендной доходностью и доходностью от </text:span><text:span text:style-name="T149">изменения цены акций</text:span><text:span text:style-name="T148">, можно заметить, что в историческ</text:span><text:span text:style-name="T149">ой перспективе</text:span><text:span text:style-name="T148"> в общей доходности все большую роль играет именно </text:span><text:span text:style-name="T149">курсовая стоимость акций.</text:span></text:p>
        <table:table table:name="Table4" table:style-name="Table4">
          <table:table-column table:style-name="Table4.A"/>
          <table:table-column table:style-name="Table4.B"/>
          <table:table-column table:style-name="Table4.C" table:number-columns-repeated="2"/>
          <table:table-column table:style-name="Table4.E"/>
          <table:table-row>
            <table:table-cell table:style-name="Table4.A1" table:number-rows-spanned="2" office:value-type="string">
              <text:p text:style-name="P140">Страна</text:p>
            </table:table-cell>
            <table:table-cell table:style-name="Table4.A1" table:number-rows-spanned="2" office:value-type="string">
              <text:p text:style-name="P140">Годы</text:p>
            </table:table-cell>
            <table:table-cell table:style-name="Table4.A1" table:number-rows-spanned="2" office:value-type="string">
              <text:p text:style-name="P140">Полная доходность</text:p>
            </table:table-cell>
            <table:table-cell table:style-name="Table4.D1" table:number-columns-spanned="2" office:value-type="string">
              <text:p text:style-name="P140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140">Дивидендная доходность</text:p>
            </table:table-cell>
            <table:table-cell table:style-name="Table4.E2" office:value-type="string">
              <text:p text:style-name="P140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140">США</text:p>
            </table:table-cell>
            <table:table-cell table:style-name="Table4.B3" office:value-type="string">
              <text:p text:style-name="P140">1802-1900</text:p>
            </table:table-cell>
            <table:table-cell table:style-name="Table4.C3" office:value-type="string">
              <text:p text:style-name="P140">5,89</text:p>
            </table:table-cell>
            <table:table-cell table:style-name="Table4.D3" office:value-type="string">
              <text:p text:style-name="P140">5,18</text:p>
            </table:table-cell>
            <table:table-cell table:style-name="Table4.E3" office:value-type="string">
              <text:p text:style-name="P140">0,71</text:p>
            </table:table-cell>
          </table:table-row>
          <table:table-row>
            <table:covered-table-cell/>
            <table:table-cell table:style-name="Table4.B4" office:value-type="string">
              <text:p text:style-name="P140">1900-1995</text:p>
            </table:table-cell>
            <table:table-cell table:style-name="Table4.C4" office:value-type="string">
              <text:p text:style-name="P140">9,78</text:p>
            </table:table-cell>
            <table:table-cell table:style-name="Table4.D4" office:value-type="string">
              <text:p text:style-name="P140">4,84</text:p>
            </table:table-cell>
            <table:table-cell table:style-name="Table4.E4" office:value-type="string">
              <text:p text:style-name="P140">4,94</text:p>
            </table:table-cell>
          </table:table-row>
          <table:table-row>
            <table:covered-table-cell/>
            <table:table-cell table:style-name="Table4.B5" office:value-type="string">
              <text:p text:style-name="P140">1950-2005</text:p>
            </table:table-cell>
            <table:table-cell table:style-name="Table4.C5" office:value-type="string">
              <text:p text:style-name="P140">12,1</text:p>
            </table:table-cell>
            <table:table-cell table:style-name="Table4.D5" office:value-type="string">
              <text:p text:style-name="P140">3,8</text:p>
            </table:table-cell>
            <table:table-cell table:style-name="Table4.E5" office:value-type="string">
              <text:p text:style-name="P140">8,3</text:p>
            </table:table-cell>
          </table:table-row>
          <table:table-row>
            <table:table-cell table:style-name="Table4.A8" table:number-rows-spanned="3" office:value-type="string">
              <text:p text:style-name="P140">Великобритания</text:p>
            </table:table-cell>
            <table:table-cell table:style-name="Table4.B6" office:value-type="string">
              <text:p text:style-name="P140">1800-1900</text:p>
            </table:table-cell>
            <table:table-cell table:style-name="Table4.C6" office:value-type="string">
              <text:p text:style-name="P140">4,69</text:p>
            </table:table-cell>
            <table:table-cell table:style-name="Table4.D6" office:value-type="string">
              <text:p text:style-name="P140">3,91</text:p>
            </table:table-cell>
            <table:table-cell table:style-name="Table4.E6" office:value-type="string">
              <text:p text:style-name="P140">0,79</text:p>
            </table:table-cell>
          </table:table-row>
          <table:table-row>
            <table:covered-table-cell/>
            <table:table-cell table:style-name="Table4.B7" office:value-type="string">
              <text:p text:style-name="P140">1900-1995</text:p>
            </table:table-cell>
            <table:table-cell table:style-name="Table4.C7" office:value-type="string">
              <text:p text:style-name="P140">8,86</text:p>
            </table:table-cell>
            <table:table-cell table:style-name="Table4.D7" office:value-type="string">
              <text:p text:style-name="P140">4,94</text:p>
            </table:table-cell>
            <table:table-cell table:style-name="Table4.E7" office:value-type="string">
              <text:p text:style-name="P140">3,92</text:p>
            </table:table-cell>
          </table:table-row>
          <table:table-row>
            <table:covered-table-cell/>
            <table:table-cell table:style-name="Table4.B8" office:value-type="string">
              <text:p text:style-name="P140">1950-2005</text:p>
            </table:table-cell>
            <table:table-cell table:style-name="Table4.C8" office:value-type="string">
              <text:p text:style-name="P140">12,7</text:p>
            </table:table-cell>
            <table:table-cell table:style-name="Table4.D8" office:value-type="string">
              <text:p text:style-name="P140">5,1</text:p>
            </table:table-cell>
            <table:table-cell table:style-name="Table4.E8" office:value-type="string">
              <text:p text:style-name="P140">7,6</text:p>
            </table:table-cell>
          </table:table-row>
          <table:table-row>
            <table:table-cell table:style-name="Table4.A11" table:number-rows-spanned="3" office:value-type="string">
              <text:p text:style-name="P140">Германия</text:p>
            </table:table-cell>
            <table:table-cell table:style-name="Table4.B9" office:value-type="string">
              <text:p text:style-name="P140">1870-1913</text:p>
            </table:table-cell>
            <table:table-cell table:style-name="Table4.C9" office:value-type="string">
              <text:p text:style-name="P140">6,92</text:p>
            </table:table-cell>
            <table:table-cell table:style-name="Table4.D9" office:value-type="string">
              <text:p text:style-name="P140">5,59</text:p>
            </table:table-cell>
            <table:table-cell table:style-name="Table4.E9" office:value-type="string">
              <text:p text:style-name="P140">1,33</text:p>
            </table:table-cell>
          </table:table-row>
          <table:table-row>
            <table:covered-table-cell/>
            <table:table-cell table:style-name="Table4.B10" office:value-type="string">
              <text:p text:style-name="P140">1900-1995</text:p>
            </table:table-cell>
            <table:table-cell table:style-name="Table4.C10" office:value-type="string">
              <text:p text:style-name="P140">5,80</text:p>
            </table:table-cell>
            <table:table-cell table:style-name="Table4.D10" office:value-type="string">
              <text:p text:style-name="P140">1,91</text:p>
            </table:table-cell>
            <table:table-cell table:style-name="Table4.E10" office:value-type="string">
              <text:p text:style-name="P140">3,91</text:p>
            </table:table-cell>
          </table:table-row>
          <table:table-row>
            <table:covered-table-cell/>
            <table:table-cell table:style-name="Table4.B11" office:value-type="string">
              <text:p text:style-name="P140">1950-2005</text:p>
            </table:table-cell>
            <table:table-cell table:style-name="Table4.C11" office:value-type="string">
              <text:p text:style-name="P140">12,3</text:p>
            </table:table-cell>
            <table:table-cell table:style-name="Table4.D11" office:value-type="string">
              <text:p text:style-name="P140">3,3</text:p>
            </table:table-cell>
            <table:table-cell table:style-name="Table4.E11" office:value-type="string">
              <text:p text:style-name="P140">9,0</text:p>
            </table:table-cell>
          </table:table-row>
        </table:table>
        <text:p text:style-name="Image">Таблица <text:span text:style-name="T371">3 — </text:span>Среднегодовая доходность акций <text:span text:style-name="T288">в %</text:span> [1, <text:span text:style-name="T531">стр.79</text:span>]</text:p>
        <text:p text:style-name="P25">Как свидетельствуют приведенные в таблице <text:span text:style-name="T372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h text:style-name="P188" text:outline-level="2"><text:bookmark-start text:name="__RefHeading___Toc1809_1435979290"/>1.<text:span text:style-name="T373">3</text:span>. <text:span text:style-name="T243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6640915124073448129" text:style-name="WW8Num6">
          <text:list-item>
            <text:p text:style-name="P150">Выбор инвестиционной политики</text:p>
          </text:list-item>
          <text:list-item>
            <text:p text:style-name="P150">Анализ рынка ценных бумаг</text:p>
          </text:list-item>
          <text:list-item>
            <text:p text:style-name="P150">Формирование портфеля ценных бумаг.</text:p>
          </text:list-item>
          <text:list-item>
            <text:p text:style-name="P150">Пересмотр портфеля ценных бумаг.</text:p>
          </text:list-item>
          <text:list-item>
            <text:p text:style-name="P150">Оценка эффективности портфеля ценных бумаг.» <text:span text:style-name="T500">[4, стр.10]</text:span></text:p>
          </text:list-item>
        </text:list>
        <text:h text:style-name="P194" text:outline-level="3">1.<text:span text:style-name="T373">3</text:span>.1. <text:span text:style-name="T374">Выбор и</text:span>нвестиционн<text:span text:style-name="T374">ой</text:span> политик<text:span text:style-name="T374">и</text:span></text:h>
        <text:p text:style-name="P69"><text:span text:style-name="T129">«</text:span><text:span text:style-name="T109">В</text:span><text:span text:style-name="T94">ыбор инвестиционной политики (</text:span><text:span text:style-name="T154">investment policy</text:span><text:span text:style-name="T94">) включает </text:span><text:span text:style-name="T109">в себя </text:span><text:span text:style-name="T94"><text:s/>определение цели инвестора и объема инвестируемых средств»</text:span><text:span text:style-name="T129">[4, стр.10]</text:span><text:span text:style-name="T94">. Поскольку для рациональных </text:span><text:span text:style-name="T109">инвестиционных </text:span><text:span text:style-name="T94">стратегий </text:span><text:span text:style-name="T110">(т. е. инвестиционных стратегий, способных приносить некоторый реальный доход) </text:span><text:span text:style-name="T94">существует прямая связь между риском и доходностью, </text:span><text:span text:style-name="T109">и и</text:span><text:span text:style-name="T111">нвестору <text:s/>следует понимать, что</text:span><text:span text:style-name="T94"> стремление получить большую прибыль </text:span><text:span text:style-name="T111">может быть </text:span><text:span text:style-name="T112">привести</text:span><text:span text:style-name="T111"> </text:span><text:span text:style-name="T112">к</text:span><text:span text:style-name="T94"> </text:span><text:span text:style-name="T109">вложени</text:span><text:span text:style-name="T112">ю средств инвестирования</text:span><text:span text:style-name="T109"> в </text:span><text:span text:style-name="T111">высокорисковы</text:span><text:span text:style-name="T109">е</text:span><text:span text:style-name="T111"> актив</text:span><text:span text:style-name="T109">ы</text:span><text:span text:style-name="T111">, </text:span><text:soft-page-break/><text:span text:style-name="T111">которые характеризуются высокой волатильностью, что, в конечном итоге, может привести к финансовым потерям. </text:span><text:span text:style-name="T94">Цели инвестирования </text:span><text:span text:style-name="T111">всегда</text:span><text:span text:style-name="T94"> должны формулироваться с учетом как доходности, так и риска, </text:span><text:span text:style-name="T113">и любая инвестиция всегда должна рассматриваться </text:span><text:span text:style-name="T112">как совокупность </text:span><text:span text:style-name="T113">доходности и риска.</text:span></text:p>
        <text:p text:style-name="P38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194" text:outline-level="3">1.<text:span text:style-name="T375">3</text:span>.2. Анализ рынка ценных бумаг</text:h>
        <text:p text:style-name="P69"><text:span text:style-name="T114">«А</text:span><text:span text:style-name="T94">нализ ценных бумаг (</text:span><text:span text:style-name="T154">security analysis</text:span><text:span text:style-name="T94">), </text:span><text:span text:style-name="T114">являющийся в</text:span><text:span text:style-name="T94">тор</text:span><text:span text:style-name="T114">ым</text:span><text:span text:style-name="T94"> этап</text:span><text:span text:style-name="T114">ом</text:span><text:span text:style-name="T94"> инвестиционного процесса, включает изучение отдельных видов ценных бумаг (или групп бумаг) в рамках основных категорий»</text:span><text:span text:style-name="T130">[4, стр.10]</text:span><text:span text:style-name="T94">. </text:span><text:span text:style-name="T115">Главной</text:span><text:span text:style-name="T94"> цел</text:span><text:span text:style-name="T115">ью</text:span><text:span text:style-name="T94"> такого </text:span><text:span text:style-name="T116">анализа</text:span><text:span text:style-name="T94"> является определение тех ценных бумаг, которые <text:s/></text:span><text:span text:style-name="T115">приносили определенный доход в прошлом при одновременном сохранении приемлемого уровня риска (т. е. волатильности). </text:span></text:p>
        <text:p text:style-name="P69"><text:span text:style-name="T94">Существует много различных подходов к анализу ценных бумаг, однако </text:span><text:span text:style-name="T117">все они так или иначе относятся к одному из двух основных типов анализа </text:span><text:span text:style-name="T118">[4]</text:span><text:span text:style-name="T117">:</text:span></text:p>
        <text:list xml:id="list7221726355965869330" text:style-name="L4">
          <text:list-item>
            <text:p text:style-name="P151"><text:span text:style-name="T117">технический анализ </text:span><text:span text:style-name="T94">(</text:span><text:span text:style-name="T154">technical analysis</text:span><text:span text:style-name="T94">)</text:span></text:p>
          </text:list-item>
          <text:list-item>
            <text:p text:style-name="P151"><text:span text:style-name="T163">фундаментальн</text:span><text:span text:style-name="T164">ый</text:span><text:span text:style-name="T163"> анализ </text:span><text:span text:style-name="T94">(</text:span><text:span text:style-name="T154">fundamental analysis</text:span><text:span text:style-name="T94">)</text:span></text:p>
          </text:list-item>
        </text:list>
        <text:p text:style-name="P26"><text:span text:style-name="T245">Технический анализ</text:span> в его простейшей форме <text:span text:style-name="T376">предполагает</text:span> изучение курсов рынка акций <text:span text:style-name="T377">в прошлом</text:span>, с тем, чтобы дать прогноз динамики курсов акций конкретной фирмы <text:span text:style-name="T377">в будущем, и проходит в несколько этапов. Сначала</text:span> проводится исследование курсов <text:span text:style-name="T376">акций данной компании (а также компаний-конкурентов и компаний из этого же экономического сектора) </text:span>за <text:span text:style-name="T376">большой</text:span> <text:span text:style-name="T376">исторический</text:span> период с целью выявления повторяющихся тенденций или циклов в динамике курсов <text:span text:style-name="T376">акций</text:span>. Затем анализируются курсы акций за <text:span text:style-name="T376">некоторый относительно недавний</text:span> период времени, с тем чтобы выявить <text:s/><text:soft-page-break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76">Выявляя т</text:span>аким образом текущие тенденции, аналитик надеется дать прогноз будущей динамики курсов акций <text:span text:style-name="T376">требуемой компании</text:span>. <text:span text:style-name="T378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36"><text:span text:style-name="T245">Фундаментальный анализ</text:span> <text:span text:style-name="T379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94" text:outline-level="3">1.<text:span text:style-name="T380">3</text:span>.3. Формирование портфеля ценных бумаг</text:h>
        <text:p text:style-name="Standard"><text:span text:style-name="T166">«Ф</text:span><text:span text:style-name="T165">ормирование портфеля</text:span><text:span text:style-name="T1"> (</text:span><text:span text:style-name="T158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9">[4, стр.13]</text:span><text:span text:style-name="T1"> </text:span><text:soft-page-break/><text:span text:style-name="T2">Основными проблемами, с которыми инвестор сталкивается на данном этапе, являются:</text:span></text:p>
        <text:list xml:id="list2186159385739615436" text:style-name="L5">
          <text:list-item>
            <text:p text:style-name="P152">Селективность </text:p>
          </text:list-item>
          <text:list-item>
            <text:p text:style-name="P152">Выбор времени операций</text:p>
          </text:list-item>
          <text:list-item>
            <text:p text:style-name="P152">Диверсификация</text:p>
          </text:list-item>
        </text:list>
        <text:p text:style-name="Standard"><text:span text:style-name="T158">«Селективность</text:span><text:span text:style-name="T1"> (</text:span><text:span text:style-name="T167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9">»</text:span><text:span text:style-name="T3">[4, </text:span><text:span text:style-name="T69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pan text:style-name="T158">«Выбор времени операций</text:span><text:span text:style-name="T1"> (</text:span><text:span text:style-name="T167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9">фондовых</text:span><text:span text:style-name="T1"> инструментов с фиксированным доходом, </text:span><text:span text:style-name="T69">такими, как </text:span><text:span text:style-name="T5">корпоративные облигации»</text:span><text:span text:style-name="T3">[4, </text:span><text:span text:style-name="T69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Standard"><text:span text:style-name="T158">«Диверсификация</text:span><text:span text:style-name="T1"> (</text:span><text:span text:style-name="T167">diversification</text:span><text:span text:style-name="T1">) заключается в </text:span><text:span text:style-name="T70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0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h text:style-name="P194" text:outline-level="3"><text:soft-page-break/>1.3.4. Пересмотр портфеля</text:h>
        <text:p text:style-name="P69"><text:span text:style-name="T1">Пересмотр портфеля (</text:span><text:span text:style-name="T158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69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69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94" text:outline-level="3">1.<text:span text:style-name="T380">3</text:span>.5. Оценка эффективности портфеля</text:h>
        <text:p text:style-name="P69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Heading_20_3" text:outline-level="3"><text:bookmark-start text:name="__RefHeading___Toc3177_1360820806"/><text:soft-page-break/>Выводы <text:span text:style-name="T324">по главе</text:span><text:bookmark-end text:name="__RefHeading___Toc3177_1360820806"/></text:h>
        <text:p text:style-name="Standard">В первой главе выпускной квалификационной работы рассмотрены основные понятия, <text:span text:style-name="T381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Standard"><text:span text:style-name="T382">Во втором разделе главы указаны </text:span>основные типы ценных бумаг: к<text:span text:style-name="T383">азначейские векселя, </text:span>д<text:span text:style-name="T383">олгосрочные казначейские и корпоративные облигации (относящиеся к ценным бумагам с фиксированным доходом) и </text:span>о<text:span text:style-name="T383">быкновенные акции; </text:span>приведены <text:span text:style-name="T382">значения </text:span>доходности и волатильности этих <text:span text:style-name="T384">типов </text:span>ценных бумаг за большой исторический период. </text:p>
        <text:p text:style-name="Standard">Основное внимание в главе уделено обыкновенным акциям <text:span text:style-name="T384">и инвестициям в них </text:span>— указаны <text:span text:style-name="T384">важные </text:span>основные свойства (<text:span text:style-name="T385">остаточное правопритязание и ограниченная ответственность акционера</text:span>); и рассмотрены различные типы стоимости (<text:span text:style-name="T386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2">30</text:span> крупнейших <text:span text:style-name="T382">публичных </text:span>компаний США; также <text:span text:style-name="T382">рассмотрено </text:span>изменение пропорции <text:span text:style-name="T382">выплачиваемых </text:span>дивидендов в полной доходности обыкновенных акций в исторической перспективе <text:span text:style-name="T382">для разных стран мира.</text:span></text:p>
        <text:p text:style-name="Standard"><text:span text:style-name="T384">В заключительной части главы основное внимание уделено инвестиционному процессу, и его основным этапам — в</text:span><text:span text:style-name="T388">ыбору инвестиционной политики, а</text:span><text:span text:style-name="T387">нализ</text:span><text:span text:style-name="T388">у</text:span><text:span text:style-name="T387"> рынка ценных бумаг, </text:span><text:span text:style-name="T388">ф</text:span><text:span text:style-name="T387">ормировани</text:span><text:span text:style-name="T388">ю </text:span><text:span text:style-name="T387">портфеля, </text:span><text:span text:style-name="T388">его п</text:span><text:span text:style-name="T387">ересмотр</text:span><text:span text:style-name="T388">у</text:span><text:span text:style-name="T387"> </text:span><text:span text:style-name="T388">и оценке эффективности портфеля по сравнению с «эталонным» портфелем. </text:span></text:p>
        <text:p text:style-name="Standard"><text:soft-page-break/><text:span text:style-name="T388">Проведенное исследование и полученные выводы позволяют перейти к рассмотрению материала следующей главы, посвященной </text:span><text:span text:style-name="T389">формированию оптимального инвестиционного портфеля</text:span><text:span text:style-name="T388"> </text:span><text:span text:style-name="T389">на основании теории эффективного портфеля Марковитца.</text:span></text:p>
        <text:p text:style-name="P5"/>
        <text:h text:style-name="P185" text:outline-level="1"><text:bookmark-start text:name="__RefHeading___Toc7229_1010778528"/><text:span text:style-name="T243">ГЛАВА 2. </text:span><text:span text:style-name="T244">ОСНОВЫ СОВРЕМЕННОЙ ТЕОРИИ ФОРМИРОВАНИЯ ПОРТФЕЛЯ</text:span><text:bookmark-end text:name="__RefHeading___Toc7229_1010778528"/></text:h>
        <text:p text:style-name="P154"/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395">этапам</text:span> инвестиционного процесса, <text:span text:style-name="T395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926780506588969078" text:style-name="L6">
          <text:list-item>
            <text:p text:style-name="P155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155">неучет риска в количественной форме либо подмена такого учета словесными формулировками</text:p>
          </text:list-item>
          <text:list-item>
            <text:p text:style-name="P155">отсутствие объективных критериев оптимальности и эффективности <text:span text:style-name="T395">инвестиции</text:span></text:p>
          </text:list-item>
        </text:list>
        <text:p text:style-name="Standard">Современная теория инвестиций, <text:span text:style-name="T395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95">осознанные</text:span> и ответственные решения на всех этапах инвестиционного процесса, <text:span text:style-name="T395">прежде всего, на этапе формирования портфеля.</text:span> <text:span text:style-name="T305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27"><text:soft-page-break/></text:p>
        <text:h text:style-name="P190" text:outline-level="2"><text:bookmark-start text:name="__RefHeading___Toc150_1574039482"/>2.<text:span text:style-name="T289">1.</text:span> <text:span text:style-name="T396">Основные термины и понятия</text:span><text:bookmark-end text:name="__RefHeading___Toc150_1574039482"/></text:h>
        <text:p text:style-name="P88"><text:span text:style-name="T94">В 1952 году Гарри Марковитц (Harry Markowitz) опубликовал <text:s/>работу[11], которая стала основой современной </text:span><text:span text:style-name="T154">теории формирования портфеля</text:span><text:span text:style-name="T194"> (modern portfolio theory, также широко используется термин mean-variance analysis)</text:span><text:span text:style-name="T154">.</text:span><text:span text:style-name="T94"> </text:span></text:p>
        <text:p text:style-name="P89"><text:span text:style-name="T132">Основная и</text:span><text:span text:style-name="T131">дея Марковитца заключается в том, что</text:span><text:span text:style-name="T94"> инвестор </text:span><text:span text:style-name="T131">в момент формирования портфеля и включения в него различных ценных бумаг </text:span><text:span text:style-name="T94">не имеет никакой достоверной информации о том, </text:span><text:span text:style-name="T131">каковы</text:span><text:span text:style-name="T94"> будут </text:span><text:span text:style-name="T131">котировки этих </text:span><text:span text:style-name="T94">цен</text:span><text:span text:style-name="T131">ных</text:span><text:span text:style-name="T94"> бумаг </text:span><text:span text:style-name="T131">в будущем, а следовательно, и</text:span><text:span text:style-name="T119"> какой будет доходность портфеля по итогам периода владения. </text:span><text:span text:style-name="T131">В соответствии с этим</text:span><text:span text:style-name="T119">, инвестор должен считать </text:span><text:span text:style-name="T120">доходность каждого портфеля </text:span><text:span text:style-name="T155">случайной величиной</text:span><text:span text:style-name="T120"> </text:span><text:span text:style-name="T119">(random value). </text:span></text:p>
        <text:p text:style-name="P90"><text:span text:style-name="T120">Случайные величины</text:span><text:span text:style-name="T119"> имеют </text:span><text:span text:style-name="T120">различные</text:span><text:span text:style-name="T119"> характеристики, одна</text:span><text:span text:style-name="T120">ко в приложении к </text:span><text:span text:style-name="T132">современной </text:span><text:span text:style-name="T120">теории формирования портфеля самыми важными являются </text:span><text:span text:style-name="T119">ожидаемое (или среднее) значение </text:span><text:span text:style-name="T97">доходности</text:span><text:span text:style-name="T119"> (expected </text:span><text:span text:style-name="T98">return </text:span><text:span text:style-name="T119">value) </text:span><text:span text:style-name="T120">и</text:span><text:span text:style-name="T119"> стандартное отклонение (standard deviation)</text:span><text:span text:style-name="T132">, и п</text:span><text:span text:style-name="T121">одход </text:span><text:span text:style-name="T99">Марковитц</text:span><text:span text:style-name="T121">а</text:span><text:span text:style-name="T99"> утверждает, что инвестор</text:span><text:span text:style-name="T96"> должен оценить ожидаемую доходность и стандартное отклонение каждого </text:span><text:span text:style-name="T120">теоретически возможного </text:span><text:span text:style-name="T96">портфеля, а затем выбрать «лучший» из них, основываясь на </text:span><text:span text:style-name="T133">совокупности двух величин — </text:span><text:span text:style-name="T96"><text:s/></text:span><text:span text:style-name="T122">доходности и стандартного отклонения</text:span><text:span text:style-name="T96">. Ожидаемая доходность </text:span><text:span text:style-name="T133">здесь является </text:span><text:span text:style-name="T96">мер</text:span><text:span text:style-name="T133">ой</text:span><text:span text:style-name="T96"> потенциального вознаграждения </text:span><text:span text:style-name="T133">данного портфеля</text:span><text:span text:style-name="T96">, а стандартное отклонение — мер</text:span><text:span text:style-name="T133">ой</text:span><text:span text:style-name="T96"> риска. </text:span></text:p>
        <text:h text:style-name="P195" text:outline-level="3"><text:span text:style-name="T308">2.1.1. Д</text:span>оходност<text:span text:style-name="T397">ь</text:span> портфеля</text:h>
        <text:p text:style-name="P96"><text:span text:style-name="T134">Доходность каждой отдельно взятой ценной бумаги, </text:span><text:span text:style-name="T152">вычисляется по формуле (2). П</text:span><text:span text:style-name="T134">ортфель, </text:span><text:span text:style-name="T135">являющийся </text:span><text:span text:style-name="T134">совокупность</text:span><text:span text:style-name="T135">ю</text:span><text:span text:style-name="T134"> </text:span><text:span text:style-name="T135">включенных в него ценных </text:span><text:span text:style-name="T134">бумаг, </text:span><text:span text:style-name="T135">имеет следующую формулу вычисления доходности:</text:span></text:p>
        <text:p text:style-name="P156"/>
        <table:table table:name="Table12" table:style-name="Table12">
          <table:table-column table:style-name="Table12.A"/>
          <table:table-column table:style-name="Table12.B"/>
          <text:soft-page-break/>
          <table:table-row>
            <table:table-cell table:style-name="Table12.A1" office:value-type="string">
              <text:p text:style-name="P127"><draw:frame draw:style-name="fr7" draw:name="Object57" text:anchor-type="as-char" svg:y="-0.684cm" svg:width="3.052cm" svg:height="1.125cm" draw:z-index="95"><draw:object xlink:href="./Object 5" xlink:type="simple" xlink:show="embed" xlink:actuate="onLoad"/><draw:image xlink:href="./ObjectReplacements/Object 5" xlink:type="simple" xlink:show="embed" xlink:actuate="onLoad"/><svg:desc>formula</svg:desc></draw:frame>,</text:p>
            </table:table-cell>
            <table:table-cell table:style-name="Table12.A1" office:value-type="string">
              <text:p text:style-name="P133">(<text:span text:style-name="T537">4</text:span>)</text:p>
            </table:table-cell>
          </table:table-row>
        </table:table>
        <text:p text:style-name="P103"><text:span text:style-name="T134"><text:s/>где </text:span><text:span text:style-name="T134"><draw:frame draw:style-name="fr7" draw:name="Object91" text:anchor-type="as-char" svg:y="-0.377cm" svg:width="0.741cm" svg:height="0.533cm" draw:z-index="88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34"> — совокупн</text:span><text:span text:style-name="T150">ая</text:span><text:span text:style-name="T134"> цен</text:span><text:span text:style-name="T150">а</text:span><text:span text:style-name="T134"> покупки всех ценных бумаг;</text:span></text:p>
        <text:p text:style-name="P97"><text:span text:style-name="T134"><draw:frame draw:style-name="fr7" draw:name="Object96" text:anchor-type="as-char" svg:y="-0.377cm" svg:width="0.734cm" svg:height="0.533cm" draw:z-index="3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34"> — совокупную </text:span><text:span text:style-name="T135">цена</text:span><text:span text:style-name="T134"> </text:span><text:span text:style-name="T135">продажи</text:span><text:span text:style-name="T134"> этих ценных бума</text:span><text:span text:style-name="T150">г;</text:span></text:p>
        <text:p text:style-name="P97"><text:span text:style-name="T134"><text:s/></text:span><text:span text:style-name="T134"><draw:frame draw:style-name="fr7" draw:name="Object92" text:anchor-type="as-char" svg:y="-0.377cm" svg:width="0.547cm" svg:height="0.469cm" draw:z-index="90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34">— </text:span><text:span text:style-name="T136">совокупные </text:span><text:span text:style-name="T134">дивидендные выплаты.</text:span></text:p>
        <text:p text:style-name="P70"><text:span text:style-name="T106">Для вычислительных нужд более удобной может оказаться </text:span><text:span text:style-name="T94">матричн</text:span><text:span text:style-name="T106">ая</text:span><text:span text:style-name="T94"> </text:span><text:span text:style-name="T123">нотация </text:span><text:span text:style-name="T94">формул</text:span><text:span text:style-name="T107">ы</text:span><text:span text:style-name="T94"> вычисления доходности [14]:</text:span>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127"><draw:frame draw:style-name="fr7" draw:name="Object152" text:anchor-type="as-char" svg:y="-0.437cm" svg:width="1.843cm" svg:height="0.593cm" draw:z-index="93"><draw:object xlink:href="./Object 17" xlink:type="simple" xlink:show="embed" xlink:actuate="onLoad"/><draw:image xlink:href="./ObjectReplacements/Object 17" xlink:type="simple" xlink:show="embed" xlink:actuate="onLoad"/><svg:desc>formula</svg:desc></draw:frame>,</text:p>
            </table:table-cell>
            <table:table-cell table:style-name="Table13.A1" office:value-type="string">
              <text:p text:style-name="P133">(<text:span text:style-name="T537">5</text:span>)</text:p>
            </table:table-cell>
          </table:table-row>
        </table:table>
        <text:p text:style-name="P119"><text:span text:style-name="T94"><text:tab/>где </text:span><text:span text:style-name="T94"><draw:frame draw:style-name="fr7" draw:name="Object158" text:anchor-type="as-char" svg:y="-0.998cm" svg:width="1.438cm" svg:height="1.81cm" draw:z-index="4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94"> </text:span><text:span text:style-name="T104">—</text:span><text:span text:style-name="T94"> матрица весов ценных бумаг, включенных в портфель;</text:span></text:p>
        <text:p text:style-name="P119"><text:span text:style-name="T94"><draw:frame draw:style-name="fr7" draw:name="Object153" text:anchor-type="as-char" svg:y="-0.998cm" svg:width="1.566cm" svg:height="1.81cm" draw:z-index="9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94"> <text:s/>- матрица доходност</text:span><text:span text:style-name="T103">ей</text:span><text:span text:style-name="T94"> отдельно взятых ценных бумаг. </text:span></text:p>
        <text:p text:style-name="P70"><text:span text:style-name="T103">К примеру, для трех ценных бумаг формула вычисления доходност</text:span><text:span text:style-name="T105">и портфеля</text:span><text:span text:style-name="T103"> в матричной форме будет выглядеть так:</text:span></text:p>
        <text:p text:style-name="P28"><draw:frame draw:style-name="fr7" draw:name="Object154" text:anchor-type="as-char" svg:y="-1.032cm" svg:width="8.024cm" svg:height="1.879cm" draw:z-index="4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195" text:outline-level="3">2.1.<text:span text:style-name="T398">2.</text:span> <text:span text:style-name="T505">Стандартное</text:span> отклонение <text:span text:style-name="T505">портфеля</text:span></text:h>
        <text:p text:style-name="P92"><text:span text:style-name="T156">Среднеквадратичное отклонение</text:span><text:span text:style-name="T137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38">В приложении к теории формирования портфеля, среднеквадратичное отклонение доходности </text:span><text:span text:style-name="T138"><draw:frame draw:style-name="fr7" draw:name="Object35" text:anchor-type="as-char" svg:y="-0.226cm" svg:width="0.482cm" svg:height="0.25cm" draw:z-index="5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8"> ценной бумаги является мерой риска. </text:span><text:span text:style-name="T153">Стандартное отклонение</text:span><text:span text:style-name="T138">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</text:span><text:soft-page-break/><text:span text:style-name="T138">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39">Формула <text:span text:style-name="T401">для </text:span>вычисления стандартного отклонения <text:span text:style-name="T307">портфеля имеет следующий вид [4]</text:span>: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23"><draw:frame draw:style-name="fr7" draw:name="Object29" text:anchor-type="as-char" svg:y="-0.799cm" svg:width="3.734cm" svg:height="1.226cm" draw:z-index="131"><draw:object xlink:href="./Object 14" xlink:type="simple" xlink:show="embed" xlink:actuate="onLoad"/><draw:image xlink:href="./ObjectReplacements/Object 14" xlink:type="simple" xlink:show="embed" xlink:actuate="onLoad"/><svg:desc>formula</svg:desc></draw:frame>,</text:p>
            </table:table-cell>
            <table:table-cell table:style-name="Table5.A1" office:value-type="string">
              <text:p text:style-name="P130">(6)</text:p>
            </table:table-cell>
          </table:table-row>
        </table:table>
        <text:p text:style-name="P97"><text:span text:style-name="T95">где</text:span><text:span text:style-name="T100"> </text:span><text:span text:style-name="T95"><draw:frame draw:style-name="fr7" draw:name="Object156" text:anchor-type="as-char" svg:y="-0.377cm" svg:width="0.605cm" svg:height="0.533cm" draw:z-index="10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5"> </text:span><text:span text:style-name="T100">и </text:span><text:span text:style-name="T100"><draw:frame draw:style-name="fr7" draw:name="Object157" text:anchor-type="as-char" svg:y="-0.377cm" svg:width="0.646cm" svg:height="0.533cm" draw:z-index="11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00"> являются весами </text:span><text:span text:style-name="T102">ценных бумаг</text:span><text:span text:style-name="T95"> </text:span><text:span text:style-name="T95"><draw:frame draw:style-name="fr7" draw:name="Object104" text:anchor-type="as-char" svg:y="-0.377cm" svg:width="0.326cm" svg:height="0.469cm" draw:z-index="124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5"> и </text:span><text:span text:style-name="T95"><draw:frame draw:style-name="fr7" draw:name="Object105" text:anchor-type="as-char" svg:y="-0.377cm" svg:width="0.395cm" svg:height="0.469cm" draw:z-index="12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50">;</text:span></text:p>
        <text:p text:style-name="P97"><text:span text:style-name="T95"><text:s/></text:span><text:span text:style-name="T95"><draw:frame draw:style-name="fr7" draw:name="Object103" text:anchor-type="as-char" svg:y="-0.226cm" svg:width="0.63cm" svg:height="0.379cm" draw:z-index="51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5"> обозначает ковариацию доходностей </text:span><text:span text:style-name="T101">этих </text:span><text:span text:style-name="T95">ценных бумаг</text:span><text:span text:style-name="T100">.</text:span></text:p>
        <text:p text:style-name="P70"><text:span text:style-name="T108">Аналогично </text:span><text:span text:style-name="T100">формул</text:span><text:span text:style-name="T108">е</text:span><text:span text:style-name="T100"> вычисления доходности, </text:span><text:span text:style-name="T108">формула вычисления стандартного отклонения портфеля также имеет матричную форму [14]</text:span><text:span text:style-name="T100">: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28"><draw:frame draw:style-name="fr7" draw:name="Object155" text:anchor-type="as-char" svg:y="-0.437cm" svg:width="1.979cm" svg:height="0.593cm" draw:z-index="132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      </table:table-cell>
            <table:table-cell table:style-name="Table14.A1" office:value-type="string">
              <text:p text:style-name="P134">(<text:span text:style-name="T538">7</text:span>)</text:p>
            </table:table-cell>
          </table:table-row>
        </table:table>
        <text:p text:style-name="P52"><text:span text:style-name="T532">где </text:span><text:span text:style-name="T532"><draw:frame draw:style-name="fr7" draw:name="Object151" text:anchor-type="as-char" svg:y="-0.998cm" svg:width="1.438cm" svg:height="1.81cm" draw:z-index="52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32"> — матрица весов ценных бумаг, включенных в портфель;</text:span></text:p>
        <text:p text:style-name="P52"><text:span text:style-name="T532"><text:s/></text:span><text:span text:style-name="T532"><draw:frame draw:style-name="fr7" draw:name="Object159" text:anchor-type="as-char" svg:y="-0.3cm" svg:width="0.466cm" svg:height="0.319cm" draw:z-index="133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32">— ковариационная матрица портфеля.</text:span></text:p>
        <text:p text:style-name="P48">К примеру, для случая с тремя бумагами в портфеле эта формула выглядит следующим образом:</text:p>
        <text:p text:style-name="P161"><draw:frame draw:style-name="fr7" draw:name="Object150" text:anchor-type="as-char" svg:y="-1.162cm" svg:width="7.394cm" svg:height="2.08cm" draw:z-index="55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h text:style-name="P196" text:outline-level="3"><text:span text:style-name="T309">2.1.3. </text:span>Ковариация</text:h>
        <text:p text:style-name="P29">Важным понятием при вычислении стандартного отклонения портфеля является ковариация. </text:p>
        <text:p text:style-name="P37"><text:span text:style-name="T245">Ковариация</text:span> <text:span text:style-name="T273">(covariance) в теории вероятности и математической статистике является мерой линейной зависимости двух случайных величин [40].</text:span> <text:span text:style-name="T399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99">(являющихся случайными переменными)</text:span>, зависят друг от друга. <text:span text:style-name="T400">Значение ковариации двух случайных величин лежит в промежутке </text:span><text:span text:style-name="T400"><draw:frame draw:style-name="fr6" draw:name="Object4" text:anchor-type="as-char" svg:y="-0.377cm" svg:width="1.452cm" svg:height="0.482cm" draw:z-index="5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00">, ковариация, равная единице означает, что доходности бумаг меняются </text:span><text:soft-page-break/><text:span text:style-name="T400">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46"><text:span text:style-name="T310">Понятие ковариации используется д</text:span>ля вычисления стандартного отклонения портфеля, <text:span text:style-name="T310">в формуле вычисления которого используется</text:span> ковариационная матрица. Ковариационная матрица <draw:frame draw:style-name="fr7" draw:name="Object161" text:anchor-type="as-char" svg:y="-0.3cm" svg:width="0.466cm" svg:height="0.319cm" draw:z-index="58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311">К примеру, в случае портфеля из трех ценных бумаг,</text:span> формула вычисления <text:span text:style-name="T311">ковариационной матрицы</text:span> в матричной форме имее<text:span text:style-name="T311">т</text:span> следующий вид <text:span text:style-name="T401">[14]</text:span>: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29"><draw:frame draw:style-name="fr7" draw:name="Object160" text:anchor-type="as-char" svg:y="-1.162cm" svg:width="3.475cm" svg:height="2.08cm" draw:z-index="134"><draw:object xlink:href="./Object 19" xlink:type="simple" xlink:show="embed" xlink:actuate="onLoad"/><draw:image xlink:href="./ObjectReplacements/Object 19" xlink:type="simple" xlink:show="embed" xlink:actuate="onLoad"/><svg:desc>formula</svg:desc></draw:frame>,</text:p>
            </table:table-cell>
            <table:table-cell table:style-name="Table15.A1" office:value-type="string">
              <text:p text:style-name="P135">(<text:span text:style-name="T539">8</text:span>)</text:p>
            </table:table-cell>
          </table:table-row>
        </table:table>
        <text:p text:style-name="P42"><text:span text:style-name="T309">где </text:span><text:span text:style-name="T309"><draw:frame draw:style-name="fr7" draw:name="Object30" text:anchor-type="as-char" svg:y="-0.437cm" svg:width="0.61cm" svg:height="0.593cm" draw:z-index="13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9"> — дисперсия </text:span><text:span text:style-name="T309"><draw:frame draw:style-name="fr7" draw:name="Object31" text:anchor-type="as-char" svg:y="-0.377cm" svg:width="0.326cm" svg:height="0.469cm" draw:z-index="136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09">-й бумаг;</text:span></text:p>
        <text:p text:style-name="P42"><text:span text:style-name="T309"><draw:frame draw:style-name="fr7" draw:name="Object32" text:anchor-type="as-char" svg:y="-0.437cm" svg:width="0.63cm" svg:height="0.593cm" draw:z-index="6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09"> — ковариация между ценными бумагами </text:span><text:span text:style-name="T309"><draw:frame draw:style-name="fr7" draw:name="Object33" text:anchor-type="as-char" svg:y="-0.377cm" svg:width="0.326cm" svg:height="0.469cm" draw:z-index="6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09"> и </text:span><text:span text:style-name="T309"><draw:frame draw:style-name="fr7" draw:name="Object34" text:anchor-type="as-char" svg:y="-0.377cm" svg:width="0.395cm" svg:height="0.469cm" draw:z-index="6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09">.</text:span></text:p>
        <text:p text:style-name="P37"/>
        <text:h text:style-name="P192" text:outline-level="2"><text:bookmark-start text:name="__RefHeading___Toc152_1574039482"/>2.<text:span text:style-name="T290">2</text:span>. Портфельный анализ<text:bookmark-end text:name="__RefHeading___Toc152_1574039482"/></text:h>
        <text:h text:style-name="P195" text:outline-level="3">2.<text:span text:style-name="T402">2</text:span>.<text:span text:style-name="T403">1</text:span>. Достижимое множество</text:h>
        <text:p text:style-name="P15"><text:span text:style-name="T249">Достижимое множество </text:span><text:span text:style-name="T403">(feasible set) портфелей является множеством всех возможных портфелей, которые могут быть сформированы из набора в </text:span><text:span text:style-name="T403"><draw:frame draw:style-name="fr7" draw:name="Object5" text:anchor-type="as-char" svg:y="-0.377cm" svg:width="0.549cm" svg:height="0.469cm" draw:z-index="7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03"> ценных бумаг <text:s/>в различных комбинациях и в различных пропорциях. </text:span>На рисунке <text:span text:style-name="T512">2</text:span> представлен <text:span text:style-name="T404">пример</text:span> <text:span text:style-name="T405">такого</text:span> множества<text:span text:style-name="T406">.</text:span></text:p>
        <text:p text:style-name="Image"><draw:frame draw:style-name="fr3" draw:name="Image3" text:anchor-type="char" svg:y="0.014cm" svg:width="16.974cm" svg:height="8.359cm" draw:z-index="0"><draw:image xlink:href="Pictures/1000020100000352000001A487C5B15DE99203DB.png" xlink:type="simple" xlink:show="embed" xlink:actuate="onLoad"/></draw:frame><text:soft-page-break/>Рисунок <text:span text:style-name="T511">2 — </text:span>достижимое множество портфелей, сформированного из некоторого количества ценных бумаг. <text:span text:style-name="T407">По вертикальной оси <text:s/>отложены значения доходностей, по горизонтальной — стандартное отклонение, являющееся мерой риска</text:span></text:p>
        <text:p text:style-name="P71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7" draw:name="Object43" text:anchor-type="as-char" svg:y="-0.377cm" svg:width="0.549cm" svg:height="0.469cm" draw:z-index="7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7" draw:name="Object106" text:anchor-type="as-char" svg:y="-0.377cm" svg:width="0.443cm" svg:height="0.469cm" draw:z-index="79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7" draw:name="Object107" text:anchor-type="as-char" svg:y="-0.377cm" svg:width="0.499cm" svg:height="0.469cm" draw:z-index="80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7" draw:name="Object108" text:anchor-type="as-char" svg:y="-0.377cm" svg:width="0.519cm" svg:height="0.469cm" draw:z-index="8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7">2</text:span><text:span text:style-name="T1"> являются примерами таких портфелей).</text:span></text:p>
        <text:h text:style-name="P197" text:outline-level="3">2.<text:span text:style-name="T402">2</text:span>.<text:span text:style-name="T408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5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</text:span><text:soft-page-break/><text:span text:style-name="T15">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409">должен</text:span> свой оптимальный портфель из множества портфелей, каждый из которых:</text:p>
        <text:list xml:id="list8110734557971566213" text:style-name="WW8Num7">
          <text:list-item>
            <text:p text:style-name="P170">Обеспечивает максимальную ожидаемую доходность дл<text:span text:style-name="T306">я</text:span> некоторого уровня риска</text:p>
          </text:list-item>
          <text:list-item>
            <text:p text:style-name="P170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60">максимальной доходностью.</text:span><text:span text:style-name="T18"> </text:span><text:span text:style-name="T20">Принимая во внимание, </text:span><text:span text:style-name="T19">что на рисунке </text:span><text:span text:style-name="T77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7" draw:name="Object24" text:anchor-type="as-char" svg:y="-0.377cm" svg:width="0.443cm" svg:height="0.469cm" draw:z-index="8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7" draw:name="Object26" text:anchor-type="as-char" svg:y="-0.377cm" svg:width="0.443cm" svg:height="0.469cm" draw:z-index="8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7" draw:name="Object25" text:anchor-type="as-char" svg:y="-0.377cm" svg:width="0.443cm" svg:height="0.469cm" draw:z-index="8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7" draw:name="Object27" text:anchor-type="as-char" svg:y="-0.377cm" svg:width="0.443cm" svg:height="0.469cm" draw:z-index="91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7" draw:name="Object28" text:anchor-type="as-char" svg:y="-0.377cm" svg:width="0.519cm" svg:height="0.469cm" draw:z-index="92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7" draw:name="Object1" text:anchor-type="as-char" svg:y="-0.377cm" svg:width="0.519cm" svg:height="0.469cm" draw:z-index="98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</text:span><text:soft-page-break/><text:span text:style-name="T21">(выпуклой) границы достижимого множества, лежащего между точками </text:span><text:span text:style-name="T21"><draw:frame draw:style-name="fr7" draw:name="Object2" text:anchor-type="as-char" svg:y="-0.377cm" svg:width="0.443cm" svg:height="0.469cm" draw:z-index="9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7" draw:name="Object41" text:anchor-type="as-char" svg:y="-0.377cm" svg:width="0.519cm" svg:height="0.469cm" draw:z-index="100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60">м</text:span><text:span text:style-name="T161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7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7" draw:name="Object44" text:anchor-type="as-char" svg:y="-0.377cm" svg:width="0.499cm" svg:height="0.469cm" draw:z-index="10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7" draw:name="Object42" text:anchor-type="as-char" svg:y="-0.377cm" svg:width="0.499cm" svg:height="0.469cm" draw:z-index="10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7" draw:name="Object49" text:anchor-type="as-char" svg:y="-0.377cm" svg:width="0.519cm" svg:height="0.469cm" draw:z-index="104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7" draw:name="Object47" text:anchor-type="as-char" svg:y="-0.377cm" svg:width="0.499cm" svg:height="0.469cm" draw:z-index="105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7" draw:name="Object52" text:anchor-type="as-char" svg:y="-0.377cm" svg:width="0.443cm" svg:height="0.469cm" draw:z-index="106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7" draw:name="Object48" text:anchor-type="as-char" svg:y="-0.377cm" svg:width="0.499cm" svg:height="0.469cm" draw:z-index="107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7" draw:name="Object58" text:anchor-type="as-char" svg:y="-0.377cm" svg:width="0.443cm" svg:height="0.469cm" draw:z-index="110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7" draw:name="Object45" text:anchor-type="as-char" svg:y="-0.377cm" svg:width="0.499cm" svg:height="0.469cm" draw:z-index="111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7" draw:name="Object46" text:anchor-type="as-char" svg:y="-0.377cm" svg:width="0.443cm" svg:height="0.469cm" draw:z-index="11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58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58">inefficient portfolios</text:span><text:span text:style-name="T1">), </text:span><text:span text:style-name="T25">и </text:span><text:span text:style-name="T71">инвестору</text:span><text:span text:style-name="T1"> </text:span><text:span text:style-name="T71">следует их</text:span><text:span text:style-name="T1"> игнорировать.</text:span></text:p>
        <text:h text:style-name="P195" text:outline-level="3"><text:soft-page-break/>2.<text:span text:style-name="T402">2</text:span>.<text:span text:style-name="T410">3</text:span>. Выбор оптимального портфеля</text:h>
        <text:p text:style-name="P104"><text:span text:style-name="T1">Важным понятием при выборе оптимального портфеля являются кривые безразличия. </text:span><text:span text:style-name="T158">Кривые безразличия </text:span><text:span text:style-name="T1">(indifference curves) представляют собой множество всевозможных комбинаций благ, выбору которых потребителя безразличен, </text:span><text:span text:style-name="T91">и имеющих</text:span><text:span text:style-name="T1"> одинаковую полезность. В простейшем двумерном случае кривую безразличия часто изображают на плоскости в виде выпуклой линии [26].</text:span></text:p>
        <text:p text:style-name="P71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2">»[4, стр.197]</text:span><text:span text:style-name="T1">. Как видно </text:span><text:span text:style-name="T72">из</text:span><text:span text:style-name="T1"> рисунк</text:span><text:span text:style-name="T72">а</text:span><text:span text:style-name="T1"> </text:span><text:span text:style-name="T77">3</text:span><text:span text:style-name="T1">, таким портфелем является портфель </text:span><draw:frame draw:style-name="fr7" draw:name="Object59" text:anchor-type="as-char" svg:y="-0.377cm" svg:width="0.646cm" svg:height="0.533cm" draw:z-index="119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7" draw:name="Object60" text:anchor-type="as-char" svg:y="-0.377cm" svg:width="0.531cm" svg:height="0.533cm" draw:z-index="120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Image"><draw:frame draw:style-name="fr3" draw:name="Image4" text:anchor-type="char" svg:y="0.284cm" svg:width="16.974cm" svg:height="8.373cm" draw:z-index="1"><draw:image xlink:href="Pictures/1000020100000352000001A453BAA5AF53CDB842.png" xlink:type="simple" xlink:show="embed" xlink:actuate="onLoad"/></draw:frame><text:span text:style-name="T1">Рисунок </text:span><text:span text:style-name="T76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7" draw:name="Object61" text:anchor-type="as-char" svg:y="-0.377cm" svg:width="0.529cm" svg:height="0.533cm" draw:z-index="121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7" draw:name="Object62" text:anchor-type="as-char" svg:y="-0.437cm" svg:width="0.706cm" svg:height="0.593cm" draw:z-index="122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15"/>
        <text:p text:style-name="P71"><text:soft-page-break/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7" draw:name="Object63" text:anchor-type="as-char" svg:y="-0.437cm" svg:width="0.706cm" svg:height="0.593cm" draw:z-index="123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71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7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7" draw:name="Object50" text:anchor-type="as-char" svg:y="-0.377cm" svg:width="0.646cm" svg:height="0.533cm" draw:z-index="12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7" draw:name="Object65" text:anchor-type="as-char" svg:y="-0.377cm" svg:width="0.531cm" svg:height="0.533cm" draw:z-index="127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7" draw:name="Object64" text:anchor-type="as-char" svg:y="-0.437cm" svg:width="0.706cm" svg:height="0.593cm" draw:z-index="128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Image"><draw:frame draw:style-name="fr3" draw:name="Image22" text:anchor-type="char" svg:y="0.284cm" svg:width="16.974cm" svg:height="8.373cm" draw:z-index="2"><draw:image xlink:href="Pictures/1000020100000352000001A48DA0231AFDC77AD8.png" xlink:type="simple" xlink:show="embed" xlink:actuate="onLoad"/></draw:frame><text:span text:style-name="T1">Рисунок </text:span><text:span text:style-name="T76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7" draw:name="Object67" text:anchor-type="as-char" svg:y="-0.377cm" svg:width="0.531cm" svg:height="0.533cm" draw:z-index="129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7" draw:name="Object68" text:anchor-type="as-char" svg:y="-0.437cm" svg:width="0.706cm" svg:height="0.593cm" draw:z-index="130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14"/>
        <text:h text:style-name="P195" text:outline-level="3"><text:soft-page-break/>2.<text:span text:style-name="T411">2</text:span>.<text:span text:style-name="T411">4</text:span>. Рыночная модель</text:h>
        <text:p text:style-name="P39"><text:span text:style-name="T412">Важным понятием при формировании портфеля является диверсификация, которая рассматривается в ранках рыночной модели (</text:span><text:span text:style-name="T262">market model</text:span><text:span text:style-name="T412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129"><draw:frame draw:style-name="fr7" draw:name="Object69" text:anchor-type="as-char" svg:y="-0.377cm" svg:width="3.002cm" svg:height="0.533cm" draw:z-index="137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      </table:table-cell>
            <table:table-cell table:style-name="Table16.A1" office:value-type="string">
              <text:p text:style-name="P135">(<text:span text:style-name="T539">9</text:span>)</text:p>
            </table:table-cell>
          </table:table-row>
        </table:table>
        <text:p text:style-name="P43">где <draw:frame draw:style-name="fr7" draw:name="Object70" text:anchor-type="as-char" svg:y="-0.377cm" svg:width="0.467cm" svg:height="0.533cm" draw:z-index="138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7" draw:name="Object71" text:anchor-type="as-char" svg:y="-0.377cm" svg:width="0.326cm" svg:height="0.469cm" draw:z-index="139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413">владения</text:span>;</text:p>
        <text:p text:style-name="P43"><draw:frame draw:style-name="fr7" draw:name="Object72" text:anchor-type="as-char" svg:y="-0.377cm" svg:width="0.512cm" svg:height="0.533cm" draw:z-index="140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413">ого</text:span> индекс<text:span text:style-name="T413">а</text:span> за тот же период; </text:p>
        <text:p text:style-name="P43"><draw:frame draw:style-name="fr7" draw:name="Object73" text:anchor-type="as-char" svg:y="-0.215cm" svg:width="0.661cm" svg:height="0.37cm" draw:z-index="141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</text:p>
        <text:p text:style-name="P43"><text:s/><draw:frame draw:style-name="fr7" draw:name="Object74" text:anchor-type="as-char" svg:y="-0.312cm" svg:width="0.61cm" svg:height="0.466cm" draw:z-index="142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7" draw:name="Object75" text:anchor-type="as-char" svg:y="-0.219cm" svg:width="0.584cm" svg:height="0.372cm" draw:z-index="144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pan text:style-name="T124">К</text:span><text:span text:style-name="T94"> пример</text:span><text:span text:style-name="T124">у, в случае</text:span><text:span text:style-name="T94"> акци</text:span><text:span text:style-name="T151">й</text:span><text:span text:style-name="T124"> компании</text:span><text:span text:style-name="T94"> A, для которых</text:span><text:span text:style-name="T94"><draw:frame draw:style-name="fr7" draw:name="Object76" text:anchor-type="as-char" svg:y="-0.377cm" svg:width="1.635cm" svg:height="0.533cm" draw:z-index="3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94">, </text:span><text:span text:style-name="T94"><draw:frame draw:style-name="fr7" draw:name="Object77" text:anchor-type="as-char" svg:y="-0.377cm" svg:width="1.505cm" svg:height="0.533cm" draw:z-index="3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94">, рыночная модель будет выглядеть следующим образом:</text:span></text:p>
        <text:p text:style-name="Standard"><draw:frame draw:style-name="fr7" draw:name="Object78" text:anchor-type="as-char" svg:y="-0.377cm" svg:width="3.653cm" svg:height="0.533cm" draw:z-index="3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94">Таким образом, если рыночный индекс имеет доходность 10%, то ожидаемая доходность ценной бумаги состав</text:span><text:span text:style-name="T124">и</text:span><text:span text:style-name="T94">т </text:span><text:span text:style-name="T94"><draw:frame draw:style-name="fr7" draw:name="Object79" text:anchor-type="as-char" svg:y="-0.377cm" svg:width="3.263cm" svg:height="0.469cm" draw:z-index="36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94">. Если же доходность рыночного индекса равняется -5%, то доходность ценной бумаги А ожидается равной </text:span><text:span text:style-name="T94"><draw:frame draw:style-name="fr7" draw:name="Object80" text:anchor-type="as-char" svg:y="-0.386cm" svg:width="3.956cm" svg:height="0.51cm" draw:z-index="37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4">.</text:span></text:p>
        <text:p text:style-name="Standard">«Член уравнения <draw:frame draw:style-name="fr7" draw:name="Object81" text:anchor-type="as-char" svg:y="-0.219cm" svg:width="0.584cm" svg:height="0.372cm" draw:z-index="38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414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7" draw:name="Object82" text:anchor-type="as-char" svg:y="-0.226cm" svg:width="0.748cm" svg:height="0.379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414">[4, стр.210]</text:span>.</text:p>
        <text:p text:style-name="Standard">Формально рыночная модель утверждает, что «неожиданная» доходность любой ценной бумаги пропорциональна неожиданной <text:soft-page-break/>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7" draw:name="Object83" text:anchor-type="as-char" svg:y="-0.377cm" svg:width="0.326cm" svg:height="0.469cm" draw:z-index="48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7" draw:name="Object84" text:anchor-type="as-char" svg:y="-0.437cm" svg:width="0.686cm" svg:height="0.593cm" draw:z-index="49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415">[4]</text:span>:</text:p>
        <text:list xml:id="list2161218807076786616" text:style-name="WW8Num8">
          <text:list-item>
            <text:p text:style-name="P171">систематический <text:s/><text:span text:style-name="T416">(или </text:span>рыночный) риск (market risk)</text:p>
          </text:list-item>
          <text:list-item>
            <text:p text:style-name="P171">несистематический <text:span text:style-name="T417">(собственный) </text:span>риск (unique risk)</text:p>
          </text:list-item>
        </text:list>
        <text:p text:style-name="P98">Таким образом, <text:span text:style-name="T415">дисперсия</text:span> <draw:frame draw:style-name="fr7" draw:name="Object85" text:anchor-type="as-char" svg:y="-0.437cm" svg:width="0.686cm" svg:height="0.593cm" draw:z-index="145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415">ценной бумаги равна</text:span>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29"><draw:frame draw:style-name="fr7" draw:name="Object86" text:anchor-type="as-char" svg:y="-0.437cm" svg:width="3.064cm" svg:height="0.593cm" draw:z-index="149"><draw:object xlink:href="./Object 32" xlink:type="simple" xlink:show="embed" xlink:actuate="onLoad"/><draw:image xlink:href="./ObjectReplacements/Object 32" xlink:type="simple" xlink:show="embed" xlink:actuate="onLoad"/><svg:desc>formula</svg:desc></draw:frame>,</text:p>
            </table:table-cell>
            <table:table-cell table:style-name="Table17.A1" office:value-type="string">
              <text:p text:style-name="P135">(<text:span text:style-name="T539">10</text:span>)</text:p>
            </table:table-cell>
          </table:table-row>
        </table:table>
        <text:p text:style-name="P99">где <draw:frame draw:style-name="fr7" draw:name="Object87" text:anchor-type="as-char" svg:y="-0.437cm" svg:width="0.686cm" svg:height="0.593cm" draw:z-index="146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18">ого</text:span> индекс<text:span text:style-name="T418">а;</text:span></text:p>
        <text:p text:style-name="P99"><draw:frame draw:style-name="fr7" draw:name="Object88" text:anchor-type="as-char" svg:y="-0.437cm" svg:width="1.311cm" svg:height="0.593cm" draw:z-index="147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7" draw:name="Object89" text:anchor-type="as-char" svg:y="-0.377cm" svg:width="0.326cm" svg:height="0.469cm" draw:z-index="148"><draw:object xlink:href="./Object 113" xlink:type="simple" xlink:show="embed" xlink:actuate="onLoad"/><draw:image xlink:href="./ObjectReplacements/Object 113" xlink:type="simple" xlink:show="embed" xlink:actuate="onLoad"/><svg:desc>formula</svg:desc></draw:frame>;</text:p>
        <text:p text:style-name="P99"><draw:frame draw:style-name="fr7" draw:name="Object90" text:anchor-type="as-char" svg:y="-0.437cm" svg:width="0.833cm" svg:height="0.593cm" draw:z-index="53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7" draw:name="Object93" text:anchor-type="as-char" svg:y="-0.377cm" svg:width="0.326cm" svg:height="0.469cm" draw:z-index="60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7" draw:name="Object94" text:anchor-type="as-char" svg:y="-0.219cm" svg:width="0.584cm" svg:height="0.372cm" draw:z-index="69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195" text:outline-level="3"><text:span text:style-name="T419">2.2.6. </text:span>Общий риск и доходность портфеля</text:h>
        <text:p text:style-name="Standard">По<text:span text:style-name="T502">д</text:span>ставив <text:span text:style-name="T533">(4) </text:span>в уравнение доходности уравнение рыночной модели, получим: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9"><draw:frame draw:style-name="fr7" draw:name="Object119" text:anchor-type="as-char" svg:y="-0.713cm" svg:width="13.286cm" svg:height="1.139cm" draw:z-index="150"><draw:object xlink:href="./Object 33" xlink:type="simple" xlink:show="embed" xlink:actuate="onLoad"/><draw:image xlink:href="./ObjectReplacements/Object 33" xlink:type="simple" xlink:show="embed" xlink:actuate="onLoad"/><svg:desc>formula</svg:desc></draw:frame>,</text:p>
            </table:table-cell>
            <table:table-cell table:style-name="Table18.A1" office:value-type="string">
              <text:p text:style-name="P136">(<text:span text:style-name="T539">11</text:span>)</text:p>
            </table:table-cell>
          </table:table-row>
        </table:table>
        <text:p text:style-name="Standard">Данное уравнение показывает, что <draw:frame draw:style-name="fr7" draw:name="Object120" text:anchor-type="as-char" svg:y="-0.215cm" svg:width="0.744cm" svg:height="0.37cm" draw:z-index="114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7" draw:name="Object121" text:anchor-type="as-char" svg:y="-0.312cm" svg:width="0.693cm" svg:height="0.466cm" draw:z-index="115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75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75"><draw:frame draw:style-name="fr7" draw:name="Object122" text:anchor-type="as-char" svg:y="-0.219cm" svg:width="0.667cm" svg:height="0.372cm" draw:z-index="116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75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Standard"><text:soft-page-break/>Также из этого уравнения следует, что общий риск портфеля, измеряемый дисперсией его доходности <draw:frame draw:style-name="fr7" draw:name="Object3" text:anchor-type="as-char" svg:y="-0.437cm" svg:width="0.769cm" svg:height="0.593cm" draw:z-index="117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20">может быть </text:span>выраже<text:span text:style-name="T420">н</text:span> следующим образом:</text:p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10"><draw:frame draw:style-name="fr7" draw:name="Object124" text:anchor-type="as-char" svg:y="-0.437cm" svg:width="2.937cm" svg:height="0.593cm" draw:z-index="151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      </table:table-cell>
            <table:table-cell table:style-name="Table19.A1" office:value-type="string">
              <text:p text:style-name="P137">(<text:span text:style-name="T539">12</text:span>)</text:p>
            </table:table-cell>
          </table:table-row>
        </table:table>
        <text:p text:style-name="P100">где <draw:frame draw:style-name="fr7" draw:name="Object125" text:anchor-type="as-char" svg:y="-0.799cm" svg:width="2.715cm" svg:height="1.226cm" draw:z-index="118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503">Сделав допущение, что</text:span> случайные отклонения доходност<text:span text:style-name="T421">ей</text:span> ценных бумаг, <text:span text:style-name="T503">входящих в портфель,</text:span> некореллированы, получим: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11"><draw:frame draw:style-name="fr7" draw:name="Object126" text:anchor-type="as-char" svg:y="-0.799cm" svg:width="2.96cm" svg:height="1.226cm" draw:z-index="152"><draw:object xlink:href="./Object 35" xlink:type="simple" xlink:show="embed" xlink:actuate="onLoad"/><draw:image xlink:href="./ObjectReplacements/Object 35" xlink:type="simple" xlink:show="embed" xlink:actuate="onLoad"/><svg:desc>formula</svg:desc></draw:frame>,</text:p>
            </table:table-cell>
            <table:table-cell table:style-name="Table20.A1" office:value-type="string">
              <text:p text:style-name="P138">(<text:span text:style-name="T539">13</text:span>)</text:p>
            </table:table-cell>
          </table:table-row>
        </table:table>
        <text:p text:style-name="Standard">Из этого уравнения следует, что в рамках рыночной модели, <text:span text:style-name="T422">общий риск портфеля состоит из двух </text:span>частей<text:span text:style-name="T422">, аналогичным двум </text:span>частям<text:span text:style-name="T422"> общего риска отдельных ценных бумаг. Эти компоненты также носят название </text:span>систематического (<text:span text:style-name="T422">рыночного</text:span>)<text:span text:style-name="T422"> риска </text:span><text:span text:style-name="T422"><draw:frame draw:style-name="fr7" draw:name="Object127" text:anchor-type="as-char" svg:y="-0.437cm" svg:width="1.147cm" svg:height="0.593cm" draw:z-index="5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22"> и </text:span>несистематического (<text:span text:style-name="T422">собственного</text:span>)<text:span text:style-name="T422"> риска </text:span><text:span text:style-name="T422"><draw:frame draw:style-name="fr7" draw:name="Object128" text:anchor-type="as-char" svg:y="-0.437cm" svg:width="0.787cm" svg:height="0.593cm" draw:z-index="56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22"> портфеля.</text:span></text:p>
        <text:h text:style-name="P198" text:outline-level="3"><text:span text:style-name="T423">2.2.7. Рыночный <text:s/>и с</text:span>обственный риск портфеля</text:h>
        <text:p text:style-name="Standard">Рыночный риск портфеля <draw:frame draw:style-name="fr7" draw:name="Object39" text:anchor-type="as-char" svg:y="-0.437cm" svg:width="1.147cm" svg:height="0.593cm" draw:z-index="66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7" draw:name="Object129" text:anchor-type="as-char" svg:y="-0.799cm" svg:width="2.715cm" svg:height="1.226cm" draw:z-index="67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504">рыночной модели (12) </text:span>обладает важным свойством — чем больше значение <draw:frame draw:style-name="fr7" draw:name="Object131" text:anchor-type="as-char" svg:y="-0.377cm" svg:width="0.549cm" svg:height="0.469cm" draw:z-index="68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7" draw:name="Object130" text:anchor-type="as-char" svg:y="-0.437cm" svg:width="0.693cm" svg:height="0.593cm" draw:z-index="81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7" draw:name="Object132" text:anchor-type="as-char" svg:y="-0.312cm" svg:width="0.61cm" svg:height="0.466cm" draw:z-index="89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63">С</text:span><text:span text:style-name="T253">обственный риск портфеля </text:span><text:span text:style-name="T253"><draw:frame draw:style-name="fr7" draw:name="Object53" text:anchor-type="as-char" svg:y="-0.799cm" svg:width="2.96cm" svg:height="1.226cm" draw:z-index="96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53"> в уравнении рыночной модели </text:span><text:span text:style-name="T268">(12) </text:span><text:span text:style-name="T253">имеет другое свойство — при увеличении количества бумаг, входящих в портфель, коэффициент </text:span><text:span text:style-name="T253"><draw:frame draw:style-name="fr7" draw:name="Object54" text:anchor-type="as-char" svg:y="-0.437cm" svg:width="0.787cm" svg:height="0.593cm" draw:z-index="97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53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49"/>
        <text:h text:style-name="P190" text:outline-level="2"><text:bookmark-start text:name="__RefHeading___Toc2454_99562824"/><text:soft-page-break/>2.3. <text:span text:style-name="T424">Стратегии </text:span>управлени<text:span text:style-name="T424">я портфелем</text:span> и оценка эффективности<text:bookmark-end text:name="__RefHeading___Toc2454_99562824"/></text:h>
        <text:h text:style-name="P195" text:outline-level="3"><text:span text:style-name="T424">2.3.1. Стратегии </text:span>управлени<text:span text:style-name="T424">я</text:span> инвестиционным портфелем</text:h>
        <text:p text:style-name="Standard"><text:span text:style-name="T94">Выделяют две </text:span><text:span text:style-name="T139">основные </text:span><text:span text:style-name="T94">стратегии управления </text:span><text:span text:style-name="T125">инвестициями</text:span><text:span text:style-name="T94"> — пассивную и активную</text:span><text:span text:style-name="T139">.</text:span><text:span text:style-name="T94"> </text:span></text:p>
        <text:p text:style-name="Standard"><text:span text:style-name="T159">Пассивное управление</text:span><text:span text:style-name="T32"> предполагает владение </text:span><text:span text:style-name="T94">диверсифицированным </text:span><text:span text:style-name="T126">инвестиционным</text:span><text:span text:style-name="T94"> портфел</text:span><text:span text:style-name="T126">е</text:span><text:span text:style-name="T94">м, </text:span><text:span text:style-name="T126">который не требует частого пересмотра. «</text:span><text:span text:style-name="T195">При таком подходе оптимальной стратегией </text:span><text:span text:style-name="T196">зачастую</text:span><text:span text:style-name="T195"> </text:span><text:span text:style-name="T196">является </text:span><text:span text:style-name="T195">следование рыночным индексам (взвешенным по капитализации, таким, как S&amp;P500</text:span><text:span text:style-name="T196"> </text:span><text:span text:style-name="T195">или РТС). При пассивном управлении не требу</text:span><text:span text:style-name="T196">ю</text:span><text:span text:style-name="T195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96">значительно </text:span><text:span text:style-name="T195">меньше, чем при активном управлении, что дает экономию на транзакционных издержках</text:span><text:span text:style-name="T197">»</text:span><text:span text:style-name="T195"> </text:span><text:span text:style-name="T200">[1, стр.294]</text:span><text:span text:style-name="T201">.</text:span></text:p>
        <text:p text:style-name="Standard">«<text:span text:style-name="T245">Активное управление</text:span> — это попытка повысить эффективность портфеля путем <text:span text:style-name="T425">добавления в него</text:span> недооцененных рынком ценных бумаг <text:span text:style-name="T425">(с помощью фундаментального анализа)</text:span>, <text:s/><text:span text:style-name="T425">а также</text:span> посредством выбора времени для сделок с широкими классами активов, когда фондовый рынок имеет тенденцию к повышению»<text:span text:style-name="T508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95">Для первичного ориентирования целесообразно иметь в виду следующие моменты:</text:span></text:p>
        <text:list xml:id="list5251816472815798647" text:style-name="L7">
          <text:list-item>
            <text:p text:style-name="P162">Портфели ценных бумаг всех инвесторов, взятые в совокупности, образую<text:span text:style-name="T297">т</text:span> рыночный портфель, <text:span text:style-name="T296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</text:span><text:soft-page-break/><text:span text:style-name="T296">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163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98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164">Универсальное свойство рыночного портфеля получено в предположении, что инвестиционный горизонт всех инвесторов одинаков. <text:span text:style-name="T299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165">Проводя анализ отдельных <text:span text:style-name="T426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300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507">[1, стр. 294]</text:span></text:p>
            <text:p text:style-name="P165"/>
          </text:list-item>
        </text:list>
        <text:h text:style-name="P195" text:outline-level="3"><text:soft-page-break/><text:span text:style-name="T427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92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28">коэффициент </text:span>P/E <text:span text:style-name="T291">(price/earnings ratio) </text:span>и т. п. <text:span text:style-name="T291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293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850858768073191453" text:style-name="L8">
          <text:list-item>
            <text:p text:style-name="P166">индекс фондового рынка ММВБ</text:p>
          </text:list-item>
          <text:list-item>
            <text:p text:style-name="P166">индекс РТС RTSI (отличается от индекса ММВБ тем, что рассчитывается в долларах США)</text:p>
          </text:list-item>
          <text:list-item>
            <text:p text:style-name="P166"><text:soft-page-break/>отраслевые индексы ММВБ: MICEX O&amp;G (нефтегазовая отрасль), MICEX PWR (энергетический сектор), <text:span text:style-name="T294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167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09">[1, стр.295]</text:span></text:p>
          </text:list-item>
        </text:list>
        <text:p text:style-name="P6">Среди международных индексов стоит выделить следующие <text:span text:style-name="T302">[2]</text:span>:</text:p>
        <text:list xml:id="list489693935540769052" text:style-name="L9">
          <text:list-item>
            <text:p text:style-name="P168">индекс Доу-Джонса <text:span text:style-name="T301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168">индекс S&amp;P500<text:span text:style-name="T302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169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169">немецкий DAX, <text:span text:style-name="T303">являющийся средневзвешенным индексом 30 крупнейших компаний Германии</text:span></text:p>
          </text:list-item>
          <text:list-item>
            <text:p text:style-name="P169">японский Nikkei,<text:span text:style-name="T304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51">Примерами <text:span text:style-name="T429">пассивно управляемых </text:span>эталонных портфелей могут служить индекс S&amp;P500 <text:span text:style-name="T430">(символ </text:span><text:span text:style-name="T250">^GSPC</text:span><text:span text:style-name="T430"> на Нью-Йоркской фондовой бирже) </text:span>и торгуемый фонд ETF SPDR S&amp;P500 <text:span text:style-name="T430">(символ </text:span><text:span text:style-name="T250">SPY</text:span><text:span text:style-name="T430">), построенный на базе индекса S&amp;P500</text:span>. <text:span text:style-name="T510">Показатели доходности этих эталонных портфелей приведены в таблице 4 и в графике на рисунке 5.</text:span></text:p>
        <text:p text:style-name="Image"><draw:frame draw:style-name="fr4" draw:name="Image2" text:anchor-type="char" svg:width="16.499cm" svg:height="7.565cm" draw:z-index="35"><draw:image xlink:href="Pictures/100002010000051800000256ED70E570DAC628CB.png" xlink:type="simple" xlink:show="embed" xlink:actuate="onLoad"/></draw:frame><text:soft-page-break/>Р<text:span text:style-name="T430">исунок 5 — доходности индекса S&amp;P500 (синий) и торгуемого фонда ETF SPDR S&amp;P500 (красный) за 2012-2015 годы. Котировки нормированы но индексу S&amp;P500</text:span></text:p>
        <text:p text:style-name="P50">Из графика видно, что торгуемый фонд SPDR S&amp;P500 в целом повторяет динамику <text:span text:style-name="T542">базового </text:span>индекса, однако является в среднем на несколько процентов в год более прибыльным, чем индекс S&amp;P500. <text:span text:style-name="T510">Это можно объяснить тем, что в случае торгуемого фонда 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120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40">Год</text:p>
            </table:table-cell>
            <table:table-cell table:style-name="Table7.A1" office:value-type="string">
              <text:p text:style-name="P140">Фонд (индекс)</text:p>
            </table:table-cell>
            <table:table-cell table:style-name="Table7.A1" office:value-type="string">
              <text:p text:style-name="P140">Цена на начало периода владения</text:p>
            </table:table-cell>
            <table:table-cell table:style-name="Table7.A1" office:value-type="string">
              <text:p text:style-name="P140">Цена в конце периода владения</text:p>
            </table:table-cell>
            <table:table-cell table:style-name="Table7.E1" office:value-type="string">
              <text:p text:style-name="P140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40">2013</text:p>
            </table:table-cell>
            <table:table-cell table:style-name="Table7.B2" office:value-type="string">
              <text:p text:style-name="P140">S&amp;P500</text:p>
            </table:table-cell>
            <table:table-cell table:style-name="Table7.C2" office:value-type="string">
              <text:p text:style-name="P140">1462.42</text:p>
            </table:table-cell>
            <table:table-cell table:style-name="Table7.D2" office:value-type="string">
              <text:p text:style-name="P140">1848.36</text:p>
            </table:table-cell>
            <table:table-cell table:style-name="Table7.E2" office:value-type="string">
              <text:p text:style-name="P140">+26.4</text:p>
            </table:table-cell>
          </table:table-row>
          <table:table-row>
            <table:covered-table-cell/>
            <table:table-cell table:style-name="Table7.B3" office:value-type="string">
              <text:p text:style-name="P140">ETF SPDR S&amp;P500</text:p>
            </table:table-cell>
            <table:table-cell table:style-name="Table7.C3" office:value-type="string">
              <text:p text:style-name="P140">137.59</text:p>
            </table:table-cell>
            <table:table-cell table:style-name="Table7.D3" office:value-type="string">
              <text:p text:style-name="P140">177.49</text:p>
            </table:table-cell>
            <table:table-cell table:style-name="Table7.E3" office:value-type="string">
              <text:p text:style-name="P140">+29.0</text:p>
            </table:table-cell>
          </table:table-row>
          <table:table-row>
            <table:table-cell table:style-name="Table7.A5" table:number-rows-spanned="2" office:value-type="string">
              <text:p text:style-name="P140">2014</text:p>
            </table:table-cell>
            <table:table-cell table:style-name="Table7.B4" office:value-type="string">
              <text:p text:style-name="P140">S&amp;P500</text:p>
            </table:table-cell>
            <table:table-cell table:style-name="Table7.C4" office:value-type="string">
              <text:p text:style-name="P140">1831.98</text:p>
            </table:table-cell>
            <table:table-cell table:style-name="Table7.D4" office:value-type="string">
              <text:p text:style-name="P140">2058.9</text:p>
            </table:table-cell>
            <table:table-cell table:style-name="Table7.E4" office:value-type="string">
              <text:p text:style-name="P140">+12.4</text:p>
            </table:table-cell>
          </table:table-row>
          <table:table-row>
            <table:covered-table-cell/>
            <table:table-cell table:style-name="Table7.B5" office:value-type="string">
              <text:p text:style-name="P140">ETF SPDR S&amp;P500</text:p>
            </table:table-cell>
            <table:table-cell table:style-name="Table7.C5" office:value-type="string">
              <text:p text:style-name="P140">175.79</text:p>
            </table:table-cell>
            <table:table-cell table:style-name="Table7.D5" office:value-type="string">
              <text:p text:style-name="P140">201.38</text:p>
            </table:table-cell>
            <table:table-cell table:style-name="Table7.E5" office:value-type="string">
              <text:p text:style-name="P140">+14.6</text:p>
            </table:table-cell>
          </table:table-row>
          <table:table-row>
            <table:table-cell table:style-name="Table7.A7" table:number-rows-spanned="2" office:value-type="string">
              <text:p text:style-name="P140">2015</text:p>
            </table:table-cell>
            <table:table-cell table:style-name="Table7.B6" office:value-type="string">
              <text:p text:style-name="P140">S&amp;P500</text:p>
            </table:table-cell>
            <table:table-cell table:style-name="Table7.C6" office:value-type="string">
              <text:p text:style-name="P140">2058.2</text:p>
            </table:table-cell>
            <table:table-cell table:style-name="Table7.D6" office:value-type="string">
              <text:p text:style-name="P140">2043.94</text:p>
            </table:table-cell>
            <table:table-cell table:style-name="Table7.E6" office:value-type="string">
              <text:p text:style-name="P140">-<text:span text:style-name="T431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40">ETF SPDR S&amp;P500</text:p>
            </table:table-cell>
            <table:table-cell table:style-name="Table7.C7" office:value-type="string">
              <text:p text:style-name="P140">201.28</text:p>
            </table:table-cell>
            <table:table-cell table:style-name="Table7.D7" office:value-type="string">
              <text:p text:style-name="P140">203.87</text:p>
            </table:table-cell>
            <table:table-cell table:style-name="Table7.E7" office:value-type="string">
              <text:p text:style-name="P140">+1.3</text:p>
            </table:table-cell>
          </table:table-row>
        </table:table>
        <text:p text:style-name="Image"><text:span text:style-name="T198">Таблица</text:span><text:span text:style-name="T194"> </text:span><text:span text:style-name="T199">4</text:span><text:span text:style-name="T194"> — </text:span><text:span text:style-name="T198"><text:s/></text:span><text:span text:style-name="T194">доходност</text:span><text:span text:style-name="T198">и</text:span><text:span text:style-name="T194"> индекса S&amp;P500 и торгуемого фонда ETF SPDR S&amp;P500 за 2012-2015 годы</text:span></text:p>
        <text:h text:style-name="Heading_20_3" text:outline-level="3"><text:bookmark-start text:name="__RefHeading___Toc2300_99562824"/>Выводы <text:span text:style-name="T432">по главе</text:span><text:bookmark-end text:name="__RefHeading___Toc2300_99562824"/></text:h>
        <text:p text:style-name="Standard">В<text:span text:style-name="T476">о</text:span> второй главе выпускной квалификационной работы <text:s/><text:span text:style-name="T433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34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35">й</text:span> раздел главы <text:span text:style-name="T435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</text:span><text:soft-page-break/><text:span text:style-name="T435">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63"><text:s/>усреднению </text:span><text:span text:style-name="T264">его </text:span><text:span text:style-name="T263">рыночного риска</text:span><text:span text:style-name="T246">.</text:span></text:p>
        <text:p text:style-name="Standard">В третье<text:span text:style-name="T482">м</text:span> разделе главы основное внимание уделено двум основным стратегиям управления инвестициями, <text:span text:style-name="T394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394">теоретическое </text:span>исследование <text:span text:style-name="T394">современной теории формирования портфеля Марковитца </text:span>и полученные выводы позволяют перейти к <text:span text:style-name="T394">практической реализации системы оптимизации инвестиций, описанной в следующей главе.</text:span></text:p>
        <text:h text:style-name="P184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P153"/>
        <text:h text:style-name="P193" text:outline-level="2"><text:bookmark-start text:name="__RefHeading___Toc1561_1158609865"/><text:span text:style-name="T450">3.1. </text:span>Особенности системы, используемые алгоритмы и <text:span text:style-name="T437">структуры данных</text:span>.<text:bookmark-end text:name="__RefHeading___Toc1561_1158609865"/></text:h>
        <text:p text:style-name="P106">Для практической реализации системы <text:span text:style-name="T438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1476133349183401475" text:style-name="L10">
          <text:list-item>
            <text:p text:style-name="P172">Высокая скорость разработки, обусловленная простым синтаксисом, и удобной модел<text:span text:style-name="T274">ью</text:span> данных.</text:p>
          </text:list-item>
          <text:list-item>
            <text:p text:style-name="P172">Наличие большого количества библиотек, облегчающих работу с <text:span text:style-name="T518">матрицами и </text:span>данными большого объема — библиотеки NumPy <text:span text:style-name="T495">и</text:span> SciPy.</text:p>
          </text:list-item>
          <text:list-item>
            <text:p text:style-name="P173">Широкий выбор библиотек для работы с финансовыми данными (в первую очередь — Pandas [9]).</text:p>
          </text:list-item>
          <text:list-item>
            <text:p text:style-name="P172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174">Интерпретируемость и кросс-платформенность — возможность запускать приложения, написанные на языке Python в различных <text:span text:style-name="T518">операционных системах</text:span> (MacOS, Linux, Windows).</text:p>
          </text:list-item>
          <text:list-item>
            <text:p text:style-name="P175">Возможность последующего использования приложения на Python в качестве back-end в веб-приложении.</text:p>
          </text:list-item>
          <text:list-item>
            <text:p text:style-name="P177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12">3.1.1 </text:span>Используемые программные средства</text:h>
        <text:p text:style-name="P112">В качестве среды для запуска разработанного python-приложения была выбрана интерактивная вычислительная платформа I<text:span text:style-name="T519">P</text:span>ython Notebook [27]. Основными преимуществами такой <text:span text:style-name="T520">работы</text:span> приложения являются:</text:p>
        <text:list xml:id="list95135408814203" text:continue-list="list1476133349183401475" text:style-name="L10">
          <text:list-item text:start-value="1">
            <text:p text:style-name="P178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176">Возможность использования встроенн<text:span text:style-name="T521">ой</text:span> графики и мультимедиа</text:p>
          </text:list-item>
          <text:list-item>
            <text:p text:style-name="P176">Поддержка <text:span text:style-name="T521">вычислительных </text:span>кластеров и простой доступ к параллелизации вычислений</text:p>
          </text:list-item>
          <text:list-item>
            <text:p text:style-name="P178">Удобное использование математических формул в комментариях</text:p>
          </text:list-item>
          <text:list-item>
            <text:p text:style-name="P176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179"><text:span text:style-name="T513">Кроссплатформенность — приложение I</text:span><text:span text:style-name="T514">P</text:span><text:span text:style-name="T513">ython Notebook доступно для всех современных операционных систем.</text:span></text:p>
          </text:list-item>
        </text:list>
        <text:p text:style-name="P107">Пример <text:span text:style-name="T448">фрагмента запущенного приложения в среде Ipython Notebook показан на рисунке 6.</text:span></text:p>
        <text:p text:style-name="Image"><draw:frame draw:style-name="fr4" draw:name="Image23" text:anchor-type="char" svg:width="16.499cm" svg:height="10.705cm" draw:z-index="3"><draw:image xlink:href="Pictures/10000201000003A900000260E784A5A5B09F6DF8.png" xlink:type="simple" xlink:show="embed" xlink:actuate="onLoad"/></draw:frame>Рисунок <text:span text:style-name="T511">6</text:span> — <text:s/>фрагмент запущенного приложения в среде I<text:span text:style-name="T449">P</text:span>ython Notebook</text:p>
        <text:p text:style-name="P108"/>
        <text:h text:style-name="Heading_20_3" text:outline-level="3"><text:soft-page-break/><text:span text:style-name="T512">3.1.2. </text:span>Используемые библиотеки</text:h>
        <text:p text:style-name="P109">Основными библиотеками, использованными в реализованной системе, являются: </text:p>
        <text:list xml:id="list2352532576144380348" text:style-name="L11">
          <text:list-item>
            <text:p text:style-name="P180"><text:span text:style-name="T440">Библиотека для анализа данных </text:span><text:span text:style-name="T447">Pandas</text:span><text:span text:style-name="T440"> [28], предоставляющая необходимые удобные </text:span><text:span text:style-name="T442">матричные </text:span><text:span text:style-name="T440">структуры данных (Pandas Dataframe) для работы с котировк</text:span><text:span text:style-name="T445">ами</text:span><text:span text:style-name="T440"> </text:span><text:span text:style-name="T442">ценных бумаг</text:span><text:span text:style-name="T440">, а также методы, позволяющие легко получать </text:span><text:span text:style-name="T445">цены закрытия</text:span><text:span text:style-name="T440"> акций за нужный исторический период </text:span><text:span text:style-name="T441">(Pandas.io.DataReader) </text:span><text:span text:style-name="T444">[9]</text:span><text:span text:style-name="T441">.</text:span></text:p>
          </text:list-item>
          <text:list-item>
            <text:p text:style-name="P181"><text:span text:style-name="T441">Б</text:span><text:span text:style-name="T439">иблиотека </text:span><text:span text:style-name="T446">NumPy</text:span><text:span text:style-name="T439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45">пере</text:span><text:span text:style-name="T439">множение </text:span><text:span text:style-name="T445">и</text:span><text:span text:style-name="T439"> транспонирование </text:span><text:span text:style-name="T445">матриц, а также </text:span><text:span text:style-name="T439"><text:s/>вычисление ковариационной матрицы.</text:span></text:p>
          </text:list-item>
          <text:list-item>
            <text:p text:style-name="P181"><text:span text:style-name="T439">Библиотека </text:span><text:span text:style-name="T446">SciPy</text:span><text:span text:style-name="T439"> [30], </text:span><text:span text:style-name="T442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182"><text:span text:style-name="T439">Библиотека </text:span><text:span text:style-name="T446">mathplotlib</text:span><text:span text:style-name="T439"> [31], используемая для отображения графиков. </text:span></text:p>
          </text:list-item>
          <text:list-item>
            <text:p text:style-name="P182"><text:span text:style-name="T439">Различные второстепенные библиотеки — </text:span><text:span text:style-name="T446">re </text:span><text:span text:style-name="T439">(для работы с регулярными выражениями), </text:span><text:span text:style-name="T446">random</text:span><text:span text:style-name="T439"> (для генерации случайных чисел — используется при генерации портфеля из случайного набора заданного количества ценных бумаг), </text:span><text:span text:style-name="T446">urllib</text:span><text:span text:style-name="T439"> и </text:span><text:span text:style-name="T446">BeautifulSoup </text:span><text:span text:style-name="T439">(для парсинга веб-страниц — используется для получения списка </text:span><text:span text:style-name="T443">компаний, входящих в рейтинг S&amp;P500 из открытых источников</text:span><text:span text:style-name="T439">).</text:span></text:p>
          </text:list-item>
        </text:list>
        <text:h text:style-name="Heading_20_3" text:outline-level="3"><text:soft-page-break/><text:span text:style-name="T521">3.1.3. </text:span>Используемые структуры данных</text:h>
        <text:p text:style-name="P113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110"/>
        <text:h text:style-name="Heading_20_2" text:outline-level="2"><text:bookmark-start text:name="__RefHeading___Toc5580_859139803"/><text:span text:style-name="T450">3.2. </text:span>Инвестиционная политика с то<text:span text:style-name="T450">ч</text:span>ки зрения разработанного приложения<text:bookmark-end text:name="__RefHeading___Toc5580_859139803"/></text:h>
        <text:p text:style-name="P111">В главе 1 были рассмотрены следующие основные этапы инвестиционного процесса:</text:p>
        <text:list xml:id="list95135913170544" text:continue-list="list6640915124073448129" text:style-name="WW8Num6">
          <text:list-item text:start-value="1">
            <text:p text:style-name="P159">Выбор инвестиционной политики</text:p>
          </text:list-item>
          <text:list-item>
            <text:p text:style-name="P159">Анализ рынка ценных бумаг</text:p>
          </text:list-item>
          <text:list-item>
            <text:p text:style-name="P159">Формирование портфеля ценных бумаг.</text:p>
          </text:list-item>
          <text:list-item>
            <text:p text:style-name="P159">Пересмотр портфеля ценных бумаг.</text:p>
          </text:list-item>
          <text:list-item>
            <text:p text:style-name="P159">Оценка эффективности портфеля ценных бумаг.</text:p>
          </text:list-item>
        </text:list>
        <text:p text:style-name="P18"><text:span text:style-name="T540">Описание реализации </text:span>кажд<text:span text:style-name="T540">ого</text:span> из этих этапов с точки зрения разработанного приложения <text:span text:style-name="T540">рассмотрено ниже.</text:span></text:p>
        <text:h text:style-name="Heading_20_3" text:outline-level="3">3.2.1. Выбор инвестиционной политики</text:h>
        <text:p text:style-name="P72"><text:span text:style-name="T127">Этап в</text:span><text:span text:style-name="T94">ыбор</text:span><text:span text:style-name="T127">а</text:span><text:span text:style-name="T94"> инвестиционной политики включает </text:span><text:span text:style-name="T109">в себя </text:span><text:span text:style-name="T94"><text:s/>определение цели инвестора, объема инвестируемых средств, </text:span><text:span text:style-name="T127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671061240631607917" text:style-name="L12">
          <text:list-item>
            <text:p text:style-name="P157"><text:span text:style-name="T390"><text:s/>инвестиции возможны только в акции компаний, торгующихся на Нью-Йоркской фондовой бирже </text:span><text:span text:style-name="T392">(New York Stock Exchange, NYSE).</text:span></text:p>
          </text:list-item>
          <text:list-item>
            <text:p text:style-name="P158"><text:span text:style-name="T390">с</text:span><text:span text:style-name="T387">писок ценных бумаг для инвестирования ограничен компаниями, входящими в индекс S&amp;P500.</text:span></text:p>
          </text:list-item>
        </text:list>
        <text:p text:style-name="P16"><text:soft-page-break/></text:p>
        <text:p text:style-name="P31"><text:span text:style-name="T451">Первое ограничение</text:span> <text:span text:style-name="T451">вызвано тем, что </text:span>Нью-Йоркск<text:span text:style-name="T451">ая</text:span> фондов<text:span text:style-name="T451">ая</text:span> бирж<text:span text:style-name="T451">а</text:span> (New York Stock Exchange, NYSE) явля<text:span text:style-name="T451">ется</text:span> крупнейшей и самой популярной биржей в мире, благодаря чему существует множество веб-площадок, <text:span text:style-name="T451">бесплатно </text:span>предоставляющих данные (как актуальные данные в реальном времени, так и <text:span text:style-name="T452">данные за продолжительный </text:span>исторически<text:span text:style-name="T452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30"><text:span text:style-name="T391">Кроме того, </text:span><text:span text:style-name="T34">Нью Йоркская фондовая биржа NYSE остается крупнейшей </text:span><text:span text:style-name="T391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93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73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91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</text:span><text:soft-page-break/><text:span text:style-name="T37">фондовой биржи [33] </text:span><text:span text:style-name="T66">или </text:span><text:span text:style-name="T81">л</text:span><text:span text:style-name="T66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02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7" draw:name="Object66" text:anchor-type="as-char" svg:y="-0.377cm" svg:width="0.443cm" svg:height="0.469cm" draw:z-index="108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2">Д</text:span><text:span text:style-name="T73">ругими словами, доходность ценной бумаги равняется отношени</text:span><text:span text:style-name="T82">ю</text:span><text:span text:style-name="T73"> разности цены продажи и цены покупки к начальной цене:</text:span>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2"><draw:frame draw:style-name="fr7" draw:name="Object38" text:anchor-type="as-char" svg:y="-0.684cm" svg:width="2.141cm" svg:height="1.125cm" draw:z-index="153"><draw:object xlink:href="./Object 18" xlink:type="simple" xlink:show="embed" xlink:actuate="onLoad"/><draw:image xlink:href="./ObjectReplacements/Object 18" xlink:type="simple" xlink:show="embed" xlink:actuate="onLoad"/><svg:desc>formula</svg:desc></draw:frame>,</text:p>
            </table:table-cell>
            <table:table-cell table:style-name="Table21.A1" office:value-type="string">
              <text:p text:style-name="P139">(<text:span text:style-name="T539">14</text:span>)</text:p>
            </table:table-cell>
          </table:table-row>
        </table:table>
        <text:p text:style-name="P101"><text:span text:style-name="T1">где </text:span><text:span text:style-name="T1"><draw:frame draw:style-name="fr7" draw:name="Object55" text:anchor-type="as-char" svg:y="-0.377cm" svg:width="0.646cm" svg:height="0.533cm" draw:z-index="143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;</text:span></text:p>
        <text:p text:style-name="P101"><text:span text:style-name="T1"><text:s/></text:span><text:span text:style-name="T1"><draw:frame draw:style-name="fr7" draw:name="Object56" text:anchor-type="as-char" svg:y="-0.377cm" svg:width="0.639cm" svg:height="0.533cm" draw:z-index="109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4">цена данной</text:span><text:span text:style-name="T1">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Standard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7">иной </text:span><text:span text:style-name="T1">ценной бумаги долж</text:span><text:span text:style-name="T92">но быть </text:span><text:span text:style-name="T1">сдела</text:span><text:span text:style-name="T92">но инвестором</text:span><text:span text:style-name="T1"> самостоятельно.</text:span></text:p>
        <text:h text:style-name="Heading_20_3" text:outline-level="3"><text:span text:style-name="T453">3.2.3. </text:span><text:span text:style-name="T1">Формирование портфеля</text:span></text:h>
        <text:p text:style-name="Standard"><text:span text:style-name="T522">Э</text:span>тап <text:span text:style-name="T522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Standard"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8">7</text:span><text:span text:style-name="T1">, </text:span><text:soft-page-break/><text:span text:style-name="T1">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8">8</text:span><text:span text:style-name="T41">.</text:span></text:p>
        <text:p text:style-name="Image"><draw:frame draw:style-name="fr2" draw:name="Image37" text:anchor-type="char" svg:width="16.499cm" svg:height="0.979cm" draw:z-index="16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6">7</text:span><text:span text:style-name="T1"> — создание портфеля из 4 бумаг определенных компаний</text:span></text:p>
        <text:p text:style-name="Image"><draw:frame draw:style-name="fr2" draw:name="Image27" text:anchor-type="char" svg:width="16.499cm" svg:height="2.838cm" draw:z-index="5"><draw:image xlink:href="Pictures/100002010000036200000095CA15D2C0A79813A4.png" xlink:type="simple" xlink:show="embed" xlink:actuate="onLoad"/></draw:frame><text:span text:style-name="T41">Р</text:span><text:span text:style-name="T45">исунок </text:span><text:span text:style-name="T76">8</text:span><text:span text:style-name="T45"> </text:span><text:span text:style-name="T38">— <text:s/>создание портфеля из </text:span><text:span text:style-name="T42">3</text:span><text:span text:style-name="T38">0 случайных </text:span><text:span text:style-name="T86">ценных </text:span><text:span text:style-name="T38">бумаг, входящих в индекс S&amp;P500</text:span></text:p>
        <text:p text:style-name="Standard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8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8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2">:</text:span></text:p>
        <text:p text:style-name="Image"><draw:frame draw:style-name="fr2" draw:name="Image25" text:anchor-type="char" svg:width="16.499cm" svg:height="2.221cm" draw:z-index="4"><draw:image xlink:href="Pictures/10000201000002EE00000065BA611E5B75CC31C7.png" xlink:type="simple" xlink:show="embed" xlink:actuate="onLoad"/></draw:frame><text:span text:style-name="T1">Рисунок </text:span><text:span text:style-name="T77">9</text:span><text:span text:style-name="T1"> — использование Pandas DataFrame и Pandas DataReader для получения котировок акций из агрегатора Yahoo <text:s/>Finance</text:span></text:p>
        <text:p text:style-name="Standard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(</text:span><text:span text:style-name="T43">ZTS</text:span><text:span text:style-name="T1">) на рисунке </text:span><text:span text:style-name="T78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Standard"><text:span text:style-name="T1">Вычисление эффективного множества портфелей осуществляется с помощью метода </text:span><text:span text:style-name="T158">calc()</text:span><text:span text:style-name="T167">. Данный метод имеет </text:span><text:span text:style-name="T179">три</text:span><text:span text:style-name="T167"> входных аргумента, <text:s/></text:span><text:soft-page-break/><text:span text:style-name="T167"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68">К примеру, на рисунке </text:span><text:span text:style-name="T188">10</text:span><text:span text:style-name="T168"> </text:span><text:span text:style-name="T192">показано</text:span><text:span text:style-name="T170"> вычисление эффективного множества портфелей с целевыми показателями доходности от 0% до 1</text:span><text:span text:style-name="T178">2</text:span><text:span text:style-name="T170">0%, </text:span><text:span text:style-name="T193">с </text:span><text:span text:style-name="T170">точность</text:span><text:span text:style-name="T193">ю</text:span><text:span text:style-name="T170"> вычислений в удельном весе бумаги в портфеле — 4 точки после запятой. </text:span><text:span text:style-name="T173">Как видно из рисунка </text:span><text:span text:style-name="T191">10</text:span><text:span text:style-name="T173">, время вычисления эффективного множества портфеля из </text:span><text:span text:style-name="T179">данного</text:span><text:span text:style-name="T173"> количества ценных бумаг и с такими параметрами заняло </text:span><text:span text:style-name="T181">2</text:span><text:span text:style-name="T178"> минуты </text:span><text:span text:style-name="T181">39</text:span><text:span text:style-name="T173"> секунд.</text:span></text:p>
        <text:p text:style-name="Image"><draw:frame draw:style-name="fr2" draw:name="Image34" text:anchor-type="char" svg:width="16.499cm" svg:height="2.531cm" draw:z-index="6"><draw:image xlink:href="Pictures/100002010000037D00000089E48ABA60FB0DD363.png" xlink:type="simple" xlink:show="embed" xlink:actuate="onLoad"/></draw:frame><text:span text:style-name="T173">Р</text:span><text:span text:style-name="T178">исунок </text:span><text:span text:style-name="T187">10</text:span><text:span text:style-name="T169"> — функция вычисления эффективного множества</text:span></text:p>
        <text:p text:style-name="P32"><text:span text:style-name="T270">Д</text:span><text:span text:style-name="T269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52">get_effective_set()</text:span><text:span text:style-name="T269">, вызываемой из метода </text:span><text:span text:style-name="T252">calc().</text:span></text:p>
        <text:p text:style-name="P76"><text:span text:style-name="T167">Вычисление доходности портфеля осуществляется функцией </text:span><text:span text:style-name="T158">get_portfolio_return()</text:span><text:span text:style-name="T167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Image"><draw:frame draw:style-name="fr2" draw:name="Image10" text:anchor-type="char" svg:width="16.499cm" svg:height="2.429cm" draw:z-index="17"><draw:image xlink:href="Pictures/10000201000003ED00000094FF644B4684A27EED.png" xlink:type="simple" xlink:show="embed" xlink:actuate="onLoad"/></draw:frame><text:span text:style-name="T270">Л</text:span><text:span text:style-name="T269">истинг </text:span><text:span text:style-name="T271">1</text:span><text:span text:style-name="T269"> — функция вычисления доходности портфеля</text:span></text:p>
        <text:p text:style-name="P53">Вторым <text:span text:style-name="T458">используемым</text:span> математическим понятием в модели Марковитца является <text:span text:style-name="T276">стандартное отклонение, вычисляемое, как было показано в главе 2, по формуле (7), являющейся матричной формой уравнения (6).</text:span></text:p>
        <text:p text:style-name="Standard"><text:soft-page-break/><text:span text:style-name="T265">Стандартное отклонение портфеля вычисляется с помощью функции</text:span><text:span text:style-name="T251"> statistics().</text:span><text:span text:style-name="T265"> </text:span><text:span text:style-name="T253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Image"><draw:frame draw:style-name="fr2" draw:name="Image9" text:anchor-type="char" svg:width="16.499cm" svg:height="2.101cm" draw:z-index="18"><draw:image xlink:href="Pictures/10000201000003F500000081EB91E360A655740D.png" xlink:type="simple" xlink:show="embed" xlink:actuate="onLoad"/></draw:frame><text:span text:style-name="T272">Листинг 2</text:span><text:span text:style-name="T269"> - метод </text:span><text:span text:style-name="T252">statistics()</text:span><text:span text:style-name="T269">, </text:span><text:span text:style-name="T272">осуществляющий вычисление стандартного отклонения портфеля и </text:span><text:span text:style-name="T269">используемый функцией минимизации при построении эффективного множества</text:span></text:p>
        <text:p text:style-name="Standard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45">minimize() </text:span><text:span text:style-name="T253">из библиотеки SciPy, который в качестве оптимизационного алгоритма использует последовательное квадратичное программирование (</text:span><text:span text:style-name="T267">s</text:span><text:span text:style-name="T253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66">вычисления</text:span><text:span text:style-name="T253"> эффективного множества показан в листинге 3.</text:span></text:p>
        <text:p text:style-name="Image"><draw:frame draw:style-name="fr5" draw:name="Image8" text:anchor-type="char" svg:width="16.499cm" svg:height="6.546cm" draw:z-index="19"><draw:image xlink:href="Pictures/10000201000003EB0000018EF43D652CB8EC1AD5.png" xlink:type="simple" xlink:show="embed" xlink:actuate="onLoad"/></draw:frame><text:span text:style-name="T128">Листинг 3</text:span><text:span text:style-name="T94"> — метод </text:span><text:span text:style-name="T154">get_effective_set()</text:span><text:span text:style-name="T94">, осуществляющий вычисление эффективного множества</text:span></text:p>
        <text:p text:style-name="Standard"><text:soft-page-break/><text:span text:style-name="T171">Для отображения построенного эффективного множества необходимо воспользоваться методом </text:span><text:span text:style-name="T162">plot()</text:span><text:span text:style-name="T171">.</text:span></text:p>
        <text:p text:style-name="Image"><draw:frame draw:style-name="fr4" draw:name="Image5" text:anchor-type="char" svg:width="16.499cm" svg:height="7.265cm" draw:z-index="20"><draw:image xlink:href="Pictures/10000201000003810000018B30E793EC39352622.png" xlink:type="simple" xlink:show="embed" xlink:actuate="onLoad"/></draw:frame><text:span text:style-name="T171">Р</text:span><text:span text:style-name="T167">исунок </text:span><text:span text:style-name="T186">1</text:span><text:span text:style-name="T187">1</text:span><text:span text:style-name="T167"> </text:span><text:span text:style-name="T171">— </text:span><text:span text:style-name="T174">метод plot(), используемый для </text:span><text:span text:style-name="T171">построени</text:span><text:span text:style-name="T174">я</text:span><text:span text:style-name="T171"> эффективного множества</text:span></text:p>
        <text:p text:style-name="Standard"><text:span text:style-name="T167">Из построенного графика видно, что </text:span><text:span text:style-name="T190">полученное</text:span><text:span text:style-name="T167"> эффективное множество </text:span><text:span text:style-name="T180">повторяет </text:span><text:span text:style-name="T167">форму </text:span><text:span text:style-name="T180">множества</text:span><text:span text:style-name="T167">, описанную в главе 2 (см. рисунок </text:span><text:span text:style-name="T188">3</text:span><text:span text:style-name="T167">). Желтой точкой на графике показан портфель с минимальной волатильностью (</text:span><text:span text:style-name="T172">minimal variance portfolio, </text:span><text:span text:style-name="T167">его координаты, в соответствии с рисунком </text:span><text:span text:style-name="T188">10</text:span><text:span text:style-name="T172">, равны</text:span><text:span text:style-name="T167"> </text:span><text:span text:style-name="T172"><draw:frame draw:style-name="fr6" draw:name="Object102" text:anchor-type="as-char" svg:y="-0.377cm" svg:width="2.344cm" svg:height="0.482cm" draw:z-index="71"><draw:object xlink:href="./Object 158" xlink:type="simple" xlink:show="embed" xlink:actuate="onLoad"/><draw:image xlink:href="./ObjectReplacements/Object 158" xlink:type="simple" xlink:show="embed" xlink:actuate="onLoad"/></draw:frame></text:span><text:span text:style-name="T167">). </text:span><text:span text:style-name="T174">К</text:span><text:span text:style-name="T172">расной </text:span><text:span text:style-name="T174">точкой обозначен</text:span><text:span text:style-name="T172"> портфель с максимальным коэффициентом Шарпа — максимальным отношением доходности к волатильности (</text:span><text:span text:style-name="T174">h</text:span><text:span text:style-name="T173">ighest Sharpe ratio portfolio, </text:span><text:span text:style-name="T167">его координаты, в соответствии с рисунком </text:span><text:span text:style-name="T188">10</text:span><text:span text:style-name="T172">, равны </text:span><text:span text:style-name="T172"><draw:frame draw:style-name="fr6" draw:name="Object123" text:anchor-type="as-char" svg:y="-0.377cm" svg:width="2.565cm" svg:height="0.483cm" draw:z-index="7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72">). </text:span><text:span text:style-name="T180">Зеленой точкой </text:span><text:span text:style-name="T174">обозначен</text:span><text:span text:style-name="T172"> портфель с максимальн</text:span><text:span text:style-name="T180">ой</text:span><text:span text:style-name="T172"> </text:span><text:span text:style-name="T180">доходностью</text:span><text:span text:style-name="T172"> (</text:span><text:span text:style-name="T180">max return</text:span><text:span text:style-name="T173"> portfolio, </text:span><text:span text:style-name="T167">его координаты, в соответствии с рисунком </text:span><text:span text:style-name="T188">10</text:span><text:span text:style-name="T172">, равны </text:span><text:span text:style-name="T167"><draw:frame draw:style-name="fr6" draw:name="Object148" text:anchor-type="as-char" svg:y="-0.377cm" svg:width="2.556cm" svg:height="0.483cm" draw:z-index="73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72">). </text:span></text:p>
        <text:p text:style-name="Standard"><text:span text:style-name="T172">Д</text:span><text:span text:style-name="T167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85">1</text:span><text:span text:style-name="T188">1</text:span><text:span text:style-name="T167">). </text:span><text:span text:style-name="T182">Для получения </text:span><text:soft-page-break/><text:span text:style-name="T182">списка бумаг и </text:span><text:span text:style-name="T167">их удельны</text:span><text:span text:style-name="T182">х</text:span><text:span text:style-name="T167"> вес</text:span><text:span text:style-name="T182">ов</text:span><text:span text:style-name="T167">, входящие в данной портфель, </text:span><text:span text:style-name="T182">необходимо </text:span><text:span text:style-name="T167"><text:s/>воспользоваться методом </text:span><text:span text:style-name="T158">get_conservative()</text:span><text:span text:style-name="T167">, как показано на рисунке 1</text:span><text:span text:style-name="T188">2</text:span><text:span text:style-name="T167">.</text:span></text:p>
        <text:p text:style-name="Image"><draw:frame draw:style-name="fr4" draw:name="Image24" text:anchor-type="char" svg:width="16.499cm" svg:height="7.601cm" draw:z-index="7"><draw:image xlink:href="Pictures/100002010000037C0000019B0CC64C131B4C34C1.png" xlink:type="simple" xlink:show="embed" xlink:actuate="onLoad"/></draw:frame><text:span text:style-name="T167">Рисунок 1</text:span><text:span text:style-name="T187">2</text:span><text:span text:style-name="T167"> — получение списка ценных бумаг и их удельных весов для портфеля с минимальной волатильностью</text:span></text:p>
        <text:p text:style-name="Standard"><text:span text:style-name="T167">Функция </text:span><text:span text:style-name="T158">get_conservative()</text:span><text:span text:style-name="T167"> возвращает два списка — список ценных бумаг и список их удельных весов. Из рисунка 1</text:span><text:span text:style-name="T188">2</text:span><text:span text:style-name="T167"> видно, что портфель с минимальной волатильностью состоит из 1</text:span><text:span text:style-name="T182">3</text:span><text:span text:style-name="T167"> ценных бумаг, взятых в следующих пропорциях: </text:span><text:span text:style-name="T182">NKE</text:span><text:span text:style-name="T167"> — </text:span><text:span text:style-name="T182">3.</text:span><text:span text:style-name="T167">2%, </text:span><text:span text:style-name="T182">USB</text:span><text:span text:style-name="T167"> — 1</text:span><text:span text:style-name="T182">9</text:span><text:span text:style-name="T167">.</text:span><text:span text:style-name="T182">3</text:span><text:span text:style-name="T167">%, </text:span><text:span text:style-name="T182">EFX</text:span><text:span text:style-name="T167"> — </text:span><text:span text:style-name="T182">8.2</text:span><text:span text:style-name="T167">% и т. д.</text:span></text:p>
        <text:p text:style-name="Standard"><text:span text:style-name="T167">В случае, если инвестор, </text:span><text:span text:style-name="T176">являясь инвестором с низкой степенью избегания риска,</text:span><text:span text:style-name="T167"> выбирает наиболее рисковый портфель (обозначенный </text:span><text:span text:style-name="T183">зеленой</text:span><text:span text:style-name="T167"> точкой на рисунке </text:span><text:span text:style-name="T185">1</text:span><text:span text:style-name="T188">1</text:span><text:span text:style-name="T167">), ему следует воспользоваться методом </text:span><text:span text:style-name="T158">get_risky()</text:span><text:span text:style-name="T176">, как показано в примере на рисунке 1</text:span><text:span text:style-name="T188">3</text:span><text:span text:style-name="T176">.</text:span></text:p>
        <text:p text:style-name="Image"><draw:frame draw:style-name="fr2" draw:name="Image28" text:anchor-type="char" svg:width="16.499cm" svg:height="1.274cm" draw:z-index="8"><draw:image xlink:href="Pictures/100002010000037D000000455DC1F64F1B31DD2B.png" xlink:type="simple" xlink:show="embed" xlink:actuate="onLoad"/></draw:frame><text:span text:style-name="T167">Рисунок 1</text:span><text:span text:style-name="T187">3 </text:span><text:span text:style-name="T167">— </text:span><text:span text:style-name="T175">получение списка ценных бумаг и их удельных весов для портфеля с </text:span><text:span text:style-name="T167">максимальн</text:span><text:span text:style-name="T183">ой</text:span><text:span text:style-name="T175"> </text:span><text:span text:style-name="T183">доходностью</text:span></text:p>
        <text:p text:style-name="Standard"><text:span text:style-name="T523">Стоит заметить</text:span>, <text:span text:style-name="T523">что в показанном примере </text:span>инвестору не стоит выбирать данный портфель, поскольку <text:span text:style-name="T543">данный портфель</text:span> не диверсифицирован и состоит из одной-единственной бумаги. </text:p>
        <text:p text:style-name="Standard"><text:soft-page-break/><text:span text:style-name="T167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58">get_sharpe()</text:span><text:span text:style-name="T167">:</text:span></text:p>
        <text:p text:style-name="Image"><draw:frame draw:style-name="fr2" draw:name="Image29" text:anchor-type="char" svg:width="16.499cm" svg:height="3.073cm" draw:z-index="9"><draw:image xlink:href="Pictures/100002010000037B000000A6C54C1FAA77F5A051.png" xlink:type="simple" xlink:show="embed" xlink:actuate="onLoad"/></draw:frame><text:span text:style-name="T167">Рисунок 1</text:span><text:span text:style-name="T187">4</text:span><text:span text:style-name="T167"> — получение </text:span><text:span text:style-name="T175">списка ценных бумаг и их удельных весов для портфеля с </text:span><text:span text:style-name="T167">максимальным коэффициентом Шарпа</text:span></text:p>
        <text:p text:style-name="Standard"><text:span text:style-name="T167">Естественно, инвестор может </text:span><text:span text:style-name="T183">не ограничивать себя указанными выше тремя портфелями, и </text:span><text:span text:style-name="T167">выбрать </text:span><text:span text:style-name="T183">любой</text:span><text:span text:style-name="T167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58">get_acceptable()</text:span><text:span text:style-name="T167">, принимающим в качестве входного аргумента предельное значение риска (волатильности) для данного инвестора. </text:span><text:span text:style-name="T177">Значение риска в этом случае должно лежать в промежутке от волатильности наименее рискового портфеля (0.</text:span><text:span text:style-name="T184">14</text:span><text:span text:style-name="T177"> в примере на рисунке </text:span><text:span text:style-name="T189">10</text:span><text:span text:style-name="T177">) до волатильности наиболее рискового портфеля (0.</text:span><text:span text:style-name="T184">477</text:span><text:span text:style-name="T177"> в примере на рисунке </text:span><text:span text:style-name="T189">10</text:span><text:span text:style-name="T177">).</text:span></text:p>
        <text:p text:style-name="Image"><draw:frame draw:style-name="fr2" draw:name="Image30" text:anchor-type="char" svg:width="16.499cm" svg:height="7.532cm" draw:z-index="10"><draw:image xlink:href="Pictures/100002010000035F0000018A54BD55D21526A93A.png" xlink:type="simple" xlink:show="embed" xlink:actuate="onLoad"/></draw:frame><text:soft-page-break/><text:span text:style-name="T167">Рисунок 1</text:span><text:span text:style-name="T187">5</text:span><text:span text:style-name="T167"> — два оптимальных портфеля для двух инвесторов с различной степенью избегания риска</text:span></text:p>
        <text:p text:style-name="Standard"><text:span text:style-name="T177">В примере на рисунке 1</text:span><text:span text:style-name="T189">5</text:span><text:span text:style-name="T177"> показаны два оптимальных портфеля с различными мерами риска — 0.1</text:span><text:span text:style-name="T184">5</text:span><text:span text:style-name="T177"> и 0.1</text:span><text:span text:style-name="T184">6</text:span><text:span text:style-name="T177">. Несмотря на то, что состав бумаг в обоих портфелях является одинаковым, </text:span><text:span text:style-name="T189">видно, что </text:span><text:span text:style-name="T177">их удельные веса </text:span><text:span text:style-name="T184">значительно </text:span><text:span text:style-name="T177">отличаются от друг от друга.</text:span></text:p>
        <text:h text:style-name="Heading_20_3" text:outline-level="3"><text:span text:style-name="T453">3.2.4. </text:span><text:span text:style-name="T1">Пересмотр портфеля</text:span></text:h>
        <text:p text:style-name="Standard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Standard"><text:span text:style-name="T89">К примеру, в </text:span><text:span text:style-name="T1">ситуаци</text:span><text:span text:style-name="T89">и</text:span><text:span text:style-name="T1">, когда </text:span><text:span text:style-name="T39">инвестору из примера на рисунке 1</text:span><text:span text:style-name="T79">5</text:span><text:span text:style-name="T39"> спустя полгода необходимо пересмотреть</text:span><text:span text:style-name="T79"> </text:span><text:span text:style-name="T39">портфель со значением риска 0.1</text:span><text:span text:style-name="T47">6, </text:span><text:span text:style-name="T39"><text:s/></text:span><text:span text:style-name="T40"><text:s/>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9">6</text:span><text:span text:style-name="T40">. </text:span></text:p>
        <text:p text:style-name="Image"><draw:frame draw:style-name="fr2" draw:name="Image31" text:anchor-type="char" svg:width="16.499cm" svg:height="2.046cm" draw:z-index="11"><draw:image xlink:href="Pictures/100002010000037F0000006FD0509D3BF25AD559.png" xlink:type="simple" xlink:show="embed" xlink:actuate="onLoad"/></draw:frame><text:soft-page-break/><text:span text:style-name="T40">Рисунок 1</text:span><text:span text:style-name="T77">6</text:span><text:span text:style-name="T40"> — пересмотр портфеля на основании изменившихся за полгода данных о котировках ценных бумаг</text:span></text:p>
        <text:p text:style-name="Standard">После этого необходимо заново произвести вычисление эффективного множества:</text:p>
        <text:p text:style-name="Image"><draw:frame draw:style-name="fr2" draw:name="Image32" text:anchor-type="char" svg:width="16.499cm" svg:height="2.531cm" draw:z-index="12"><draw:image xlink:href="Pictures/100002010000037D000000897B5143073EDF4B16.png" xlink:type="simple" xlink:show="embed" xlink:actuate="onLoad"/></draw:frame><text:span text:style-name="T1">Рисунок 1</text:span><text:span text:style-name="T77">7</text:span><text:span text:style-name="T1"> — вычисление эффективного множества для пересматриваемого портфеля</text:span></text:p>
        <text:p text:style-name="Standard"><text:span text:style-name="T1">Далее, если степень принятия риска не изменилась, </text:span><text:span text:style-name="T93">инвестор</text:span><text:span text:style-name="T1"> </text:span><text:span text:style-name="T90">может </text:span><text:span text:style-name="T1">снова воспользоваться методом </text:span><text:span text:style-name="T158">get_acceptable()</text:span><text:span text:style-name="T1"> со старым значением волатильности:</text:span></text:p>
        <text:p text:style-name="Image"><draw:frame draw:style-name="fr2" draw:name="Image33" text:anchor-type="char" svg:width="16.499cm" svg:height="7.574cm" draw:z-index="13"><draw:image xlink:href="Pictures/100002010000037D0000019A3CCDC95F6F501199.png" xlink:type="simple" xlink:show="embed" xlink:actuate="onLoad"/></draw:frame><text:span text:style-name="T1">Рисунок 1</text:span><text:span text:style-name="T77">8</text:span><text:span text:style-name="T1"> — пересмотренный портфель со значением риска 0.18</text:span></text:p>
        <text:p text:style-name="Standard"><text:span text:style-name="T90">После сравнения</text:span><text:span text:style-name="T1"> данны</text:span><text:span text:style-name="T90">х</text:span><text:span text:style-name="T1"> из рисунка 1</text:span><text:span text:style-name="T79">8</text:span><text:span text:style-name="T1"> с </text:span><text:span text:style-name="T83">исходными </text:span><text:span text:style-name="T1">данными из рисунка 1</text:span><text:span text:style-name="T79">5</text:span><text:span text:style-name="T1">, </text:span><text:span text:style-name="T90">видно,</text:span><text:span text:style-name="T1"> что </text:span><text:span text:style-name="T47">портфель</text:span><text:span text:style-name="T1"> </text:span><text:span text:style-name="T47">значительно изменился — увеличилось </text:span><text:soft-page-break/><text:span text:style-name="T47">количество бумаг в портфеле, а также изменился удельный весь каждой из них.</text:span></text:p>
        <text:h text:style-name="Heading_20_3" text:outline-level="3"><text:span text:style-name="T453">3.2.5. </text:span><text:span text:style-name="T1">Оценка эффективности портфеля</text:span></text:h>
        <text:p text:style-name="P74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4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75"><text:span text:style-name="T48">На рисунке 1</text:span><text:span text:style-name="T79">9</text:span><text:span text:style-name="T48"> показана </text:span><text:span text:style-name="T84">реальная</text:span><text:span text:style-name="T48"> доходность </text:span><text:span text:style-name="T79">одного из портфелей, <text:s/>взятого</text:span><text:span text:style-name="T48"> из примера на рисунке </text:span><text:span text:style-name="T49">1</text:span><text:span text:style-name="T79">5</text:span><text:span text:style-name="T49">. Данный портфель был </text:span><text:span text:style-name="T84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9">(т.е.</text:span><text:span text:style-name="T49"> имеет приемлемый уровень риска для некоторого инвестора</text:span><text:span text:style-name="T79">)</text:span><text:span text:style-name="T49">. </text:span><text:span text:style-name="T79">Расчёты</text:span><text:span text:style-name="T49"> на рисунке 1</text:span><text:span text:style-name="T79">9</text:span><text:span text:style-name="T49"> показывает, какова была бы доходность данного портфеля за 2015 год (т. е. </text:span><text:span text:style-name="T79">в случае, когда </text:span><text:span text:style-name="T49">инвестор осуществ</text:span><text:span text:style-name="T85">ил</text:span><text:span text:style-name="T49"> покупку указанных ценных бумаг в указанном количестве в первый рабочий день 2015 года, и прода</text:span><text:span text:style-name="T85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5">из</text:span><text:span text:style-name="T49">мен</text:span><text:span text:style-name="T85">и</text:span><text:span text:style-name="T49">лась цена </text:span><text:span text:style-name="T85">за весь</text:span><text:span text:style-name="T49"> период времени, и указана доходность каждой отдельно взятой бумаги. </text:span></text:p>
        <text:p text:style-name="Image"><draw:frame draw:style-name="fr4" draw:name="Image35" text:anchor-type="char" svg:width="16.499cm" svg:height="6.645cm" draw:z-index="14"><draw:image xlink:href="Pictures/100002010000035B0000015A9256180AAB7B2287.png" xlink:type="simple" xlink:show="embed" xlink:actuate="onLoad"/></draw:frame><text:soft-page-break/><text:span text:style-name="T48">Р</text:span><text:span text:style-name="T1">исунок 1</text:span><text:span text:style-name="T77">9</text:span><text:span text:style-name="T1"> — проверка показателей доходности портфеля </text:span><text:span text:style-name="T50">с уровнем риска 0.15</text:span></text:p>
        <text:p text:style-name="Standard"><text:span text:style-name="T1">Из рисунка 1</text:span><text:span text:style-name="T79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Standard"><text:span text:style-name="T1">На рисунке </text:span><text:span text:style-name="T79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Image"><draw:frame draw:style-name="fr4" draw:name="Image36" text:anchor-type="char" svg:width="16.499cm" svg:height="4.815cm" draw:z-index="15"><draw:image xlink:href="Pictures/100002010000037E000001053A17589218891FA6.png" xlink:type="simple" xlink:show="embed" xlink:actuate="onLoad"/></draw:frame><text:span text:style-name="T1">Рисунок </text:span><text:span text:style-name="T77">20</text:span><text:span text:style-name="T1"> — проверка показателей портфеля с максимальным коэффициентом Шарпа</text:span></text:p>
        <text:p text:style-name="Standard"><text:span text:style-name="T85">Однако, к</text:span><text:span text:style-name="T1">ак видно из рисунка </text:span><text:span text:style-name="T65">2</text:span><text:span text:style-name="T85">1</text:span><text:span text:style-name="T1">, далеко не любой выбранный из эффективного множества оптимальный портфель может</text:span><text:span text:style-name="T58"> оказаться удачным 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</text:span><text:soft-page-break/><text:span text:style-name="T54">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9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Image"><draw:frame draw:style-name="fr4" draw:name="Image12" text:anchor-type="char" svg:width="16.499cm" svg:height="8.077cm" draw:z-index="25"><draw:image xlink:href="Pictures/100002010000032B0000018D74F4BE6B1BBF51FE.png" xlink:type="simple" xlink:show="embed" xlink:actuate="onLoad"/></draw:frame><text:span text:style-name="T61">Рисунок </text:span><text:span text:style-name="T60">2</text:span><text:span text:style-name="T77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114"/>
        <text:h text:style-name="P191" text:outline-level="2"><text:bookmark-start text:name="__RefHeading___Toc160_1574039482"/>3.3. <text:span text:style-name="T454">П</text:span>рактическая значимость разработанной системы<text:bookmark-end text:name="__RefHeading___Toc160_1574039482"/></text:h>
        <text:h text:style-name="P199" text:outline-level="3">3.3.1. Вычисление <text:span text:style-name="T464">эффективного множества из широкого набора доступных ценных бумаг</text:span></text:h>
        <text:p text:style-name="P54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<text:soft-page-break/>достижимое <text:s/>множество инвестиционного портфеля должно включать все доступные <text:span text:style-name="T524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77">о</text:span>, из которого и<text:span text:style-name="T524">нвестору нужно </text:span>будет <text:span text:style-name="T524">выбрать свой оптимальный</text:span> портфел<text:span text:style-name="T455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78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55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25">его</text:span> из 500 ценных бумаг, входящих в индекс S&amp;P500. <text:span text:style-name="T460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60">е</text:span> эффективного множества заняло пять дней, <text:span text:style-name="T459">построенное в результате </text:span>эффективное множество <text:span text:style-name="T459">показано на рисунке 22.</text:span></text:p>
        <text:p text:style-name="Image"><draw:frame draw:style-name="fr4" draw:name="Image6" text:anchor-type="char" svg:width="16.499cm" svg:height="7.262cm" draw:z-index="22"><draw:image xlink:href="Pictures/100002010000037F0000018A5A2136E262289E8A.png" xlink:type="simple" xlink:show="embed" xlink:actuate="onLoad"/></draw:frame><text:soft-page-break/>Рисунок <text:span text:style-name="T465">22</text:span> — <text:s/>эффективное множество портфелей, построенное из 500 ценных бумаг, входящих в S&amp;P500, за 2013-2014 годы</text:p>
        <text:p text:style-name="P56">Полученные портфели оказались хорошо диверсифицированными — портфель с минимальной волатильностью содержал 42 бумаги (рисунок <text:span text:style-name="T465">23</text:span>), портфель с максимальным коэффициентом Шарпа — 30 бумаг (рисунок <text:span text:style-name="T465">24</text:span>)</text:p>
        <text:p text:style-name="Image"><draw:frame draw:style-name="fr4" draw:name="Image7" text:anchor-type="char" svg:width="16.499cm" svg:height="13.732cm" draw:z-index="23"><draw:image xlink:href="Pictures/100002010000030D0000028A6B90F476CD83323B.png" xlink:type="simple" xlink:show="embed" xlink:actuate="onLoad"/></draw:frame><text:soft-page-break/><text:span text:style-name="T1">Рисунок</text:span><text:span text:style-name="T62"> 2</text:span><text:span text:style-name="T77">3</text:span><text:span text:style-name="T1"> — </text:span><text:span text:style-name="T87">значение полученных</text:span><text:span text:style-name="T50"> показателей </text:span><text:span text:style-name="T1">доходности портфеля с минимальной волатильностью в 2015 году</text:span></text:p>
        <text:p text:style-name="P115"/>
        <text:p text:style-name="P115"/>
        <text:p text:style-name="Image"><draw:frame draw:style-name="fr4" draw:name="Image11" text:anchor-type="char" svg:width="16.499cm" svg:height="10.737cm" draw:z-index="24"><draw:image xlink:href="Pictures/100002010000030B000001FB258B98A159F5AE02.png" xlink:type="simple" xlink:show="embed" xlink:actuate="onLoad"/></draw:frame><text:span text:style-name="T1">Р</text:span><text:span text:style-name="T52">исунок </text:span><text:span text:style-name="T62">2</text:span><text:span text:style-name="T77">4</text:span><text:span text:style-name="T52"> — </text:span><text:span text:style-name="T88">значение полученных</text:span><text:span text:style-name="T50"> показателей </text:span><text:span text:style-name="T52">доходности портфеля с </text:span><text:span text:style-name="T1">максимальным коэффициентом Шарпа</text:span><text:span text:style-name="T52"> в 2015 году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64">5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ext:soft-page-break/>
          <table:table-row>
            <table:table-cell table:style-name="Table9.A1" office:value-type="string">
              <text:p text:style-name="P140">Стандартное отклонение портфеля</text:p>
            </table:table-cell>
            <table:table-cell table:style-name="Table9.A1" office:value-type="string">
              <text:p text:style-name="P140">Количество бумаг в портфеле</text:p>
            </table:table-cell>
            <table:table-cell table:style-name="Table9.C1" office:value-type="string">
              <text:p text:style-name="P140">Доходность портфеля за 2015 год, %</text:p>
            </table:table-cell>
          </table:table-row>
          <table:table-row table:style-name="Table9.2">
            <table:table-cell table:style-name="Table9.B31" office:value-type="string">
              <text:p text:style-name="P140">0.111</text:p>
            </table:table-cell>
            <table:table-cell table:style-name="Table9.B31" office:value-type="string">
              <text:p text:style-name="P140">42</text:p>
            </table:table-cell>
            <table:table-cell table:style-name="Table9.C31" office:value-type="string">
              <text:p text:style-name="P140">+3.7</text:p>
            </table:table-cell>
          </table:table-row>
          <table:table-row>
            <table:table-cell table:style-name="Table9.B31" office:value-type="string">
              <text:p text:style-name="P140">0.112</text:p>
            </table:table-cell>
            <table:table-cell table:style-name="Table9.B31" office:value-type="string">
              <text:p text:style-name="P140">32</text:p>
            </table:table-cell>
            <table:table-cell table:style-name="Table9.C31" office:value-type="string">
              <text:p text:style-name="P140">+3.9</text:p>
            </table:table-cell>
          </table:table-row>
          <table:table-row>
            <table:table-cell table:style-name="Table9.B31" office:value-type="string">
              <text:p text:style-name="P140">0.113</text:p>
            </table:table-cell>
            <table:table-cell table:style-name="Table9.B31" office:value-type="string">
              <text:p text:style-name="P140">30</text:p>
            </table:table-cell>
            <table:table-cell table:style-name="Table9.C31" office:value-type="string">
              <text:p text:style-name="P140">+1.7</text:p>
            </table:table-cell>
          </table:table-row>
          <table:table-row>
            <table:table-cell table:style-name="Table9.B31" office:value-type="string">
              <text:p text:style-name="P140">0.114</text:p>
            </table:table-cell>
            <table:table-cell table:style-name="Table9.B31" office:value-type="string">
              <text:p text:style-name="P140">28</text:p>
            </table:table-cell>
            <table:table-cell table:style-name="Table9.C31" office:value-type="string">
              <text:p text:style-name="P140">-<text:span text:style-name="T456">0.5</text:span></text:p>
            </table:table-cell>
          </table:table-row>
          <table:table-row>
            <table:table-cell table:style-name="Table9.B31" office:value-type="string">
              <text:p text:style-name="P140">0.115</text:p>
            </table:table-cell>
            <table:table-cell table:style-name="Table9.B31" office:value-type="string">
              <text:p text:style-name="P140">28</text:p>
            </table:table-cell>
            <table:table-cell table:style-name="Table9.C31" office:value-type="string">
              <text:p text:style-name="P140">-<text:span text:style-name="T456">2.4</text:span></text:p>
            </table:table-cell>
          </table:table-row>
          <table:table-row>
            <table:table-cell table:style-name="Table9.B31" office:value-type="string">
              <text:p text:style-name="P140">0.116</text:p>
            </table:table-cell>
            <table:table-cell table:style-name="Table9.B31" office:value-type="string">
              <text:p text:style-name="P140">28</text:p>
            </table:table-cell>
            <table:table-cell table:style-name="Table9.C31" office:value-type="string">
              <text:p text:style-name="P140">-<text:span text:style-name="T457">2.9</text:span></text:p>
            </table:table-cell>
          </table:table-row>
          <table:table-row>
            <table:table-cell table:style-name="Table9.B31" office:value-type="string">
              <text:p text:style-name="P140">0.117</text:p>
            </table:table-cell>
            <table:table-cell table:style-name="Table9.B31" office:value-type="string">
              <text:p text:style-name="P140">29</text:p>
            </table:table-cell>
            <table:table-cell table:style-name="Table9.C31" office:value-type="string">
              <text:p text:style-name="P140">-<text:span text:style-name="T457">3.3</text:span></text:p>
            </table:table-cell>
          </table:table-row>
          <table:table-row>
            <table:table-cell table:style-name="Table9.B31" office:value-type="string">
              <text:p text:style-name="P140">0.118</text:p>
            </table:table-cell>
            <table:table-cell table:style-name="Table9.B31" office:value-type="string">
              <text:p text:style-name="P140">30</text:p>
            </table:table-cell>
            <table:table-cell table:style-name="Table9.C31" office:value-type="string">
              <text:p text:style-name="P140">-<text:span text:style-name="T457">3.5</text:span></text:p>
            </table:table-cell>
          </table:table-row>
          <table:table-row>
            <table:table-cell table:style-name="Table9.B31" office:value-type="string">
              <text:p text:style-name="P140">0.119</text:p>
            </table:table-cell>
            <table:table-cell table:style-name="Table9.B31" office:value-type="string">
              <text:p text:style-name="P140">30</text:p>
            </table:table-cell>
            <table:table-cell table:style-name="Table9.C31" office:value-type="string">
              <text:p text:style-name="P140">-<text:span text:style-name="T457">4.1</text:span></text:p>
            </table:table-cell>
          </table:table-row>
          <table:table-row>
            <table:table-cell table:style-name="Table9.B31" office:value-type="string">
              <text:p text:style-name="P140">0.120</text:p>
            </table:table-cell>
            <table:table-cell table:style-name="Table9.B31" office:value-type="string">
              <text:p text:style-name="P140">30</text:p>
            </table:table-cell>
            <table:table-cell table:style-name="Table9.C31" office:value-type="string">
              <text:p text:style-name="P140">-<text:span text:style-name="T457">5.1</text:span></text:p>
            </table:table-cell>
          </table:table-row>
          <table:table-row>
            <table:table-cell table:style-name="Table9.B31" office:value-type="string">
              <text:p text:style-name="P140">0.121</text:p>
            </table:table-cell>
            <table:table-cell table:style-name="Table9.B31" office:value-type="string">
              <text:p text:style-name="P140">29</text:p>
            </table:table-cell>
            <table:table-cell table:style-name="Table9.C31" office:value-type="string">
              <text:p text:style-name="P140">-<text:span text:style-name="T457">5.2</text:span></text:p>
            </table:table-cell>
          </table:table-row>
          <table:table-row>
            <table:table-cell table:style-name="Table9.B31" office:value-type="string">
              <text:p text:style-name="P140">0.122</text:p>
            </table:table-cell>
            <table:table-cell table:style-name="Table9.B31" office:value-type="string">
              <text:p text:style-name="P140">29</text:p>
            </table:table-cell>
            <table:table-cell table:style-name="Table9.C31" office:value-type="string">
              <text:p text:style-name="P140">-<text:span text:style-name="T457">5.1</text:span></text:p>
            </table:table-cell>
          </table:table-row>
          <table:table-row>
            <table:table-cell table:style-name="Table9.B31" office:value-type="string">
              <text:p text:style-name="P140">0.123</text:p>
            </table:table-cell>
            <table:table-cell table:style-name="Table9.B31" office:value-type="string">
              <text:p text:style-name="P140">30</text:p>
            </table:table-cell>
            <table:table-cell table:style-name="Table9.C31" office:value-type="string">
              <text:p text:style-name="P140">-<text:span text:style-name="T457">5.3</text:span></text:p>
            </table:table-cell>
          </table:table-row>
          <table:table-row>
            <table:table-cell table:style-name="Table9.B31" office:value-type="string">
              <text:p text:style-name="P140">0.124</text:p>
            </table:table-cell>
            <table:table-cell table:style-name="Table9.B31" office:value-type="string">
              <text:p text:style-name="P140">31</text:p>
            </table:table-cell>
            <table:table-cell table:style-name="Table9.C31" office:value-type="string">
              <text:p text:style-name="P140">-<text:span text:style-name="T457">5.3</text:span></text:p>
            </table:table-cell>
          </table:table-row>
          <table:table-row>
            <table:table-cell table:style-name="Table9.B31" office:value-type="string">
              <text:p text:style-name="P140">0.125</text:p>
            </table:table-cell>
            <table:table-cell table:style-name="Table9.B31" office:value-type="string">
              <text:p text:style-name="P140">32</text:p>
            </table:table-cell>
            <table:table-cell table:style-name="Table9.C31" office:value-type="string">
              <text:p text:style-name="P140">-<text:span text:style-name="T457">5.3</text:span></text:p>
            </table:table-cell>
          </table:table-row>
          <table:table-row>
            <table:table-cell table:style-name="Table9.B31" office:value-type="string">
              <text:p text:style-name="P140">0.126</text:p>
            </table:table-cell>
            <table:table-cell table:style-name="Table9.B31" office:value-type="string">
              <text:p text:style-name="P140">32</text:p>
            </table:table-cell>
            <table:table-cell table:style-name="Table9.C31" office:value-type="string">
              <text:p text:style-name="P140">-<text:span text:style-name="T457">5.0</text:span></text:p>
            </table:table-cell>
          </table:table-row>
          <table:table-row>
            <table:table-cell table:style-name="Table9.B31" office:value-type="string">
              <text:p text:style-name="P140">0.127</text:p>
            </table:table-cell>
            <table:table-cell table:style-name="Table9.B31" office:value-type="string">
              <text:p text:style-name="P140">33</text:p>
            </table:table-cell>
            <table:table-cell table:style-name="Table9.C31" office:value-type="string">
              <text:p text:style-name="P140">-<text:span text:style-name="T457">4.5</text:span></text:p>
            </table:table-cell>
          </table:table-row>
          <table:table-row>
            <table:table-cell table:style-name="Table9.B31" office:value-type="string">
              <text:p text:style-name="P140">0.128</text:p>
            </table:table-cell>
            <table:table-cell table:style-name="Table9.B31" office:value-type="string">
              <text:p text:style-name="P140">30</text:p>
            </table:table-cell>
            <table:table-cell table:style-name="Table9.C31" office:value-type="string">
              <text:p text:style-name="P140">-<text:span text:style-name="T457">3.9</text:span></text:p>
            </table:table-cell>
          </table:table-row>
          <table:table-row>
            <table:table-cell table:style-name="Table9.B31" office:value-type="string">
              <text:p text:style-name="P140">0.129</text:p>
            </table:table-cell>
            <table:table-cell table:style-name="Table9.B31" office:value-type="string">
              <text:p text:style-name="P140">29</text:p>
            </table:table-cell>
            <table:table-cell table:style-name="Table9.C31" office:value-type="string">
              <text:p text:style-name="P140">-<text:span text:style-name="T457">3.2</text:span></text:p>
            </table:table-cell>
          </table:table-row>
          <table:table-row>
            <table:table-cell table:style-name="Table9.B31" office:value-type="string">
              <text:p text:style-name="P140">0.130</text:p>
            </table:table-cell>
            <table:table-cell table:style-name="Table9.B31" office:value-type="string">
              <text:p text:style-name="P140">28</text:p>
            </table:table-cell>
            <table:table-cell table:style-name="Table9.C31" office:value-type="string">
              <text:p text:style-name="P140">-<text:span text:style-name="T457">2.4</text:span></text:p>
            </table:table-cell>
          </table:table-row>
          <table:table-row>
            <table:table-cell table:style-name="Table9.B31" office:value-type="string">
              <text:p text:style-name="P140">0.131</text:p>
            </table:table-cell>
            <table:table-cell table:style-name="Table9.B31" office:value-type="string">
              <text:p text:style-name="P140">29</text:p>
            </table:table-cell>
            <table:table-cell table:style-name="Table9.C31" office:value-type="string">
              <text:p text:style-name="P140">-<text:span text:style-name="T457">1.4</text:span></text:p>
            </table:table-cell>
          </table:table-row>
          <text:soft-page-break/>
          <table:table-row>
            <table:table-cell table:style-name="Table9.B31" office:value-type="string">
              <text:p text:style-name="P140">0.132</text:p>
            </table:table-cell>
            <table:table-cell table:style-name="Table9.B31" office:value-type="string">
              <text:p text:style-name="P140">29</text:p>
            </table:table-cell>
            <table:table-cell table:style-name="Table9.C31" office:value-type="string">
              <text:p text:style-name="P140">-<text:span text:style-name="T457">1.0</text:span></text:p>
            </table:table-cell>
          </table:table-row>
          <table:table-row>
            <table:table-cell table:style-name="Table9.B31" office:value-type="string">
              <text:p text:style-name="P140">0.133</text:p>
            </table:table-cell>
            <table:table-cell table:style-name="Table9.B31" office:value-type="string">
              <text:p text:style-name="P140">31</text:p>
            </table:table-cell>
            <table:table-cell table:style-name="Table9.C31" office:value-type="string">
              <text:p text:style-name="P140">-<text:span text:style-name="T457">0.4</text:span></text:p>
            </table:table-cell>
          </table:table-row>
          <table:table-row>
            <table:table-cell table:style-name="Table9.B31" office:value-type="string">
              <text:p text:style-name="P140">0.134</text:p>
            </table:table-cell>
            <table:table-cell table:style-name="Table9.B31" office:value-type="string">
              <text:p text:style-name="P140">30</text:p>
            </table:table-cell>
            <table:table-cell table:style-name="Table9.C31" office:value-type="string">
              <text:p text:style-name="P140">+0.4</text:p>
            </table:table-cell>
          </table:table-row>
          <table:table-row>
            <table:table-cell table:style-name="Table9.B31" office:value-type="string">
              <text:p text:style-name="P140">0.135</text:p>
            </table:table-cell>
            <table:table-cell table:style-name="Table9.B31" office:value-type="string">
              <text:p text:style-name="P140">28</text:p>
            </table:table-cell>
            <table:table-cell table:style-name="Table9.C31" office:value-type="string">
              <text:p text:style-name="P140">+1.1</text:p>
            </table:table-cell>
          </table:table-row>
          <table:table-row>
            <table:table-cell table:style-name="Table9.B31" office:value-type="string">
              <text:p text:style-name="P140">0.136</text:p>
            </table:table-cell>
            <table:table-cell table:style-name="Table9.B31" office:value-type="string">
              <text:p text:style-name="P140">28</text:p>
            </table:table-cell>
            <table:table-cell table:style-name="Table9.C31" office:value-type="string">
              <text:p text:style-name="P140">+1.9</text:p>
            </table:table-cell>
          </table:table-row>
          <table:table-row>
            <table:table-cell table:style-name="Table9.B31" office:value-type="string">
              <text:p text:style-name="P140">0.137</text:p>
            </table:table-cell>
            <table:table-cell table:style-name="Table9.B31" office:value-type="string">
              <text:p text:style-name="P140">30</text:p>
            </table:table-cell>
            <table:table-cell table:style-name="Table9.C31" office:value-type="string">
              <text:p text:style-name="P140">+3.3</text:p>
            </table:table-cell>
          </table:table-row>
          <table:table-row>
            <table:table-cell table:style-name="Table9.B31" office:value-type="string">
              <text:p text:style-name="P140">0.138</text:p>
            </table:table-cell>
            <table:table-cell table:style-name="Table9.B31" office:value-type="string">
              <text:p text:style-name="P140">31</text:p>
            </table:table-cell>
            <table:table-cell table:style-name="Table9.C31" office:value-type="string">
              <text:p text:style-name="P140">+5.0</text:p>
            </table:table-cell>
          </table:table-row>
          <table:table-row>
            <table:table-cell table:style-name="Table9.B31" office:value-type="string">
              <text:p text:style-name="P140">0.139</text:p>
            </table:table-cell>
            <table:table-cell table:style-name="Table9.B31" office:value-type="string">
              <text:p text:style-name="P140">29</text:p>
            </table:table-cell>
            <table:table-cell table:style-name="Table9.C31" office:value-type="string">
              <text:p text:style-name="P140">+5.8</text:p>
            </table:table-cell>
          </table:table-row>
          <table:table-row>
            <table:table-cell table:style-name="Table9.B31" office:value-type="string">
              <text:p text:style-name="P140">0.140</text:p>
            </table:table-cell>
            <table:table-cell table:style-name="Table9.B31" office:value-type="string">
              <text:p text:style-name="P140">30</text:p>
            </table:table-cell>
            <table:table-cell table:style-name="Table9.C31" office:value-type="string">
              <text:p text:style-name="P140">+6.6</text:p>
            </table:table-cell>
          </table:table-row>
        </table:table>
        <text:p text:style-name="Image"><text:span text:style-name="T1">Таблица </text:span><text:span text:style-name="T63">5</text:span><text:span text:style-name="T1"> — доходности оптимальных портфелей </text:span><text:span text:style-name="T55">в 2015 году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4">2</text:span><text:span text:style-name="T80">5</text:span><text:span text:style-name="T57">.</text:span></text:p>
        <text:p text:style-name="Image"><draw:frame draw:style-name="fr5" draw:name="Image21" text:anchor-type="char" svg:width="16.499cm" svg:height="8.116cm" draw:z-index="21"><draw:image xlink:href="Pictures/10000201000003270000018D9D1F7911EC880928.png" xlink:type="simple" xlink:show="embed" xlink:actuate="onLoad"/></draw:frame>Рисунок <text:span text:style-name="T467">25</text:span> — зависимость доходности от стандартного отклонения портфеля для эффективного множества, построенного из 500 бумаг <text:span text:style-name="T529">в 2015 году</text:span></text:p>
        <text:h text:style-name="P199" text:outline-level="3"><text:soft-page-break/><text:span text:style-name="T515">3.3.2. </text:span>Сравнение рассчитанных оптимальных портфелей с <text:span text:style-name="T462">российскими инвестиционными фондами, представленными на рынке</text:span></text:h>
        <text:p text:style-name="P58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315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61">Среди всего разнообразия <text:span text:style-name="T516">паевых инвестиционных фондов (</text:span>ПИФов<text:span text:style-name="T516">)</text:span>, представленных на российском рынке, существует лишь <text:span text:style-name="T517">два</text:span> фонд<text:span text:style-name="T517">а</text:span>, инвестированных в американский фондовый рынок — ПИФ «Сбербанк-Америка»[18] и ПИФ «Райффайзен-США»[19] двух крупных игроков на российском финансовом рынке — Сбербанка и Райффайзен <text:span text:style-name="T517">Б</text:span>анка. <text:s/>Средства этих инвестиционных фондов, <text:span text:style-name="T525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Image"><draw:frame draw:style-name="fr5" draw:name="Image13" text:anchor-type="char" svg:width="16.499cm" svg:height="8.798cm" draw:z-index="26"><draw:image xlink:href="Pictures/10000201000002C1000001787544991B2FB73686.png" xlink:type="simple" xlink:show="embed" xlink:actuate="onLoad"/></draw:frame><text:soft-page-break/>Рисунок <text:span text:style-name="T468">26</text:span> — график стоимости паев ETF SPDR S&amp;P500 (красный)<text:span text:style-name="T530">[20]</text:span>, «Райффайзен-США» (желтый)<text:span text:style-name="T530">[19]</text:span> и «Сбербанк-Америка» (зеленый)<text:span text:style-name="T530">[18]</text:span>. Стоимости паев пересчитаны по курсу ЦБ<text:span text:style-name="T529">[35]</text:span> и нормализованы друг относительно друга</text:p>
        <text:p text:style-name="P57">На рисунке <text:span text:style-name="T525">выше</text:span> <text:span text:style-name="T469">п</text:span>редставлен график стоимости паев инвестиционных фондов <text:s/><text:span text:style-name="T316">«Сбербанк-Америка» </text:span>и<text:span text:style-name="T316"> «Райффайзен-США», </text:span>а также фонда <text:span text:style-name="T316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316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). </text:span></text:p>
        <text:p text:style-name="P94"><text:span text:style-name="T206">Также и</text:span><text:span text:style-name="T207">з рисунка </text:span><text:span text:style-name="T208">26</text:span><text:span text:style-name="T207"> видно, </text:span><text:span text:style-name="T206">что </text:span><text:span text:style-name="T207"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— [18]</text:span><text:span text:style-name="T210"> и </text:span><text:span text:style-name="T207">[19</text:span><text:span text:style-name="T210">]</text:span><text:span text:style-name="T207">) занимают в портфеле российских фондов лишь некоторую долю (причем у фонда </text:span><text:soft-page-break/><text:span text:style-name="T207">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/text:span><text:span text:style-name="T206">номинированная в долларах, </text:span><text:span text:style-name="T207">значительно проигрыва</text:span><text:span text:style-name="T209">е</text:span><text:span text:style-name="T207">т доходности целевого американского фонда, </text:span><text:span text:style-name="T206">как показано в</text:span><text:span text:style-name="T207"> таблиц</text:span><text:span text:style-name="T206">е</text:span><text:span text:style-name="T207"> </text:span><text:span text:style-name="T208">6</text:span><text:span text:style-name="T207">. </text:span><text:span text:style-name="T206">Здесь требуется отметить, что оба российских фонда оказались прибыльными в пересчете на рубли, однако стоит </text:span><text:span text:style-name="T210">иметь в виду</text:span><text:span text:style-name="T206">, что курс доллара за этот же период также вырос на 29.5%. 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140">Инвестиционный <text:span text:style-name="T461">фонд</text:span></text:p>
            </table:table-cell>
            <table:table-cell table:style-name="Table6.A1" table:number-columns-spanned="3" office:value-type="string">
              <text:p text:style-name="P140">Стоимость пая в начале периода <text:span text:style-name="T461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140">Стоимость пая в конце периода<text:span text:style-name="T461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140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140">Руб.</text:p>
            </table:table-cell>
            <table:table-cell table:style-name="Table6.B2" office:value-type="string">
              <text:p text:style-name="P140">Дол. США</text:p>
            </table:table-cell>
            <table:table-cell table:style-name="Table6.B2" office:value-type="string">
              <text:p text:style-name="P140">Курс доллара</text:p>
            </table:table-cell>
            <table:table-cell table:style-name="Table6.B2" office:value-type="string">
              <text:p text:style-name="P140">Руб.</text:p>
            </table:table-cell>
            <table:table-cell table:style-name="Table6.B2" office:value-type="string">
              <text:p text:style-name="P140">Дол. США</text:p>
            </table:table-cell>
            <table:table-cell table:style-name="Table6.B2" office:value-type="string">
              <text:p text:style-name="P140">Курс доллара</text:p>
            </table:table-cell>
            <table:table-cell table:style-name="Table6.B2" office:value-type="string">
              <text:p text:style-name="P140">Руб.</text:p>
            </table:table-cell>
            <table:table-cell table:style-name="Table6.I2" office:value-type="string">
              <text:p text:style-name="P140">Дол. США</text:p>
            </table:table-cell>
          </table:table-row>
          <table:table-row>
            <table:table-cell table:style-name="Table6.A4" office:value-type="string">
              <text:p text:style-name="P140">Сбербанк-Америка</text:p>
            </table:table-cell>
            <table:table-cell table:style-name="Table6.B4" office:value-type="string">
              <text:p text:style-name="P140">1205.07</text:p>
            </table:table-cell>
            <table:table-cell table:style-name="Table6.B2" office:value-type="string">
              <text:p text:style-name="P140">21.43</text:p>
            </table:table-cell>
            <table:table-cell table:style-name="Table6.D5" table:number-rows-spanned="3" office:value-type="string">
              <text:p text:style-name="P140">56.24</text:p>
            </table:table-cell>
            <table:table-cell table:style-name="Table6.E4" office:value-type="string">
              <text:p text:style-name="P140">1446.34</text:p>
            </table:table-cell>
            <table:table-cell table:style-name="Table6.B2" office:value-type="string">
              <text:p text:style-name="P140">19.85</text:p>
            </table:table-cell>
            <table:table-cell table:style-name="Table6.G5" table:number-rows-spanned="3" office:value-type="string">
              <text:p text:style-name="P140">72.88</text:p>
            </table:table-cell>
            <table:table-cell table:style-name="Table6.H4" office:value-type="string">
              <text:p text:style-name="P140"><text:span text:style-name="T461">+</text:span>20.02</text:p>
            </table:table-cell>
            <table:table-cell table:style-name="Table6.I2" office:value-type="string">
              <text:p text:style-name="P140">-<text:span text:style-name="T318">7.37</text:span></text:p>
            </table:table-cell>
          </table:table-row>
          <table:table-row>
            <table:table-cell table:style-name="Table6.A4" office:value-type="string">
              <text:p text:style-name="P140">Райффайзен-США</text:p>
            </table:table-cell>
            <table:table-cell table:style-name="Table6.B4" office:value-type="string">
              <text:p text:style-name="P140">27918.19</text:p>
            </table:table-cell>
            <table:table-cell table:style-name="Table6.B2" office:value-type="string">
              <text:p text:style-name="P140">496.41</text:p>
            </table:table-cell>
            <table:covered-table-cell/>
            <table:table-cell table:style-name="Table6.E4" office:value-type="string">
              <text:p text:style-name="P140">35221.49</text:p>
            </table:table-cell>
            <table:table-cell table:style-name="Table6.B2" office:value-type="string">
              <text:p text:style-name="P140">483.28</text:p>
            </table:table-cell>
            <table:covered-table-cell/>
            <table:table-cell table:style-name="Table6.H4" office:value-type="string">
              <text:p text:style-name="P140">+26.15</text:p>
            </table:table-cell>
            <table:table-cell table:style-name="Table6.I2" office:value-type="string">
              <text:p text:style-name="P140">-<text:span text:style-name="T461">2.6</text:span></text:p>
            </table:table-cell>
          </table:table-row>
          <table:table-row>
            <table:table-cell table:style-name="Table6.A5" office:value-type="string">
              <text:p text:style-name="P140">SPDR S<text:span text:style-name="T534">&amp;</text:span>P500</text:p>
            </table:table-cell>
            <table:table-cell table:style-name="Table6.B5" office:value-type="string">
              <text:p text:style-name="P140">11166.45</text:p>
            </table:table-cell>
            <table:table-cell table:style-name="Table6.B2" office:value-type="string">
              <text:p text:style-name="P140">198.55</text:p>
            </table:table-cell>
            <table:covered-table-cell/>
            <table:table-cell table:style-name="Table6.E5" office:value-type="string">
              <text:p text:style-name="P140">14858.05</text:p>
            </table:table-cell>
            <table:table-cell table:style-name="Table6.B2" office:value-type="string">
              <text:p text:style-name="P140">203.87</text:p>
            </table:table-cell>
            <table:covered-table-cell/>
            <table:table-cell table:style-name="Table6.H5" office:value-type="string">
              <text:p text:style-name="P140">+33.05</text:p>
            </table:table-cell>
            <table:table-cell table:style-name="Table6.I2" office:value-type="string">
              <text:p text:style-name="P140">+2.7</text:p>
            </table:table-cell>
          </table:table-row>
        </table:table>
        <text:p text:style-name="Image">Таблица <text:span text:style-name="T466">6</text:span> — <text:span text:style-name="T317">доходность <text:s/>инвестиционных фондов ETF SPDR S&amp;P500, «Райффайзен-США» и «Сбербанк-Америка» за 2015 год</text:span></text:p>
        <text:p text:style-name="P59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<text:span text:style-name="T526">по модели Марковитца </text:span>оптимальных портфелей (-5.3%). <text:span text:style-name="T461">Это позволяет сделать вывод, что </text:span>стратегия управления данным фондом не является оптимальной. </text:p>
        <text:p text:style-name="P60"><text:span text:style-name="T463">Д</text:span>оходность фонда «Райффайзен-США» за 2015 год (-2.6% <text:span text:style-name="T463">в долларах</text:span>), <text:span text:style-name="T463">к примеру, вполне может быть обусловлена тем, что при управлении портфелем был просто выбран неудачный оптимальный портфель (например, </text:span><text:soft-page-break/><text:span text:style-name="T463">таким, как портфель с мерой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63">и</text:span> управления данным фондом.</text:p>
        <text:h text:style-name="Heading_20_3" text:outline-level="3">Выводы по главе</text:h>
        <text:p text:style-name="P62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62">В первом разделе главы обосновывается выбор языка программирования для разработки приложения (python) <text:span text:style-name="T476">и</text:span> среды выполнения приложения (вычислительная среда Ipython Notebook), <text:span text:style-name="T476">а также дано краткое описание внешних используемых библиотек и обосновывается из использование. </text:span></text:p>
        <text:p text:style-name="P63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63"><text:soft-page-break/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63"/>
        <text:h text:style-name="P183" text:outline-level="1"><text:bookmark-start text:name="__RefHeading___Toc473_1574039482"/>ЗАКЛЮЧЕНИЕ<text:bookmark-end text:name="__RefHeading___Toc473_1574039482"/></text:h>
        <text:p text:style-name="Standard"><text:span text:style-name="T478">И</text:span><text:span text:style-name="T477">нвестиции в ценные бумаги </text:span><text:span text:style-name="T478">на данный момент </text:span><text:span text:style-name="T477">являются одним из самых доходных инструментов современного инвестора. </text:span><text:span text:style-name="T479">Благодаря существующему</text:span><text:span text:style-name="T477"> математическ</text:span><text:span text:style-name="T479">ому</text:span><text:span text:style-name="T477"> аппарат</text:span><text:span text:style-name="T479">у оценки эффективности </text:span><text:span text:style-name="T477"><text:s/>инвестирования в ценные бумаги,</text:span><text:span text:style-name="T479">у инвестора есть возможность получить <text:s/></text:span><text:span text:style-name="T477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81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84">и инвестициям в них </text:span>— указаны <text:span text:style-name="T384">важные </text:span>основные свойства (<text:span text:style-name="T385">остаточное правопритязание и ограниченная ответственность акционера</text:span>); и рассмотрены различные типы стоимости (<text:span text:style-name="T386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2">30</text:span> крупнейших <text:span text:style-name="T382">публичных </text:span>компаний США; также <text:span text:style-name="T382">рассмотрено </text:span>изменение пропорции <text:span text:style-name="T382">выплачиваемых </text:span>дивидендов в полной доходности обыкновенных акций в исторической перспективе <text:span text:style-name="T382">для разных стран мира.</text:span></text:p>
        <text:p text:style-name="Standard"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<text:soft-page-break/>В<text:span text:style-name="T476">о</text:span> второй главе выпускной квалификационной работы <text:s/><text:span text:style-name="T433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81">Основное внимание во втор</text:span>о<text:span text:style-name="T435">й</text:span> глав<text:span text:style-name="T481">е</text:span> <text:span text:style-name="T435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63"><text:s/>усреднению </text:span><text:span text:style-name="T264">его </text:span><text:span text:style-name="T263">рыночного риска</text:span><text:span text:style-name="T246">.</text:span></text:p>
        <text:p text:style-name="Standard">В третье разделе главы основное внимание уделено двум основным стратегиям управления инвестициями, <text:span text:style-name="T394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202">На основе </text:span><text:span text:style-name="T205">проведенного</text:span><text:span text:style-name="T202"> </text:span><text:span text:style-name="T205">теоретического</text:span><text:span text:style-name="T203"> </text:span><text:span text:style-name="T205">исследования</text:span><text:span text:style-name="T203"> </text:span><text:span text:style-name="T205">была</text:span><text:span text:style-name="T202"> </text:span><text:span text:style-name="T205">спроектирована</text:span><text:span text:style-name="T202"> </text:span><text:span text:style-name="T205">и разработана</text:span><text:span text:style-name="T202"> </text:span><text:span text:style-name="T203">система оптимального распределения инвестиций в ценные бумаги, позволяющая </text:span><text:span text:style-name="T204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Standard">В процессе выполнения выпускной квалификационной работы решены следующие задачи:</text:p>
        <text:list xml:id="list95137283168799" text:continue-list="list7468230336629989241" text:style-name="WW8Num4">
          <text:list-item>
            <text:p text:style-name="P143"><text:soft-page-break/>да<text:span text:style-name="T480">но</text:span> определение понятию инвестиции, <text:span text:style-name="T480">приведена</text:span> основн<text:span text:style-name="T480">ая</text:span> классификаци<text:span text:style-name="T480">я</text:span> инвестиций</text:p>
          </text:list-item>
          <text:list-item>
            <text:p text:style-name="P144"><text:span text:style-name="T480">указаны</text:span> основные этапы инвестиционного процесса</text:p>
          </text:list-item>
          <text:list-item>
            <text:p text:style-name="P145">рассмотрены теоретические основы современной теории формирования инвестиционного портфеля</text:p>
          </text:list-item>
          <text:list-item>
            <text:p text:style-name="P145">указаны <text:s/>методы оценки эффективности инвестиций</text:p>
          </text:list-item>
          <text:list-item>
            <text:p text:style-name="P143"><text:span text:style-name="T480">разработана</text:span> систем<text:span text:style-name="T480">а</text:span> оптимизации распределения инвестиций, показа<text:span text:style-name="T480">на</text:span> ее работу в нескольких практических примерах</text:p>
          </text:list-item>
          <text:list-item>
            <text:p text:style-name="P146">проведена оценка эффективности разработанной системы</text:p>
          </text:list-item>
        </text:list>
        <text:p text:style-name="Standard"><text:span text:style-name="T202">Таким образом, в результате проведенных исследований, </text:span><text:span text:style-name="T94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187" text:outline-level="1"><text:bookmark-start text:name="__RefHeading___Toc5328_859139803"/>СПИСОК ИСПОЛЬЗОВАННОЙ ЛИТЕРАТУРЫ<text:bookmark-end text:name="__RefHeading___Toc5328_859139803"/></text:h>
        <text:list xml:id="list6924541762959549551" text:style-name="WW8Num3">
          <text:list-item>
            <text:p text:style-name="P160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160">Ц. Боди. Инвестиции: Учебник. М.: ЗАО «Олимп-Бизнес», 2013.</text:p>
          </text:list-item>
          <text:list-item>
            <text:p text:style-name="P200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201"><text:span text:style-name="T501">Шарп, У.Ф., <text:s/>Александер, Г.Д., Бэйли, Д.В. Инвестиции</text:span>. М.: ИНФРА-М, 2015.</text:p>
          </text:list-item>
          <text:list-item>
            <text:p text:style-name="P202"><text:span text:style-name="T498">Б. </text:span>Грэхем, <text:span text:style-name="T498">Д. </text:span>Додд. Анализ ценных бумаг. М.: ООО «И.Д. Вильямс», 2015. </text:p>
          </text:list-item>
          <text:list-item>
            <text:p text:style-name="P203"><text:span text:style-name="T484">Y. Hilpisch. Python for Finance: </text:span><text:span text:style-name="T488">Analize Big Financial Data</text:span><text:span text:style-name="T484">. O’Reilly Media</text:span><text:span text:style-name="T492">,</text:span><text:span text:style-name="T484"> 2015.</text:span></text:p>
          </text:list-item>
          <text:list-item>
            <text:p text:style-name="P203"><text:span text:style-name="T483">M. Levinson. The Economist Guide to Financial Markets, </text:span><text:span text:style-name="T485">6</text:span><text:span text:style-name="T472">th</text:span><text:span text:style-name="T483"> edition</text:span><text:span text:style-name="T485">. <text:s/>Profile Books Ltd., 2014.</text:span></text:p>
          </text:list-item>
          <text:list-item>
            <text:p text:style-name="P203"><text:span text:style-name="T485">A.</text:span><text:span text:style-name="T490"> Saunders, M.M. Cornett. Financial Markets and Institutions, 6</text:span><text:span text:style-name="T473">th</text:span><text:span text:style-name="T490"> edition. McGraw-Hill Education</text:span><text:span text:style-name="T485">., 201</text:span><text:span text:style-name="T490">5</text:span><text:span text:style-name="T485">.</text:span></text:p>
          </text:list-item>
          <text:list-item>
            <text:p text:style-name="P205"><text:span text:style-name="T485"><text:s/></text:span><text:span text:style-name="T486">M. Heydt. Mastering pandas for finance.</text:span><text:span text:style-name="T485"> </text:span><text:span text:style-name="T486">Packt Publishing,</text:span><text:span text:style-name="T485"> 201</text:span><text:span text:style-name="T486">5</text:span><text:span text:style-name="T485">.</text:span></text:p>
          </text:list-item>
          <text:list-item>
            <text:p text:style-name="P205"><text:span text:style-name="T485"><text:s/></text:span><text:span text:style-name="T487">J.M. Weiming. Mastering Python for Finance.</text:span><text:span text:style-name="T485"> </text:span><text:span text:style-name="T486">Packt Publishing,</text:span><text:span text:style-name="T485"> 201</text:span><text:span text:style-name="T486">5</text:span><text:span text:style-name="T485">.</text:span></text:p>
          </text:list-item>
          <text:list-item>
            <text:p text:style-name="P205"><text:span text:style-name="T491">H.M. </text:span><text:span text:style-name="T489">Markowitz. "Portfolio Selection". The Journal of Finance Vol. 7, No. 1 (Mar., 1952), pp. 77-91</text:span></text:p>
          </text:list-item>
          <text:list-item>
            <text:p text:style-name="P204"><text:span text:style-name="T545">Python programming language </text:span><text:span text:style-name="T544">[Электронный ресурс] </text:span><text:span text:style-name="T545">URL:</text:span><text:span text:style-name="T544"> </text:span><text:a xlink:type="simple" xlink:href="https://www.python.org/" text:style-name="Internet_20_link" text:visited-style-name="Visited_20_Internet_20_Link"><text:span text:style-name="T497">https://www.python.org/</text:span></text:a><text:span text:style-name="T497"> (Дата обращения 10.03.2016)</text:span></text:p>
          </text:list-item>
          <text:list-item>
            <text:p text:style-name="P206"><text:span text:style-name="T545">Википедия: свободная электронная энциклопедия: на русском языке. <text:s/>Nyse Composite </text:span><text:span text:style-name="T544">[Электронный ресурс] </text:span><text:span text:style-name="T545">URL: </text:span><text:a xlink:type="simple" xlink:href="https://en.wikipedia.org/wiki/NYSE_Composite" text:style-name="Internet_20_link" text:visited-style-name="Visited_20_Internet_20_Link">https://en.wikipedia.org/wiki/NYSE_Composite</text:a> <text:span text:style-name="T497">(Дата обращения 10.03.2016)</text:span></text:p>
          </text:list-item>
          <text:list-item>
            <text:p text:style-name="P207"><text:span text:style-name="T545">Portfolio theory with matrix algebra. </text:span><text:span text:style-name="T544">[Электронный ресурс] </text:span><text:span text:style-name="T545">URL:</text:span> 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 <text:span text:style-name="T497">(Дата обращения 10.03.2016)</text:span></text:p>
          </text:list-item>
          <text:list-item>
            <text:p text:style-name="P208"><text:soft-page-break/><text:s/><text:span text:style-name="T556">Wikipedia</text:span><text:span text:style-name="T545">: </text:span><text:span text:style-name="T546">the free encyclopedia. List of S&amp;P500 companies</text:span><text:span text:style-name="T545"> </text:span><text:span text:style-name="T544">[Электронный ресурс] </text:span><text:span text:style-name="T545">URL:</text:span> <text:a xlink:type="simple" xlink:href="https://en.wikipedia.org/wiki/List_of_S%26P_500_companies" text:style-name="Internet_20_link" text:visited-style-name="Visited_20_Internet_20_Link">https://en.wikipedia.org/wiki/List_of_S%26P_500_companies</text:a> <text:span text:style-name="T497">(Дата обращения 10.03.2016)</text:span></text:p>
          </text:list-item>
          <text:list-item>
            <text:p text:style-name="P209"><text:span text:style-name="T546">Stocks, bonds, bills and inflation 1926-2013. </text:span><text:span text:style-name="T544">[Электронный ресурс] </text:span><text:span text:style-name="T545">URL: </text:span><text:a xlink:type="simple" xlink:href="https://www.plannersfinancialservices.com/918764.pdf" text:style-name="Internet_20_link" text:visited-style-name="Visited_20_Internet_20_Link"><text:span text:style-name="T555">https://www.plannersfinancialservices.com/918764.pdf</text:span></text:a><text:span text:style-name="T555"> (Дата обращения 10.03.2016)</text:span></text:p>
          </text:list-item>
          <text:list-item>
            <text:p text:style-name="P210"><text:span text:style-name="T547">Annual Returns on Stock, T.Bonds and T.Bills: 1928—Current </text:span><text:span text:style-name="T544">[Электронный ресурс] </text:span><text:span text:style-name="T545">URL: </text:span><text:a xlink:type="simple" xlink:href="http://pages.stern.nyu.edu/~adamodar/New_Home_Page/datafile/histretSP.html" text:style-name="Internet_20_link" text:visited-style-name="Visited_20_Internet_20_Link"><text:span text:style-name="T555">http://pages.stern.nyu.edu/~adamodar/New_Home_Page/datafile/histretSP.html</text:span></text:a><text:span text:style-name="T555"> (Дата обращения 10.03.2016)</text:span></text:p>
          </text:list-item>
          <text:list-item>
            <text:p text:style-name="P212"><text:span text:style-name="T548">Сбербанк Управление Активами: ОПИФ фондов «Сбербанк–Америка» </text:span><text:span text:style-name="T544">[Электронный ресурс] </text:span><text:span text:style-name="T545">URL: </text:span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text:span text:style-name="T497">(Дата обращения 10.03.2016)</text:span></text:p>
          </text:list-item>
          <text:list-item>
            <text:p text:style-name="P214"><text:span text:style-name="T548">Райффайзен капитал: описание фонда «Райффайзен–США» </text:span><text:span text:style-name="T544">[Электронный ресурс] </text:span><text:span text:style-name="T545">URL: </text:span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text:span text:style-name="T497">(Дата обращения 10.03.2016)</text:span></text:p>
          </text:list-item>
          <text:list-item>
            <text:p text:style-name="P213"><text:span text:style-name="T549">Yahoo Finance — Business Finance, Stock Market, Quotes, News </text:span><text:span text:style-name="T544">[Электронный ресурс] </text:span><text:span text:style-name="T545">URL: </text:span><text:a xlink:type="simple" xlink:href="http://finance.yahoo.com/" text:style-name="Internet_20_link" text:visited-style-name="Visited_20_Internet_20_Link"><text:span text:style-name="T555">http://finance.yahoo.com/</text:span></text:a><text:span text:style-name="T555"> (Дата обращения 10.03.2016)</text:span></text:p>
          </text:list-item>
          <text:list-item>
            <text:p text:style-name="P215"><text:span text:style-name="T545">Википедия: свободная электронная энциклопедия: на русском языке. </text:span><text:span text:style-name="T549">Дивиденд </text:span><text:span text:style-name="T544">[Электронный ресурс] </text:span><text:span text:style-name="T545">URL: </text:span><text:a xlink:type="simple" xlink:href="https://ru.wikipedia.org/wiki/Дивиденд" text:style-name="Internet_20_link" text:visited-style-name="Visited_20_Internet_20_Link"><text:span text:style-name="T555">https://ru.wikipedia.org/wiki/Дивиденд</text:span></text:a><text:span text:style-name="T555"> (Дата обращения 10.03.2016)</text:span></text:p>
          </text:list-item>
          <text:list-item>
            <text:p text:style-name="P217"><text:span text:style-name="T545">Википедия: свободная электронная энциклопедия: на русском языке. </text:span><text:span text:style-name="T549">Биржевой крах 1929 года </text:span><text:span text:style-name="T544">[Электронный ресурс] </text:span><text:span text:style-name="T545">URL: </text:span><text:a xlink:type="simple" xlink:href="https://ru.wikipedia.org/wiki/Биржевой_крах_1929_года" text:style-name="Internet_20_link" text:visited-style-name="Visited_20_Internet_20_Link">https://ru.wikipedia.org/wiki/Биржевой_крах_1929_года</text:a> <text:span text:style-name="T497">(Дата обращения 10.03.2016)</text:span></text:p>
          </text:list-item>
          <text:list-item>
            <text:p text:style-name="P217"><text:soft-page-break/><text:span text:style-name="T545">Википедия: свободная электронная энциклопедия: на русском языке. </text:span><text:span text:style-name="T549">Пузырь доткомов </text:span><text:span text:style-name="T544">[Электронный ресурс] </text:span><text:span text:style-name="T545">URL: </text:span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36">Пузырь_доткомов</text:span></text:a><text:span text:style-name="T436"> (Дата обращения 10.03.2016)</text:span></text:p>
          </text:list-item>
          <text:list-item>
            <text:p text:style-name="P216"><text:span text:style-name="T549">^GSPC: Summary for S&amp;P500 </text:span><text:span text:style-name="T544">[Электронный ресурс] </text:span><text:span text:style-name="T545">URL: </text:span><text:a xlink:type="simple" xlink:href="http://finance.yahoo.com/q?s=GSPC" text:style-name="Internet_20_link" text:visited-style-name="Visited_20_Internet_20_Link"><text:span text:style-name="T555">http://finance.yahoo.com/q?s=GSPC</text:span></text:a><text:span text:style-name="T555"> (Дата обращения 10.03.2016)</text:span></text:p>
          </text:list-item>
          <text:list-item>
            <text:p text:style-name="P216"><text:span text:style-name="T550">SPY ETF: Holdings, Quote, Analysis, Ratings </text:span><text:span text:style-name="T544">[Электронный ресурс] </text:span><text:span text:style-name="T545">URL: </text:span><text:a xlink:type="simple" xlink:href="http://www.etf.com/SPY" text:style-name="Internet_20_link" text:visited-style-name="Visited_20_Internet_20_Link"><text:span text:style-name="T555">http://www.etf.com/SPY</text:span></text:a><text:span text:style-name="T555"> (Дата обращения 10.03.2016)</text:span></text:p>
          </text:list-item>
          <text:list-item>
            <text:p text:style-name="P219"><text:span text:style-name="T545">Википедия: свободная электронная энциклопедия: на русском языке. </text:span><text:span text:style-name="T550">Кривая безразличия </text:span><text:span text:style-name="T544">[Электронный ресурс] </text:span><text:span text:style-name="T545">URL: </text:span><text:a xlink:type="simple" xlink:href="https://ru.wikipedia.org/wiki/Кривая_безразличия" text:style-name="Internet_20_link" text:visited-style-name="Visited_20_Internet_20_Link"><text:span text:style-name="T555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 <text:span text:style-name="T497">(Дата обращения 10.03.2016)</text:span></text:p>
          </text:list-item>
          <text:list-item>
            <text:p text:style-name="P218"><text:span text:style-name="T544">[Электронный ресурс] </text:span><text:span text:style-name="T545">URL: </text:span><text:a xlink:type="simple" xlink:href="http://ipython.org/notebook.html" text:style-name="Internet_20_link" text:visited-style-name="Visited_20_Internet_20_Link"><text:span text:style-name="T555">http://ipython.org/notebook.html</text:span></text:a><text:span text:style-name="T555"> (Дата обращения 10.03.2016)</text:span></text:p>
          </text:list-item>
          <text:list-item>
            <text:p text:style-name="P218"><text:span text:style-name="T550">Python Data Analysis Library </text:span><text:span text:style-name="T544">[Электронный ресурс] </text:span><text:span text:style-name="T545">URL: </text:span><text:a xlink:type="simple" xlink:href="http://pandas.pydata.org/" text:style-name="Internet_20_link" text:visited-style-name="Visited_20_Internet_20_Link"><text:span text:style-name="T555">http://pandas.pydata.org/</text:span></text:a><text:span text:style-name="T555"> (Дата обращения 10.03.2016)</text:span></text:p>
          </text:list-item>
          <text:list-item>
            <text:p text:style-name="P218"><text:span text:style-name="T551">Numpy — Numpy </text:span><text:span text:style-name="T544">[Электронный ресурс] </text:span><text:span text:style-name="T545">URL: </text:span><text:a xlink:type="simple" xlink:href="http://www.numpy.org/" text:style-name="Internet_20_link" text:visited-style-name="Visited_20_Internet_20_Link"><text:span text:style-name="T555">http://www.numpy.org/</text:span></text:a><text:span text:style-name="T555"> (Дата обращения 10.03.2016)</text:span></text:p>
          </text:list-item>
          <text:list-item>
            <text:p text:style-name="P218"><text:span text:style-name="T552">SciPy library </text:span><text:span text:style-name="T544">[Электронный ресурс] </text:span><text:span text:style-name="T545">URL: </text:span><text:a xlink:type="simple" xlink:href="http://www.scipy.org/scipylib/index.html" text:style-name="Internet_20_link" text:visited-style-name="Visited_20_Internet_20_Link"><text:span text:style-name="T555">http://www.scipy.org/scipylib/index.html</text:span></text:a><text:span text:style-name="T555"> (Дата обращения 10.03.2016)</text:span></text:p>
          </text:list-item>
          <text:list-item>
            <text:p text:style-name="P218"><text:span text:style-name="T552">matplotlib: python plotting — Matplotlib 1.5.1 documentation </text:span><text:span text:style-name="T544">[Электронный ресурс] </text:span><text:span text:style-name="T545">URL: </text:span><text:a xlink:type="simple" xlink:href="http://matplotlib.org/" text:style-name="Internet_20_link" text:visited-style-name="Visited_20_Internet_20_Link"><text:span text:style-name="T555">http://matplotlib.org/</text:span></text:a><text:span text:style-name="T555"> (Дата обращения 10.03.2016)</text:span></text:p>
          </text:list-item>
          <text:list-item>
            <text:p text:style-name="P218"><text:span text:style-name="T553">NYSE: Listings directory </text:span><text:span text:style-name="T544">[Электронный ресурс] </text:span><text:span text:style-name="T545">URL: </text:span><text:a xlink:type="simple" xlink:href="https://www.nyse.com/listings_directory/stock" text:style-name="Internet_20_link" text:visited-style-name="Visited_20_Internet_20_Link"><text:span text:style-name="T555">https://www.nyse.com/listings_directory/stock</text:span></text:a><text:span text:style-name="T555"> (Дата обращения 10.03.2016)</text:span></text:p>
          </text:list-item>
          <text:list-item>
            <text:p text:style-name="P218"><text:span text:style-name="T553">Московская Биржа </text:span><text:span text:style-name="T544">[Электронный ресурс] </text:span><text:span text:style-name="T545">URL: </text:span><text:a xlink:type="simple" xlink:href="http://moex.com/" text:style-name="Internet_20_link" text:visited-style-name="Visited_20_Internet_20_Link"><text:span text:style-name="T555">http://moex.com/</text:span></text:a><text:span text:style-name="T555"> (Дата обращения 10.03.2016)</text:span></text:p>
          </text:list-item>
          <text:list-item>
            <text:p text:style-name="P220"><text:soft-page-break/><text:span text:style-name="T545">Википедия: свободная электронная энциклопедия: на русском языке. </text:span><text:span text:style-name="T553">Последовательное квадратичное программирование </text:span><text:span text:style-name="T544">[Электронный ресурс] </text:span><text:span text:style-name="T545">URL: </text:span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555">https://ru.wikipedia.org/wiki/Последовательное_квадратичное_программирование</text:span></text:a><text:span text:style-name="T555"> (Дата обращения 10.03.2016)</text:span></text:p>
          </text:list-item>
          <text:list-item>
            <text:p text:style-name="P221"><text:span text:style-name="T553">База данных по курсам валют: Банк России </text:span><text:span text:style-name="T544">[Электронный ресурс] </text:span><text:span text:style-name="T545">URL: </text:span><text:a xlink:type="simple" xlink:href="http://www.cbr.ru/currency_base/dynamics.aspx" text:style-name="Internet_20_link" text:visited-style-name="Visited_20_Internet_20_Link">http://www.cbr.ru/currency_base/dynamics.aspx</text:a> <text:span text:style-name="T497">(Дата обращения 10.03.2016)</text:span></text:p>
          </text:list-item>
          <text:list-item>
            <text:p text:style-name="P222"><text:span text:style-name="T554">Companies and Securities — London Stock Exchange </text:span><text:span text:style-name="T544">[Электронный ресурс] </text:span><text:span text:style-name="T545">URL: </text:span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 <text:span text:style-name="T497">(Дата обращения 10.03.2016)</text:span></text:p>
          </text:list-item>
          <text:list-item>
            <text:p text:style-name="P223"><text:span text:style-name="T545">Википедия: свободная электронная энциклопедия: на русском языке. </text:span><text:span text:style-name="T554">Облигация </text:span><text:span text:style-name="T544">[Электронный ресурс] </text:span><text:span text:style-name="T545">URL: </text:span><text:a xlink:type="simple" xlink:href="https://ru.wikipedia.org/wiki/Облигация" text:style-name="Internet_20_link" text:visited-style-name="Visited_20_Internet_20_Link"><text:span text:style-name="T555">https://ru.wikipedia.org/wiki/</text:span></text:a><text:a xlink:type="simple" xlink:href="https://ru.wikipedia.org/wiki/Облигация" text:style-name="Internet_20_link" text:visited-style-name="Visited_20_Internet_20_Link">Облигация</text:a> <text:span text:style-name="T497">(Дата обращения 10.03.2016)</text:span></text:p>
          </text:list-item>
          <text:list-item>
            <text:p text:style-name="P223"><text:span text:style-name="T545">Википедия: свободная электронная энциклопедия: на русском языке. </text:span><text:span text:style-name="T554">Среднеквадратическое отклонение </text:span><text:span text:style-name="T544">[Электронный ресурс] </text:span><text:span text:style-name="T545">URL: </text:span><text:a xlink:type="simple" xlink:href="https://ru.wikipedia.org/wiki/Среднеквадратическое_отклонение" text:style-name="Internet_20_link" text:visited-style-name="Visited_20_Internet_20_Link"><text:span text:style-name="T555">https://ru.wikipedia.org/wiki/Среднеквадратическое_отклонение</text:span></text:a><text:span text:style-name="T555"> (Дата обращения 10.03.2016)</text:span></text:p>
          </text:list-item>
          <text:list-item>
            <text:p text:style-name="P223"><text:span text:style-name="T545">Википедия: свободная электронная энциклопедия: на русском языке. </text:span><text:span text:style-name="T554">Диисперсия случаной величины </text:span><text:span text:style-name="T544">[Электронный ресурс] </text:span><text:span text:style-name="T545">URL: </text:span><text:a xlink:type="simple" xlink:href="https://ru.wikipedia.org/wiki/Дисперсия_случайной_величины" text:style-name="Internet_20_link" text:visited-style-name="Visited_20_Internet_20_Link"><text:span text:style-name="T555">https://ru.wikipedia.org/wiki/Дисперсия_случайной_величины</text:span></text:a><text:span text:style-name="T555"> (Дата обращения 10.03.2016)</text:span></text:p>
          </text:list-item>
          <text:list-item>
            <text:p text:style-name="P211"><text:span text:style-name="T545">Википедия: свободная электронная энциклопедия: на русском языке. </text:span><text:span text:style-name="T554">Ковариация </text:span><text:span text:style-name="T544">[Электронный ресурс] </text:span><text:span text:style-name="T545">URL: </text:span><text:a xlink:type="simple" xlink:href="https://ru.wikipedia.org/wiki/Ковариация" text:style-name="Internet_20_link" text:visited-style-name="Visited_20_Internet_20_Link"><text:span text:style-name="T555">https://ru.wikipedia.org/wiki/Ковариация</text:span></text:a><text:span text:style-name="T555"> (Дата обращения 10.03.2016)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729fcf"/>
      <style:paragraph-properties fo:margin-left="0.101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Image" style:family="paragraph" style:parent-style-name="Standard">
      <loext:graphic-properties draw:fill="none" draw:fill-color="#729fcf"/>
      <style:paragraph-properties fo:margin-left="0cm" fo:margin-right="0cm" fo:margin-top="0.201cm" fo:margin-bottom="0.201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501cm" style:shadow="none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80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2T09:51:34.063333399</dc:date>
    <meta:editing-cycles>889</meta:editing-cycles>
    <meta:editing-duration>P4DT9H57M34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22" meta:image-count="30" meta:object-count="124" meta:page-count="82" meta:paragraph-count="877" meta:word-count="12776" meta:character-count="101515" meta:non-whitespace-character-count="88920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7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32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33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34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35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